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 style:data-style-name="N49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49"/>
    <style:style style:name="ce14" style:family="table-cell" style:parent-style-name="Default" style:data-style-name="N122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 style:data-style-name="N122"/>
    <style:style style:name="ce5" style:family="table-cell" style:parent-style-name="Default" style:data-style-name="N0"/>
    <style:style style:name="ce17" style:family="table-cell" style:parent-style-name="Default" style:data-style-name="N75">
      <style:table-cell-properties fo:background-color="#dddddd"/>
      <style:text-properties fo:font-weight="bold" style:font-weight-asian="bold" style:font-weight-complex="bold"/>
    </style:style>
    <style:style style:name="ce18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Params" table:style-name="ta1">
        <table:table-column table:style-name="co1" table:number-columns-repeated="16384" table:default-cell-style-name="ce8"/>
        <table:table-row table:style-name="ro1">
          <table:table-cell table:style-name="ce1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6380"/>
        </table:table-row>
        <table:table-row table:style-name="ro1">
          <table:table-cell table:style-name="ce6"/>
          <table:table-cell table:style-name="ce9" office:value-type="float" office:value="2022" calcext:value-type="float">
            <text:p>2022</text:p>
          </table:table-cell>
          <table:table-cell table:style-name="ce9" office:value-type="string" calcext:value-type="string">
            <text:p>Long Walk</text:p>
          </table:table-cell>
          <table:table-cell office:value-type="string" calcext:value-type="string">
            <text:p>#find-u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hur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Fri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at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n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vents" table:style-name="ta1">
        <table:table-column table:style-name="co2" table:default-cell-style-name="Default"/>
        <table:table-column table:style-name="co3" table:default-cell-style-name="ce4"/>
        <table:table-column table:style-name="co4" table:default-cell-style-name="ce15"/>
        <table:table-column table:style-name="co5" table:default-cell-style-name="ce15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ce18"/>
        <table:table-column table:style-name="co1" table:number-columns-repeated="16376" table:default-cell-style-name="Default"/>
        <table:table-row table:style-name="ro1">
          <table:table-cell table:style-name="ce10" office:value-type="string" calcext:value-type="string">
            <text:p>Day</text:p>
          </table:table-cell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Sunrise</text:p>
          </table:table-cell>
          <table:table-cell table:style-name="ce14" office:value-type="string" calcext:value-type="string">
            <text:p>Sunset</text:p>
          </table:table-cell>
          <table:table-cell table:style-name="ce10" office:value-type="string" calcext:value-type="string">
            <text:p>Day</text:p>
          </table:table-cell>
          <table:table-cell table:style-name="ce10"/>
          <table:table-cell table:style-name="ce10" office:value-type="string" calcext:value-type="string">
            <text:p>title</text:p>
          </table:table-cell>
          <table:table-cell table:style-name="ce17" office:value-type="string" calcext:value-type="string">
            <text:p>start</text:p>
          </table:table-cell>
          <table:table-cell table:style-name="ce10" office:value-type="string" calcext:value-type="string">
            <text:p>url</text:p>
          </table:table-cell>
          <table:table-cell table:style-name="ce10" table:number-columns-repeated="1637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formula="of:=DATE([$Params.B2];1;1)" office:value-type="date" office:date-value="2022-01-01" calcext:value-type="date">
            <text:p>2022-01-01</text:p>
          </table:table-cell>
          <table:table-cell office:value-type="string" calcext:value-type="string">
            <text:p>07:19:59 AM</text:p>
          </table:table-cell>
          <table:table-cell office:value-type="string" calcext:value-type="string">
            <text:p>04:39:34 PM</text:p>
          </table:table-cell>
          <table:table-cell table:formula="of:=WEEKDAY([.B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]+[.C2]" office:value-type="date" office:date-value="2022-01-01T07:19:59" calcext:value-type="date">
            <text:p>2022-01-01T07:19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1" office:value-type="date" office:date-value="2022-01-02" calcext:value-type="date">
            <text:p>2022-01-02</text:p>
          </table:table-cell>
          <table:table-cell office:value-type="string" calcext:value-type="string">
            <text:p>07:20:04 AM</text:p>
          </table:table-cell>
          <table:table-cell office:value-type="string" calcext:value-type="string">
            <text:p>04:40:25 PM</text:p>
          </table:table-cell>
          <table:table-cell table:formula="of:=WEEKDAY([.B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]+[.C3]" office:value-type="date" office:date-value="2022-01-02T07:20:04" calcext:value-type="date">
            <text:p>2022-01-02T07:20: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formula="of:=[.B3]+1" office:value-type="date" office:date-value="2022-01-03" calcext:value-type="date">
            <text:p>2022-01-03</text:p>
          </table:table-cell>
          <table:table-cell office:value-type="string" calcext:value-type="string">
            <text:p>07:20:06 AM</text:p>
          </table:table-cell>
          <table:table-cell office:value-type="string" calcext:value-type="string">
            <text:p>04:41:18 PM</text:p>
          </table:table-cell>
          <table:table-cell table:formula="of:=WEEKDAY([.B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]+[.C4]" office:value-type="date" office:date-value="2022-01-03T07:20:06" calcext:value-type="date">
            <text:p>2022-01-03T07:20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formula="of:=[.B4]+1" office:value-type="date" office:date-value="2022-01-04" calcext:value-type="date">
            <text:p>2022-01-04</text:p>
          </table:table-cell>
          <table:table-cell office:value-type="string" calcext:value-type="string">
            <text:p>07:20:06 AM</text:p>
          </table:table-cell>
          <table:table-cell office:value-type="string" calcext:value-type="string">
            <text:p>04:42:12 PM</text:p>
          </table:table-cell>
          <table:table-cell table:formula="of:=WEEKDAY([.B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]+[.C5]" office:value-type="date" office:date-value="2022-01-04T07:20:06" calcext:value-type="date">
            <text:p>2022-01-04T07:20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formula="of:=[.B5]+1" office:value-type="date" office:date-value="2022-01-05" calcext:value-type="date">
            <text:p>2022-01-05</text:p>
          </table:table-cell>
          <table:table-cell office:value-type="string" calcext:value-type="string">
            <text:p>07:20:03 AM</text:p>
          </table:table-cell>
          <table:table-cell office:value-type="string" calcext:value-type="string">
            <text:p>04:43:08 PM</text:p>
          </table:table-cell>
          <table:table-cell table:formula="of:=WEEKDAY([.B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]+[.C6]" office:value-type="date" office:date-value="2022-01-05T07:20:03" calcext:value-type="date">
            <text:p>2022-01-05T07:20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formula="of:=[.B6]+1" office:value-type="date" office:date-value="2022-01-06" calcext:value-type="date">
            <text:p>2022-01-06</text:p>
          </table:table-cell>
          <table:table-cell office:value-type="string" calcext:value-type="string">
            <text:p>07:19:59 AM</text:p>
          </table:table-cell>
          <table:table-cell office:value-type="string" calcext:value-type="string">
            <text:p>04:44:05 PM</text:p>
          </table:table-cell>
          <table:table-cell table:formula="of:=WEEKDAY([.B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]+[.C7]" office:value-type="date" office:date-value="2022-01-06T07:19:59" calcext:value-type="date">
            <text:p>2022-01-06T07:19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formula="of:=[.B7]+1" office:value-type="date" office:date-value="2022-01-07" calcext:value-type="date">
            <text:p>2022-01-07</text:p>
          </table:table-cell>
          <table:table-cell office:value-type="string" calcext:value-type="string">
            <text:p>07:19:52 AM</text:p>
          </table:table-cell>
          <table:table-cell office:value-type="string" calcext:value-type="string">
            <text:p>04:45:04 PM</text:p>
          </table:table-cell>
          <table:table-cell table:formula="of:=WEEKDAY([.B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]+[.C8]" office:value-type="date" office:date-value="2022-01-07T07:19:52" calcext:value-type="date">
            <text:p>2022-01-07T07:19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formula="of:=[.B8]+1" office:value-type="date" office:date-value="2022-01-08" calcext:value-type="date">
            <text:p>2022-01-08</text:p>
          </table:table-cell>
          <table:table-cell office:value-type="string" calcext:value-type="string">
            <text:p>07:19:43 AM</text:p>
          </table:table-cell>
          <table:table-cell office:value-type="string" calcext:value-type="string">
            <text:p>04:46:03 PM</text:p>
          </table:table-cell>
          <table:table-cell table:formula="of:=WEEKDAY([.B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]+[.C9]" office:value-type="date" office:date-value="2022-01-08T07:19:43" calcext:value-type="date">
            <text:p>2022-01-08T07:19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+1" office:value-type="date" office:date-value="2022-01-09" calcext:value-type="date">
            <text:p>2022-01-09</text:p>
          </table:table-cell>
          <table:table-cell office:value-type="string" calcext:value-type="string">
            <text:p>07:19:32 AM</text:p>
          </table:table-cell>
          <table:table-cell office:value-type="string" calcext:value-type="string">
            <text:p>04:47:04 PM</text:p>
          </table:table-cell>
          <table:table-cell table:formula="of:=WEEKDAY([.B1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]+[.C10]" office:value-type="date" office:date-value="2022-01-09T07:19:32" calcext:value-type="date">
            <text:p>2022-01-09T07:19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formula="of:=[.B10]+1" office:value-type="date" office:date-value="2022-01-10" calcext:value-type="date">
            <text:p>2022-01-10</text:p>
          </table:table-cell>
          <table:table-cell office:value-type="string" calcext:value-type="string">
            <text:p>07:19:18 AM</text:p>
          </table:table-cell>
          <table:table-cell office:value-type="string" calcext:value-type="string">
            <text:p>04:48:06 PM</text:p>
          </table:table-cell>
          <table:table-cell table:formula="of:=WEEKDAY([.B1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]+[.C11]" office:value-type="date" office:date-value="2022-01-10T07:19:18" calcext:value-type="date">
            <text:p>2022-01-10T07:19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formula="of:=[.B11]+1" office:value-type="date" office:date-value="2022-01-11" calcext:value-type="date">
            <text:p>2022-01-11</text:p>
          </table:table-cell>
          <table:table-cell office:value-type="string" calcext:value-type="string">
            <text:p>07:19:02 AM</text:p>
          </table:table-cell>
          <table:table-cell office:value-type="string" calcext:value-type="string">
            <text:p>04:49:09 PM</text:p>
          </table:table-cell>
          <table:table-cell table:formula="of:=WEEKDAY([.B1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]+[.C12]" office:value-type="date" office:date-value="2022-01-11T07:19:02" calcext:value-type="date">
            <text:p>2022-01-11T07:19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formula="of:=[.B12]+1" office:value-type="date" office:date-value="2022-01-12" calcext:value-type="date">
            <text:p>2022-01-12</text:p>
          </table:table-cell>
          <table:table-cell office:value-type="string" calcext:value-type="string">
            <text:p>07:18:44 AM</text:p>
          </table:table-cell>
          <table:table-cell office:value-type="string" calcext:value-type="string">
            <text:p>04:50:13 PM</text:p>
          </table:table-cell>
          <table:table-cell table:formula="of:=WEEKDAY([.B1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]+[.C13]" office:value-type="date" office:date-value="2022-01-12T07:18:44" calcext:value-type="date">
            <text:p>2022-01-12T07:18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formula="of:=[.B13]+1" office:value-type="date" office:date-value="2022-01-13" calcext:value-type="date">
            <text:p>2022-01-13</text:p>
          </table:table-cell>
          <table:table-cell office:value-type="string" calcext:value-type="string">
            <text:p>07:18:24 AM</text:p>
          </table:table-cell>
          <table:table-cell office:value-type="string" calcext:value-type="string">
            <text:p>04:51:19 PM</text:p>
          </table:table-cell>
          <table:table-cell table:formula="of:=WEEKDAY([.B1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]+[.C14]" office:value-type="date" office:date-value="2022-01-13T07:18:24" calcext:value-type="date">
            <text:p>2022-01-13T07:18: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formula="of:=[.B14]+1" office:value-type="date" office:date-value="2022-01-14" calcext:value-type="date">
            <text:p>2022-01-14</text:p>
          </table:table-cell>
          <table:table-cell office:value-type="string" calcext:value-type="string">
            <text:p>07:18:01 AM</text:p>
          </table:table-cell>
          <table:table-cell office:value-type="string" calcext:value-type="string">
            <text:p>04:52:25 PM</text:p>
          </table:table-cell>
          <table:table-cell table:formula="of:=WEEKDAY([.B1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]+[.C15]" office:value-type="date" office:date-value="2022-01-14T07:18:01" calcext:value-type="date">
            <text:p>2022-01-14T07:18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formula="of:=[.B15]+1" office:value-type="date" office:date-value="2022-01-15" calcext:value-type="date">
            <text:p>2022-01-15</text:p>
          </table:table-cell>
          <table:table-cell office:value-type="string" calcext:value-type="string">
            <text:p>07:17:36 AM</text:p>
          </table:table-cell>
          <table:table-cell office:value-type="string" calcext:value-type="string">
            <text:p>04:53:31 PM</text:p>
          </table:table-cell>
          <table:table-cell table:formula="of:=WEEKDAY([.B1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]+[.C16]" office:value-type="date" office:date-value="2022-01-15T07:17:36" calcext:value-type="date">
            <text:p>2022-01-15T07:17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+1" office:value-type="date" office:date-value="2022-01-16" calcext:value-type="date">
            <text:p>2022-01-16</text:p>
          </table:table-cell>
          <table:table-cell office:value-type="string" calcext:value-type="string">
            <text:p>07:17:10 AM</text:p>
          </table:table-cell>
          <table:table-cell office:value-type="string" calcext:value-type="string">
            <text:p>04:54:39 PM</text:p>
          </table:table-cell>
          <table:table-cell table:formula="of:=WEEKDAY([.B1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]+[.C17]" office:value-type="date" office:date-value="2022-01-16T07:17:10" calcext:value-type="date">
            <text:p>2022-01-16T07:17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formula="of:=[.B17]+1" office:value-type="date" office:date-value="2022-01-17" calcext:value-type="date">
            <text:p>2022-01-17</text:p>
          </table:table-cell>
          <table:table-cell office:value-type="string" calcext:value-type="string">
            <text:p>07:16:41 AM</text:p>
          </table:table-cell>
          <table:table-cell office:value-type="string" calcext:value-type="string">
            <text:p>04:55:48 PM</text:p>
          </table:table-cell>
          <table:table-cell table:formula="of:=WEEKDAY([.B1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]+[.C18]" office:value-type="date" office:date-value="2022-01-17T07:16:41" calcext:value-type="date">
            <text:p>2022-01-17T07:16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formula="of:=[.B18]+1" office:value-type="date" office:date-value="2022-01-18" calcext:value-type="date">
            <text:p>2022-01-18</text:p>
          </table:table-cell>
          <table:table-cell office:value-type="string" calcext:value-type="string">
            <text:p>07:16:09 AM</text:p>
          </table:table-cell>
          <table:table-cell office:value-type="string" calcext:value-type="string">
            <text:p>04:56:57 PM</text:p>
          </table:table-cell>
          <table:table-cell table:formula="of:=WEEKDAY([.B1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]+[.C19]" office:value-type="date" office:date-value="2022-01-18T07:16:09" calcext:value-type="date">
            <text:p>2022-01-18T07:16: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formula="of:=[.B19]+1" office:value-type="date" office:date-value="2022-01-19" calcext:value-type="date">
            <text:p>2022-01-19</text:p>
          </table:table-cell>
          <table:table-cell office:value-type="string" calcext:value-type="string">
            <text:p>07:15:36 AM</text:p>
          </table:table-cell>
          <table:table-cell office:value-type="string" calcext:value-type="string">
            <text:p>04:58:06 PM</text:p>
          </table:table-cell>
          <table:table-cell table:formula="of:=WEEKDAY([.B2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]+[.C20]" office:value-type="date" office:date-value="2022-01-19T07:15:36" calcext:value-type="date">
            <text:p>2022-01-19T07:15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formula="of:=[.B20]+1" office:value-type="date" office:date-value="2022-01-20" calcext:value-type="date">
            <text:p>2022-01-20</text:p>
          </table:table-cell>
          <table:table-cell office:value-type="string" calcext:value-type="string">
            <text:p>07:15:01 AM</text:p>
          </table:table-cell>
          <table:table-cell office:value-type="string" calcext:value-type="string">
            <text:p>04:59:17 PM</text:p>
          </table:table-cell>
          <table:table-cell table:formula="of:=WEEKDAY([.B2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]+[.C21]" office:value-type="date" office:date-value="2022-01-20T07:15:01" calcext:value-type="date">
            <text:p>2022-01-20T07:15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formula="of:=[.B21]+1" office:value-type="date" office:date-value="2022-01-21" calcext:value-type="date">
            <text:p>2022-01-21</text:p>
          </table:table-cell>
          <table:table-cell office:value-type="string" calcext:value-type="string">
            <text:p>07:14:23 AM</text:p>
          </table:table-cell>
          <table:table-cell office:value-type="string" calcext:value-type="string">
            <text:p>05:00:28 PM</text:p>
          </table:table-cell>
          <table:table-cell table:formula="of:=WEEKDAY([.B2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]+[.C22]" office:value-type="date" office:date-value="2022-01-21T07:14:23" calcext:value-type="date">
            <text:p>2022-01-21T07:14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formula="of:=[.B22]+1" office:value-type="date" office:date-value="2022-01-22" calcext:value-type="date">
            <text:p>2022-01-22</text:p>
          </table:table-cell>
          <table:table-cell office:value-type="string" calcext:value-type="string">
            <text:p>07:13:44 AM</text:p>
          </table:table-cell>
          <table:table-cell office:value-type="string" calcext:value-type="string">
            <text:p>05:01:39 PM</text:p>
          </table:table-cell>
          <table:table-cell table:formula="of:=WEEKDAY([.B2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]+[.C23]" office:value-type="date" office:date-value="2022-01-22T07:13:44" calcext:value-type="date">
            <text:p>2022-01-22T07:13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+1" office:value-type="date" office:date-value="2022-01-23" calcext:value-type="date">
            <text:p>2022-01-23</text:p>
          </table:table-cell>
          <table:table-cell office:value-type="string" calcext:value-type="string">
            <text:p>07:13:03 AM</text:p>
          </table:table-cell>
          <table:table-cell office:value-type="string" calcext:value-type="string">
            <text:p>05:02:51 PM</text:p>
          </table:table-cell>
          <table:table-cell table:formula="of:=WEEKDAY([.B2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]+[.C24]" office:value-type="date" office:date-value="2022-01-23T07:13:03" calcext:value-type="date">
            <text:p>2022-01-23T07:13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formula="of:=[.B24]+1" office:value-type="date" office:date-value="2022-01-24" calcext:value-type="date">
            <text:p>2022-01-24</text:p>
          </table:table-cell>
          <table:table-cell office:value-type="string" calcext:value-type="string">
            <text:p>07:12:19 AM</text:p>
          </table:table-cell>
          <table:table-cell office:value-type="string" calcext:value-type="string">
            <text:p>05:04:03 PM</text:p>
          </table:table-cell>
          <table:table-cell table:formula="of:=WEEKDAY([.B2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]+[.C25]" office:value-type="date" office:date-value="2022-01-24T07:12:19" calcext:value-type="date">
            <text:p>2022-01-24T07:12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formula="of:=[.B25]+1" office:value-type="date" office:date-value="2022-01-25" calcext:value-type="date">
            <text:p>2022-01-25</text:p>
          </table:table-cell>
          <table:table-cell office:value-type="string" calcext:value-type="string">
            <text:p>07:11:34 AM</text:p>
          </table:table-cell>
          <table:table-cell office:value-type="string" calcext:value-type="string">
            <text:p>05:05:16 PM</text:p>
          </table:table-cell>
          <table:table-cell table:formula="of:=WEEKDAY([.B2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]+[.C26]" office:value-type="date" office:date-value="2022-01-25T07:11:34" calcext:value-type="date">
            <text:p>2022-01-25T07:11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formula="of:=[.B26]+1" office:value-type="date" office:date-value="2022-01-26" calcext:value-type="date">
            <text:p>2022-01-26</text:p>
          </table:table-cell>
          <table:table-cell office:value-type="string" calcext:value-type="string">
            <text:p>07:10:47 AM</text:p>
          </table:table-cell>
          <table:table-cell office:value-type="string" calcext:value-type="string">
            <text:p>05:06:29 PM</text:p>
          </table:table-cell>
          <table:table-cell table:formula="of:=WEEKDAY([.B2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]+[.C27]" office:value-type="date" office:date-value="2022-01-26T07:10:47" calcext:value-type="date">
            <text:p>2022-01-26T07:10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formula="of:=[.B27]+1" office:value-type="date" office:date-value="2022-01-27" calcext:value-type="date">
            <text:p>2022-01-27</text:p>
          </table:table-cell>
          <table:table-cell office:value-type="string" calcext:value-type="string">
            <text:p>07:09:58 AM</text:p>
          </table:table-cell>
          <table:table-cell office:value-type="string" calcext:value-type="string">
            <text:p>05:07:42 PM</text:p>
          </table:table-cell>
          <table:table-cell table:formula="of:=WEEKDAY([.B2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]+[.C28]" office:value-type="date" office:date-value="2022-01-27T07:09:58" calcext:value-type="date">
            <text:p>2022-01-27T07:09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formula="of:=[.B28]+1" office:value-type="date" office:date-value="2022-01-28" calcext:value-type="date">
            <text:p>2022-01-28</text:p>
          </table:table-cell>
          <table:table-cell office:value-type="string" calcext:value-type="string">
            <text:p>07:09:07 AM</text:p>
          </table:table-cell>
          <table:table-cell office:value-type="string" calcext:value-type="string">
            <text:p>05:08:55 PM</text:p>
          </table:table-cell>
          <table:table-cell table:formula="of:=WEEKDAY([.B2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]+[.C29]" office:value-type="date" office:date-value="2022-01-28T07:09:07" calcext:value-type="date">
            <text:p>2022-01-28T07:09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formula="of:=[.B29]+1" office:value-type="date" office:date-value="2022-01-29" calcext:value-type="date">
            <text:p>2022-01-29</text:p>
          </table:table-cell>
          <table:table-cell office:value-type="string" calcext:value-type="string">
            <text:p>07:08:14 AM</text:p>
          </table:table-cell>
          <table:table-cell office:value-type="string" calcext:value-type="string">
            <text:p>05:10:09 PM</text:p>
          </table:table-cell>
          <table:table-cell table:formula="of:=WEEKDAY([.B3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]+[.C30]" office:value-type="date" office:date-value="2022-01-29T07:08:14" calcext:value-type="date">
            <text:p>2022-01-29T07:08: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+1" office:value-type="date" office:date-value="2022-01-30" calcext:value-type="date">
            <text:p>2022-01-30</text:p>
          </table:table-cell>
          <table:table-cell office:value-type="string" calcext:value-type="string">
            <text:p>07:07:19 AM</text:p>
          </table:table-cell>
          <table:table-cell office:value-type="string" calcext:value-type="string">
            <text:p>05:11:23 PM</text:p>
          </table:table-cell>
          <table:table-cell table:formula="of:=WEEKDAY([.B3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]+[.C31]" office:value-type="date" office:date-value="2022-01-30T07:07:19" calcext:value-type="date">
            <text:p>2022-01-30T07:07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[.B31]+1" office:value-type="date" office:date-value="2022-01-31" calcext:value-type="date">
            <text:p>2022-01-31</text:p>
          </table:table-cell>
          <table:table-cell office:value-type="string" calcext:value-type="string">
            <text:p>07:06:23 AM</text:p>
          </table:table-cell>
          <table:table-cell office:value-type="string" calcext:value-type="string">
            <text:p>05:12:37 PM</text:p>
          </table:table-cell>
          <table:table-cell table:formula="of:=WEEKDAY([.B3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]+[.C32]" office:value-type="date" office:date-value="2022-01-31T07:06:23" calcext:value-type="date">
            <text:p>2022-01-31T07:06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[.B32]+1" office:value-type="date" office:date-value="2022-02-01" calcext:value-type="date">
            <text:p>2022-02-01</text:p>
          </table:table-cell>
          <table:table-cell office:value-type="string" calcext:value-type="string">
            <text:p>07:05:25 AM</text:p>
          </table:table-cell>
          <table:table-cell office:value-type="string" calcext:value-type="string">
            <text:p>05:13:51 PM</text:p>
          </table:table-cell>
          <table:table-cell table:formula="of:=WEEKDAY([.B3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]+[.C33]" office:value-type="date" office:date-value="2022-02-01T07:05:25" calcext:value-type="date">
            <text:p>2022-02-01T07:05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[.B33]+1" office:value-type="date" office:date-value="2022-02-02" calcext:value-type="date">
            <text:p>2022-02-02</text:p>
          </table:table-cell>
          <table:table-cell office:value-type="string" calcext:value-type="string">
            <text:p>07:04:25 AM</text:p>
          </table:table-cell>
          <table:table-cell office:value-type="string" calcext:value-type="string">
            <text:p>05:15:05 PM</text:p>
          </table:table-cell>
          <table:table-cell table:formula="of:=WEEKDAY([.B3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]+[.C34]" office:value-type="date" office:date-value="2022-02-02T07:04:25" calcext:value-type="date">
            <text:p>2022-02-02T07:04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[.B34]+1" office:value-type="date" office:date-value="2022-02-03" calcext:value-type="date">
            <text:p>2022-02-03</text:p>
          </table:table-cell>
          <table:table-cell office:value-type="string" calcext:value-type="string">
            <text:p>07:03:24 AM</text:p>
          </table:table-cell>
          <table:table-cell office:value-type="string" calcext:value-type="string">
            <text:p>05:16:19 PM</text:p>
          </table:table-cell>
          <table:table-cell table:formula="of:=WEEKDAY([.B3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]+[.C35]" office:value-type="date" office:date-value="2022-02-03T07:03:24" calcext:value-type="date">
            <text:p>2022-02-03T07:03: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[.B35]+1" office:value-type="date" office:date-value="2022-02-04" calcext:value-type="date">
            <text:p>2022-02-04</text:p>
          </table:table-cell>
          <table:table-cell office:value-type="string" calcext:value-type="string">
            <text:p>07:02:21 AM</text:p>
          </table:table-cell>
          <table:table-cell office:value-type="string" calcext:value-type="string">
            <text:p>05:17:33 PM</text:p>
          </table:table-cell>
          <table:table-cell table:formula="of:=WEEKDAY([.B3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6]+[.C36]" office:value-type="date" office:date-value="2022-02-04T07:02:21" calcext:value-type="date">
            <text:p>2022-02-04T07:02: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[.B36]+1" office:value-type="date" office:date-value="2022-02-05" calcext:value-type="date">
            <text:p>2022-02-05</text:p>
          </table:table-cell>
          <table:table-cell office:value-type="string" calcext:value-type="string">
            <text:p>07:01:16 AM</text:p>
          </table:table-cell>
          <table:table-cell office:value-type="string" calcext:value-type="string">
            <text:p>05:18:47 PM</text:p>
          </table:table-cell>
          <table:table-cell table:formula="of:=WEEKDAY([.B3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7]+[.C37]" office:value-type="date" office:date-value="2022-02-05T07:01:16" calcext:value-type="date">
            <text:p>2022-02-05T07:01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+1" office:value-type="date" office:date-value="2022-02-06" calcext:value-type="date">
            <text:p>2022-02-06</text:p>
          </table:table-cell>
          <table:table-cell office:value-type="string" calcext:value-type="string">
            <text:p>07:00:10 AM</text:p>
          </table:table-cell>
          <table:table-cell office:value-type="string" calcext:value-type="string">
            <text:p>05:20:01 PM</text:p>
          </table:table-cell>
          <table:table-cell table:formula="of:=WEEKDAY([.B3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8]+[.C38]" office:value-type="date" office:date-value="2022-02-06T07:00:10" calcext:value-type="date">
            <text:p>2022-02-06T07:00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[.B38]+1" office:value-type="date" office:date-value="2022-02-07" calcext:value-type="date">
            <text:p>2022-02-07</text:p>
          </table:table-cell>
          <table:table-cell office:value-type="string" calcext:value-type="string">
            <text:p>06:59:03 AM</text:p>
          </table:table-cell>
          <table:table-cell office:value-type="string" calcext:value-type="string">
            <text:p>05:21:15 PM</text:p>
          </table:table-cell>
          <table:table-cell table:formula="of:=WEEKDAY([.B3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9]+[.C39]" office:value-type="date" office:date-value="2022-02-07T06:59:03" calcext:value-type="date">
            <text:p>2022-02-07T06:59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[.B39]+1" office:value-type="date" office:date-value="2022-02-08" calcext:value-type="date">
            <text:p>2022-02-08</text:p>
          </table:table-cell>
          <table:table-cell office:value-type="string" calcext:value-type="string">
            <text:p>06:57:54 AM</text:p>
          </table:table-cell>
          <table:table-cell office:value-type="string" calcext:value-type="string">
            <text:p>05:22:28 PM</text:p>
          </table:table-cell>
          <table:table-cell table:formula="of:=WEEKDAY([.B4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0]+[.C40]" office:value-type="date" office:date-value="2022-02-08T06:57:54" calcext:value-type="date">
            <text:p>2022-02-08T06:57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[.B40]+1" office:value-type="date" office:date-value="2022-02-09" calcext:value-type="date">
            <text:p>2022-02-09</text:p>
          </table:table-cell>
          <table:table-cell office:value-type="string" calcext:value-type="string">
            <text:p>06:56:43 AM</text:p>
          </table:table-cell>
          <table:table-cell office:value-type="string" calcext:value-type="string">
            <text:p>05:23:42 PM</text:p>
          </table:table-cell>
          <table:table-cell table:formula="of:=WEEKDAY([.B4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1]+[.C41]" office:value-type="date" office:date-value="2022-02-09T06:56:43" calcext:value-type="date">
            <text:p>2022-02-09T06:56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[.B41]+1" office:value-type="date" office:date-value="2022-02-10" calcext:value-type="date">
            <text:p>2022-02-10</text:p>
          </table:table-cell>
          <table:table-cell office:value-type="string" calcext:value-type="string">
            <text:p>06:55:31 AM</text:p>
          </table:table-cell>
          <table:table-cell office:value-type="string" calcext:value-type="string">
            <text:p>05:24:55 PM</text:p>
          </table:table-cell>
          <table:table-cell table:formula="of:=WEEKDAY([.B4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2]+[.C42]" office:value-type="date" office:date-value="2022-02-10T06:55:31" calcext:value-type="date">
            <text:p>2022-02-10T06:55: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[.B42]+1" office:value-type="date" office:date-value="2022-02-11" calcext:value-type="date">
            <text:p>2022-02-11</text:p>
          </table:table-cell>
          <table:table-cell office:value-type="string" calcext:value-type="string">
            <text:p>06:54:18 AM</text:p>
          </table:table-cell>
          <table:table-cell office:value-type="string" calcext:value-type="string">
            <text:p>05:26:09 PM</text:p>
          </table:table-cell>
          <table:table-cell table:formula="of:=WEEKDAY([.B4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3]+[.C43]" office:value-type="date" office:date-value="2022-02-11T06:54:18" calcext:value-type="date">
            <text:p>2022-02-11T06:54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[.B43]+1" office:value-type="date" office:date-value="2022-02-12" calcext:value-type="date">
            <text:p>2022-02-12</text:p>
          </table:table-cell>
          <table:table-cell office:value-type="string" calcext:value-type="string">
            <text:p>06:53:03 AM</text:p>
          </table:table-cell>
          <table:table-cell office:value-type="string" calcext:value-type="string">
            <text:p>05:27:22 PM</text:p>
          </table:table-cell>
          <table:table-cell table:formula="of:=WEEKDAY([.B4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4]+[.C44]" office:value-type="date" office:date-value="2022-02-12T06:53:03" calcext:value-type="date">
            <text:p>2022-02-12T06:53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+1" office:value-type="date" office:date-value="2022-02-13" calcext:value-type="date">
            <text:p>2022-02-13</text:p>
          </table:table-cell>
          <table:table-cell office:value-type="string" calcext:value-type="string">
            <text:p>06:51:48 AM</text:p>
          </table:table-cell>
          <table:table-cell office:value-type="string" calcext:value-type="string">
            <text:p>05:28:34 PM</text:p>
          </table:table-cell>
          <table:table-cell table:formula="of:=WEEKDAY([.B4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5]+[.C45]" office:value-type="date" office:date-value="2022-02-13T06:51:48" calcext:value-type="date">
            <text:p>2022-02-13T06:51:4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[.B45]+1" office:value-type="date" office:date-value="2022-02-14" calcext:value-type="date">
            <text:p>2022-02-14</text:p>
          </table:table-cell>
          <table:table-cell office:value-type="string" calcext:value-type="string">
            <text:p>06:50:30 AM</text:p>
          </table:table-cell>
          <table:table-cell office:value-type="string" calcext:value-type="string">
            <text:p>05:29:47 PM</text:p>
          </table:table-cell>
          <table:table-cell table:formula="of:=WEEKDAY([.B4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6]+[.C46]" office:value-type="date" office:date-value="2022-02-14T06:50:30" calcext:value-type="date">
            <text:p>2022-02-14T06:50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[.B46]+1" office:value-type="date" office:date-value="2022-02-15" calcext:value-type="date">
            <text:p>2022-02-15</text:p>
          </table:table-cell>
          <table:table-cell office:value-type="string" calcext:value-type="string">
            <text:p>06:49:12 AM</text:p>
          </table:table-cell>
          <table:table-cell office:value-type="string" calcext:value-type="string">
            <text:p>05:30:59 PM</text:p>
          </table:table-cell>
          <table:table-cell table:formula="of:=WEEKDAY([.B4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7]+[.C47]" office:value-type="date" office:date-value="2022-02-15T06:49:12" calcext:value-type="date">
            <text:p>2022-02-15T06:49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[.B47]+1" office:value-type="date" office:date-value="2022-02-16" calcext:value-type="date">
            <text:p>2022-02-16</text:p>
          </table:table-cell>
          <table:table-cell office:value-type="string" calcext:value-type="string">
            <text:p>06:47:53 AM</text:p>
          </table:table-cell>
          <table:table-cell office:value-type="string" calcext:value-type="string">
            <text:p>05:32:12 PM</text:p>
          </table:table-cell>
          <table:table-cell table:formula="of:=WEEKDAY([.B4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8]+[.C48]" office:value-type="date" office:date-value="2022-02-16T06:47:53" calcext:value-type="date">
            <text:p>2022-02-16T06:47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[.B48]+1" office:value-type="date" office:date-value="2022-02-17" calcext:value-type="date">
            <text:p>2022-02-17</text:p>
          </table:table-cell>
          <table:table-cell office:value-type="string" calcext:value-type="string">
            <text:p>06:46:32 AM</text:p>
          </table:table-cell>
          <table:table-cell office:value-type="string" calcext:value-type="string">
            <text:p>05:33:23 PM</text:p>
          </table:table-cell>
          <table:table-cell table:formula="of:=WEEKDAY([.B4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49]+[.C49]" office:value-type="date" office:date-value="2022-02-17T06:46:32" calcext:value-type="date">
            <text:p>2022-02-17T06:46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[.B49]+1" office:value-type="date" office:date-value="2022-02-18" calcext:value-type="date">
            <text:p>2022-02-18</text:p>
          </table:table-cell>
          <table:table-cell office:value-type="string" calcext:value-type="string">
            <text:p>06:45:10 AM</text:p>
          </table:table-cell>
          <table:table-cell office:value-type="string" calcext:value-type="string">
            <text:p>05:34:35 PM</text:p>
          </table:table-cell>
          <table:table-cell table:formula="of:=WEEKDAY([.B5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0]+[.C50]" office:value-type="date" office:date-value="2022-02-18T06:45:10" calcext:value-type="date">
            <text:p>2022-02-18T06:45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[.B50]+1" office:value-type="date" office:date-value="2022-02-19" calcext:value-type="date">
            <text:p>2022-02-19</text:p>
          </table:table-cell>
          <table:table-cell office:value-type="string" calcext:value-type="string">
            <text:p>06:43:47 AM</text:p>
          </table:table-cell>
          <table:table-cell office:value-type="string" calcext:value-type="string">
            <text:p>05:35:46 PM</text:p>
          </table:table-cell>
          <table:table-cell table:formula="of:=WEEKDAY([.B5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1]+[.C51]" office:value-type="date" office:date-value="2022-02-19T06:43:47" calcext:value-type="date">
            <text:p>2022-02-19T06:43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+1" office:value-type="date" office:date-value="2022-02-20" calcext:value-type="date">
            <text:p>2022-02-20</text:p>
          </table:table-cell>
          <table:table-cell office:value-type="string" calcext:value-type="string">
            <text:p>06:42:23 AM</text:p>
          </table:table-cell>
          <table:table-cell office:value-type="string" calcext:value-type="string">
            <text:p>05:36:57 PM</text:p>
          </table:table-cell>
          <table:table-cell table:formula="of:=WEEKDAY([.B5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2]+[.C52]" office:value-type="date" office:date-value="2022-02-20T06:42:23" calcext:value-type="date">
            <text:p>2022-02-20T06:42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formula="of:=[.B52]+1" office:value-type="date" office:date-value="2022-02-21" calcext:value-type="date">
            <text:p>2022-02-21</text:p>
          </table:table-cell>
          <table:table-cell office:value-type="string" calcext:value-type="string">
            <text:p>06:40:59 AM</text:p>
          </table:table-cell>
          <table:table-cell office:value-type="string" calcext:value-type="string">
            <text:p>05:38:08 PM</text:p>
          </table:table-cell>
          <table:table-cell table:formula="of:=WEEKDAY([.B5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3]+[.C53]" office:value-type="date" office:date-value="2022-02-21T06:40:59" calcext:value-type="date">
            <text:p>2022-02-21T06:40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formula="of:=[.B53]+1" office:value-type="date" office:date-value="2022-02-22" calcext:value-type="date">
            <text:p>2022-02-22</text:p>
          </table:table-cell>
          <table:table-cell office:value-type="string" calcext:value-type="string">
            <text:p>06:39:33 AM</text:p>
          </table:table-cell>
          <table:table-cell office:value-type="string" calcext:value-type="string">
            <text:p>05:39:19 PM</text:p>
          </table:table-cell>
          <table:table-cell table:formula="of:=WEEKDAY([.B5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4]+[.C54]" office:value-type="date" office:date-value="2022-02-22T06:39:33" calcext:value-type="date">
            <text:p>2022-02-22T06:39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[.B54]+1" office:value-type="date" office:date-value="2022-02-23" calcext:value-type="date">
            <text:p>2022-02-23</text:p>
          </table:table-cell>
          <table:table-cell office:value-type="string" calcext:value-type="string">
            <text:p>06:38:06 AM</text:p>
          </table:table-cell>
          <table:table-cell office:value-type="string" calcext:value-type="string">
            <text:p>05:40:29 PM</text:p>
          </table:table-cell>
          <table:table-cell table:formula="of:=WEEKDAY([.B5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5]+[.C55]" office:value-type="date" office:date-value="2022-02-23T06:38:06" calcext:value-type="date">
            <text:p>2022-02-23T06:38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[.B55]+1" office:value-type="date" office:date-value="2022-02-24" calcext:value-type="date">
            <text:p>2022-02-24</text:p>
          </table:table-cell>
          <table:table-cell office:value-type="string" calcext:value-type="string">
            <text:p>06:36:38 AM</text:p>
          </table:table-cell>
          <table:table-cell office:value-type="string" calcext:value-type="string">
            <text:p>05:41:39 PM</text:p>
          </table:table-cell>
          <table:table-cell table:formula="of:=WEEKDAY([.B5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6]+[.C56]" office:value-type="date" office:date-value="2022-02-24T06:36:38" calcext:value-type="date">
            <text:p>2022-02-24T06:36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[.B56]+1" office:value-type="date" office:date-value="2022-02-25" calcext:value-type="date">
            <text:p>2022-02-25</text:p>
          </table:table-cell>
          <table:table-cell office:value-type="string" calcext:value-type="string">
            <text:p>06:35:10 AM</text:p>
          </table:table-cell>
          <table:table-cell office:value-type="string" calcext:value-type="string">
            <text:p>05:42:48 PM</text:p>
          </table:table-cell>
          <table:table-cell table:formula="of:=WEEKDAY([.B5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7]+[.C57]" office:value-type="date" office:date-value="2022-02-25T06:35:10" calcext:value-type="date">
            <text:p>2022-02-25T06:35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[.B57]+1" office:value-type="date" office:date-value="2022-02-26" calcext:value-type="date">
            <text:p>2022-02-26</text:p>
          </table:table-cell>
          <table:table-cell office:value-type="string" calcext:value-type="string">
            <text:p>06:33:40 AM</text:p>
          </table:table-cell>
          <table:table-cell office:value-type="string" calcext:value-type="string">
            <text:p>05:43:57 PM</text:p>
          </table:table-cell>
          <table:table-cell table:formula="of:=WEEKDAY([.B5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8]+[.C58]" office:value-type="date" office:date-value="2022-02-26T06:33:40" calcext:value-type="date">
            <text:p>2022-02-26T06:33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+1" office:value-type="date" office:date-value="2022-02-27" calcext:value-type="date">
            <text:p>2022-02-27</text:p>
          </table:table-cell>
          <table:table-cell office:value-type="string" calcext:value-type="string">
            <text:p>06:32:10 AM</text:p>
          </table:table-cell>
          <table:table-cell office:value-type="string" calcext:value-type="string">
            <text:p>05:45:06 PM</text:p>
          </table:table-cell>
          <table:table-cell table:formula="of:=WEEKDAY([.B5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59]+[.C59]" office:value-type="date" office:date-value="2022-02-27T06:32:10" calcext:value-type="date">
            <text:p>2022-02-27T06:32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[.B59]+1" office:value-type="date" office:date-value="2022-02-28" calcext:value-type="date">
            <text:p>2022-02-28</text:p>
          </table:table-cell>
          <table:table-cell office:value-type="string" calcext:value-type="string">
            <text:p>06:30:39 AM</text:p>
          </table:table-cell>
          <table:table-cell office:value-type="string" calcext:value-type="string">
            <text:p>05:46:15 PM</text:p>
          </table:table-cell>
          <table:table-cell table:formula="of:=WEEKDAY([.B6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0]+[.C60]" office:value-type="date" office:date-value="2022-02-28T06:30:39" calcext:value-type="date">
            <text:p>2022-02-28T06:30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[.B60]+1" office:value-type="date" office:date-value="2022-03-01" calcext:value-type="date">
            <text:p>2022-03-01</text:p>
          </table:table-cell>
          <table:table-cell office:value-type="string" calcext:value-type="string">
            <text:p>06:29:08 AM</text:p>
          </table:table-cell>
          <table:table-cell office:value-type="string" calcext:value-type="string">
            <text:p>05:47:23 PM</text:p>
          </table:table-cell>
          <table:table-cell table:formula="of:=WEEKDAY([.B6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1]+[.C61]" office:value-type="date" office:date-value="2022-03-01T06:29:08" calcext:value-type="date">
            <text:p>2022-03-01T06:29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[.B61]+1" office:value-type="date" office:date-value="2022-03-02" calcext:value-type="date">
            <text:p>2022-03-02</text:p>
          </table:table-cell>
          <table:table-cell office:value-type="string" calcext:value-type="string">
            <text:p>06:27:35 AM</text:p>
          </table:table-cell>
          <table:table-cell office:value-type="string" calcext:value-type="string">
            <text:p>05:48:31 PM</text:p>
          </table:table-cell>
          <table:table-cell table:formula="of:=WEEKDAY([.B6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2]+[.C62]" office:value-type="date" office:date-value="2022-03-02T06:27:35" calcext:value-type="date">
            <text:p>2022-03-02T06:27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[.B62]+1" office:value-type="date" office:date-value="2022-03-03" calcext:value-type="date">
            <text:p>2022-03-03</text:p>
          </table:table-cell>
          <table:table-cell office:value-type="string" calcext:value-type="string">
            <text:p>06:26:02 AM</text:p>
          </table:table-cell>
          <table:table-cell office:value-type="string" calcext:value-type="string">
            <text:p>05:49:39 PM</text:p>
          </table:table-cell>
          <table:table-cell table:formula="of:=WEEKDAY([.B6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3]+[.C63]" office:value-type="date" office:date-value="2022-03-03T06:26:02" calcext:value-type="date">
            <text:p>2022-03-03T06:26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[.B63]+1" office:value-type="date" office:date-value="2022-03-04" calcext:value-type="date">
            <text:p>2022-03-04</text:p>
          </table:table-cell>
          <table:table-cell office:value-type="string" calcext:value-type="string">
            <text:p>06:24:29 AM</text:p>
          </table:table-cell>
          <table:table-cell office:value-type="string" calcext:value-type="string">
            <text:p>05:50:47 PM</text:p>
          </table:table-cell>
          <table:table-cell table:formula="of:=WEEKDAY([.B6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4]+[.C64]" office:value-type="date" office:date-value="2022-03-04T06:24:29" calcext:value-type="date">
            <text:p>2022-03-04T06:24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[.B64]+1" office:value-type="date" office:date-value="2022-03-05" calcext:value-type="date">
            <text:p>2022-03-05</text:p>
          </table:table-cell>
          <table:table-cell office:value-type="string" calcext:value-type="string">
            <text:p>06:22:54 AM</text:p>
          </table:table-cell>
          <table:table-cell office:value-type="string" calcext:value-type="string">
            <text:p>05:51:54 PM</text:p>
          </table:table-cell>
          <table:table-cell table:formula="of:=WEEKDAY([.B6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5]+[.C65]" office:value-type="date" office:date-value="2022-03-05T06:22:54" calcext:value-type="date">
            <text:p>2022-03-05T06:22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+1" office:value-type="date" office:date-value="2022-03-06" calcext:value-type="date">
            <text:p>2022-03-06</text:p>
          </table:table-cell>
          <table:table-cell office:value-type="string" calcext:value-type="string">
            <text:p>06:21:20 AM</text:p>
          </table:table-cell>
          <table:table-cell office:value-type="string" calcext:value-type="string">
            <text:p>05:53:01 PM</text:p>
          </table:table-cell>
          <table:table-cell table:formula="of:=WEEKDAY([.B6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6]+[.C66]" office:value-type="date" office:date-value="2022-03-06T06:21:20" calcext:value-type="date">
            <text:p>2022-03-06T06:21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[.B66]+1" office:value-type="date" office:date-value="2022-03-07" calcext:value-type="date">
            <text:p>2022-03-07</text:p>
          </table:table-cell>
          <table:table-cell office:value-type="string" calcext:value-type="string">
            <text:p>06:19:44 AM</text:p>
          </table:table-cell>
          <table:table-cell office:value-type="string" calcext:value-type="string">
            <text:p>05:54:07 PM</text:p>
          </table:table-cell>
          <table:table-cell table:formula="of:=WEEKDAY([.B6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7]+[.C67]" office:value-type="date" office:date-value="2022-03-07T06:19:44" calcext:value-type="date">
            <text:p>2022-03-07T06:19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[.B67]+1" office:value-type="date" office:date-value="2022-03-08" calcext:value-type="date">
            <text:p>2022-03-08</text:p>
          </table:table-cell>
          <table:table-cell office:value-type="string" calcext:value-type="string">
            <text:p>06:18:08 AM</text:p>
          </table:table-cell>
          <table:table-cell office:value-type="string" calcext:value-type="string">
            <text:p>05:55:14 PM</text:p>
          </table:table-cell>
          <table:table-cell table:formula="of:=WEEKDAY([.B6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8]+[.C68]" office:value-type="date" office:date-value="2022-03-08T06:18:08" calcext:value-type="date">
            <text:p>2022-03-08T06:18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[.B68]+1" office:value-type="date" office:date-value="2022-03-09" calcext:value-type="date">
            <text:p>2022-03-09</text:p>
          </table:table-cell>
          <table:table-cell office:value-type="string" calcext:value-type="string">
            <text:p>07:16:36 AM</text:p>
          </table:table-cell>
          <table:table-cell office:value-type="string" calcext:value-type="string">
            <text:p>06:56:17 PM</text:p>
          </table:table-cell>
          <table:table-cell table:formula="of:=WEEKDAY([.B6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69]+[.C69]" office:value-type="date" office:date-value="2022-03-09T07:16:36" calcext:value-type="date">
            <text:p>2022-03-09T07:16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[.B69]+1" office:value-type="date" office:date-value="2022-03-10" calcext:value-type="date">
            <text:p>2022-03-10</text:p>
          </table:table-cell>
          <table:table-cell office:value-type="string" calcext:value-type="string">
            <text:p>07:14:59 AM</text:p>
          </table:table-cell>
          <table:table-cell office:value-type="string" calcext:value-type="string">
            <text:p>06:57:23 PM</text:p>
          </table:table-cell>
          <table:table-cell table:formula="of:=WEEKDAY([.B7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0]+[.C70]" office:value-type="date" office:date-value="2022-03-10T07:14:59" calcext:value-type="date">
            <text:p>2022-03-10T07:14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[.B70]+1" office:value-type="date" office:date-value="2022-03-11" calcext:value-type="date">
            <text:p>2022-03-11</text:p>
          </table:table-cell>
          <table:table-cell office:value-type="string" calcext:value-type="string">
            <text:p>07:13:22 AM</text:p>
          </table:table-cell>
          <table:table-cell office:value-type="string" calcext:value-type="string">
            <text:p>06:58:29 PM</text:p>
          </table:table-cell>
          <table:table-cell table:formula="of:=WEEKDAY([.B7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1]+[.C71]" office:value-type="date" office:date-value="2022-03-11T07:13:22" calcext:value-type="date">
            <text:p>2022-03-11T07:13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[.B71]+1" office:value-type="date" office:date-value="2022-03-12" calcext:value-type="date">
            <text:p>2022-03-12</text:p>
          </table:table-cell>
          <table:table-cell office:value-type="string" calcext:value-type="string">
            <text:p>07:11:45 AM</text:p>
          </table:table-cell>
          <table:table-cell office:value-type="string" calcext:value-type="string">
            <text:p>06:59:34 PM</text:p>
          </table:table-cell>
          <table:table-cell table:formula="of:=WEEKDAY([.B7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2]+[.C72]" office:value-type="date" office:date-value="2022-03-12T07:11:45" calcext:value-type="date">
            <text:p>2022-03-12T07:11:4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+1" office:value-type="date" office:date-value="2022-03-13" calcext:value-type="date">
            <text:p>2022-03-13</text:p>
          </table:table-cell>
          <table:table-cell office:value-type="string" calcext:value-type="string">
            <text:p>07:10:07 AM</text:p>
          </table:table-cell>
          <table:table-cell office:value-type="string" calcext:value-type="string">
            <text:p>07:00:39 PM</text:p>
          </table:table-cell>
          <table:table-cell table:formula="of:=WEEKDAY([.B7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3]+[.C73]" office:value-type="date" office:date-value="2022-03-13T07:10:07" calcext:value-type="date">
            <text:p>2022-03-13T07:10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[.B73]+1" office:value-type="date" office:date-value="2022-03-14" calcext:value-type="date">
            <text:p>2022-03-14</text:p>
          </table:table-cell>
          <table:table-cell office:value-type="string" calcext:value-type="string">
            <text:p>07:08:29 AM</text:p>
          </table:table-cell>
          <table:table-cell office:value-type="string" calcext:value-type="string">
            <text:p>07:01:44 PM</text:p>
          </table:table-cell>
          <table:table-cell table:formula="of:=WEEKDAY([.B7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4]+[.C74]" office:value-type="date" office:date-value="2022-03-14T07:08:29" calcext:value-type="date">
            <text:p>2022-03-14T07:08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[.B74]+1" office:value-type="date" office:date-value="2022-03-15" calcext:value-type="date">
            <text:p>2022-03-15</text:p>
          </table:table-cell>
          <table:table-cell office:value-type="string" calcext:value-type="string">
            <text:p>07:06:50 AM</text:p>
          </table:table-cell>
          <table:table-cell office:value-type="string" calcext:value-type="string">
            <text:p>07:02:49 PM</text:p>
          </table:table-cell>
          <table:table-cell table:formula="of:=WEEKDAY([.B7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5]+[.C75]" office:value-type="date" office:date-value="2022-03-15T07:06:50" calcext:value-type="date">
            <text:p>2022-03-15T07:06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[.B75]+1" office:value-type="date" office:date-value="2022-03-16" calcext:value-type="date">
            <text:p>2022-03-16</text:p>
          </table:table-cell>
          <table:table-cell office:value-type="string" calcext:value-type="string">
            <text:p>07:05:12 AM</text:p>
          </table:table-cell>
          <table:table-cell office:value-type="string" calcext:value-type="string">
            <text:p>07:03:54 PM</text:p>
          </table:table-cell>
          <table:table-cell table:formula="of:=WEEKDAY([.B7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6]+[.C76]" office:value-type="date" office:date-value="2022-03-16T07:05:12" calcext:value-type="date">
            <text:p>2022-03-16T07:05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[.B76]+1" office:value-type="date" office:date-value="2022-03-17" calcext:value-type="date">
            <text:p>2022-03-17</text:p>
          </table:table-cell>
          <table:table-cell office:value-type="string" calcext:value-type="string">
            <text:p>07:03:33 AM</text:p>
          </table:table-cell>
          <table:table-cell office:value-type="string" calcext:value-type="string">
            <text:p>07:04:58 PM</text:p>
          </table:table-cell>
          <table:table-cell table:formula="of:=WEEKDAY([.B7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7]+[.C77]" office:value-type="date" office:date-value="2022-03-17T07:03:33" calcext:value-type="date">
            <text:p>2022-03-17T07:03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[.B77]+1" office:value-type="date" office:date-value="2022-03-18" calcext:value-type="date">
            <text:p>2022-03-18</text:p>
          </table:table-cell>
          <table:table-cell office:value-type="string" calcext:value-type="string">
            <text:p>07:01:54 AM</text:p>
          </table:table-cell>
          <table:table-cell office:value-type="string" calcext:value-type="string">
            <text:p>07:06:02 PM</text:p>
          </table:table-cell>
          <table:table-cell table:formula="of:=WEEKDAY([.B7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8]+[.C78]" office:value-type="date" office:date-value="2022-03-18T07:01:54" calcext:value-type="date">
            <text:p>2022-03-18T07:01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[.B78]+1" office:value-type="date" office:date-value="2022-03-19" calcext:value-type="date">
            <text:p>2022-03-19</text:p>
          </table:table-cell>
          <table:table-cell office:value-type="string" calcext:value-type="string">
            <text:p>07:00:15 AM</text:p>
          </table:table-cell>
          <table:table-cell office:value-type="string" calcext:value-type="string">
            <text:p>07:07:06 PM</text:p>
          </table:table-cell>
          <table:table-cell table:formula="of:=WEEKDAY([.B7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79]+[.C79]" office:value-type="date" office:date-value="2022-03-19T07:00:15" calcext:value-type="date">
            <text:p>2022-03-19T07:00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+1" office:value-type="date" office:date-value="2022-03-20" calcext:value-type="date">
            <text:p>2022-03-20</text:p>
          </table:table-cell>
          <table:table-cell office:value-type="string" calcext:value-type="string">
            <text:p>06:58:35 AM</text:p>
          </table:table-cell>
          <table:table-cell office:value-type="string" calcext:value-type="string">
            <text:p>07:08:10 PM</text:p>
          </table:table-cell>
          <table:table-cell table:formula="of:=WEEKDAY([.B8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0]+[.C80]" office:value-type="date" office:date-value="2022-03-20T06:58:35" calcext:value-type="date">
            <text:p>2022-03-20T06:58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[.B80]+1" office:value-type="date" office:date-value="2022-03-21" calcext:value-type="date">
            <text:p>2022-03-21</text:p>
          </table:table-cell>
          <table:table-cell office:value-type="string" calcext:value-type="string">
            <text:p>06:56:56 AM</text:p>
          </table:table-cell>
          <table:table-cell office:value-type="string" calcext:value-type="string">
            <text:p>07:09:14 PM</text:p>
          </table:table-cell>
          <table:table-cell table:formula="of:=WEEKDAY([.B8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1]+[.C81]" office:value-type="date" office:date-value="2022-03-21T06:56:56" calcext:value-type="date">
            <text:p>2022-03-21T06:56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[.B81]+1" office:value-type="date" office:date-value="2022-03-22" calcext:value-type="date">
            <text:p>2022-03-22</text:p>
          </table:table-cell>
          <table:table-cell office:value-type="string" calcext:value-type="string">
            <text:p>06:55:16 AM</text:p>
          </table:table-cell>
          <table:table-cell office:value-type="string" calcext:value-type="string">
            <text:p>07:10:18 PM</text:p>
          </table:table-cell>
          <table:table-cell table:formula="of:=WEEKDAY([.B8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2]+[.C82]" office:value-type="date" office:date-value="2022-03-22T06:55:16" calcext:value-type="date">
            <text:p>2022-03-22T06:55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[.B82]+1" office:value-type="date" office:date-value="2022-03-23" calcext:value-type="date">
            <text:p>2022-03-23</text:p>
          </table:table-cell>
          <table:table-cell office:value-type="string" calcext:value-type="string">
            <text:p>06:53:37 AM</text:p>
          </table:table-cell>
          <table:table-cell office:value-type="string" calcext:value-type="string">
            <text:p>07:11:21 PM</text:p>
          </table:table-cell>
          <table:table-cell table:formula="of:=WEEKDAY([.B8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3]+[.C83]" office:value-type="date" office:date-value="2022-03-23T06:53:37" calcext:value-type="date">
            <text:p>2022-03-23T06:53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[.B83]+1" office:value-type="date" office:date-value="2022-03-24" calcext:value-type="date">
            <text:p>2022-03-24</text:p>
          </table:table-cell>
          <table:table-cell office:value-type="string" calcext:value-type="string">
            <text:p>06:51:57 AM</text:p>
          </table:table-cell>
          <table:table-cell office:value-type="string" calcext:value-type="string">
            <text:p>07:12:24 PM</text:p>
          </table:table-cell>
          <table:table-cell table:formula="of:=WEEKDAY([.B8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4]+[.C84]" office:value-type="date" office:date-value="2022-03-24T06:51:57" calcext:value-type="date">
            <text:p>2022-03-24T06:51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[.B84]+1" office:value-type="date" office:date-value="2022-03-25" calcext:value-type="date">
            <text:p>2022-03-25</text:p>
          </table:table-cell>
          <table:table-cell office:value-type="string" calcext:value-type="string">
            <text:p>06:50:18 AM</text:p>
          </table:table-cell>
          <table:table-cell office:value-type="string" calcext:value-type="string">
            <text:p>07:13:28 PM</text:p>
          </table:table-cell>
          <table:table-cell table:formula="of:=WEEKDAY([.B8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5]+[.C85]" office:value-type="date" office:date-value="2022-03-25T06:50:18" calcext:value-type="date">
            <text:p>2022-03-25T06:50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[.B85]+1" office:value-type="date" office:date-value="2022-03-26" calcext:value-type="date">
            <text:p>2022-03-26</text:p>
          </table:table-cell>
          <table:table-cell office:value-type="string" calcext:value-type="string">
            <text:p>06:48:38 AM</text:p>
          </table:table-cell>
          <table:table-cell office:value-type="string" calcext:value-type="string">
            <text:p>07:14:31 PM</text:p>
          </table:table-cell>
          <table:table-cell table:formula="of:=WEEKDAY([.B8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6]+[.C86]" office:value-type="date" office:date-value="2022-03-26T06:48:38" calcext:value-type="date">
            <text:p>2022-03-26T06:48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+1" office:value-type="date" office:date-value="2022-03-27" calcext:value-type="date">
            <text:p>2022-03-27</text:p>
          </table:table-cell>
          <table:table-cell office:value-type="string" calcext:value-type="string">
            <text:p>06:46:59 AM</text:p>
          </table:table-cell>
          <table:table-cell office:value-type="string" calcext:value-type="string">
            <text:p>07:15:34 PM</text:p>
          </table:table-cell>
          <table:table-cell table:formula="of:=WEEKDAY([.B8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7]+[.C87]" office:value-type="date" office:date-value="2022-03-27T06:46:59" calcext:value-type="date">
            <text:p>2022-03-27T06:46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[.B87]+1" office:value-type="date" office:date-value="2022-03-28" calcext:value-type="date">
            <text:p>2022-03-28</text:p>
          </table:table-cell>
          <table:table-cell office:value-type="string" calcext:value-type="string">
            <text:p>06:45:20 AM</text:p>
          </table:table-cell>
          <table:table-cell office:value-type="string" calcext:value-type="string">
            <text:p>07:16:37 PM</text:p>
          </table:table-cell>
          <table:table-cell table:formula="of:=WEEKDAY([.B8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8]+[.C88]" office:value-type="date" office:date-value="2022-03-28T06:45:20" calcext:value-type="date">
            <text:p>2022-03-28T06:45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[.B88]+1" office:value-type="date" office:date-value="2022-03-29" calcext:value-type="date">
            <text:p>2022-03-29</text:p>
          </table:table-cell>
          <table:table-cell office:value-type="string" calcext:value-type="string">
            <text:p>06:43:41 AM</text:p>
          </table:table-cell>
          <table:table-cell office:value-type="string" calcext:value-type="string">
            <text:p>07:17:40 PM</text:p>
          </table:table-cell>
          <table:table-cell table:formula="of:=WEEKDAY([.B8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89]+[.C89]" office:value-type="date" office:date-value="2022-03-29T06:43:41" calcext:value-type="date">
            <text:p>2022-03-29T06:43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[.B89]+1" office:value-type="date" office:date-value="2022-03-30" calcext:value-type="date">
            <text:p>2022-03-30</text:p>
          </table:table-cell>
          <table:table-cell office:value-type="string" calcext:value-type="string">
            <text:p>06:42:02 AM</text:p>
          </table:table-cell>
          <table:table-cell office:value-type="string" calcext:value-type="string">
            <text:p>07:18:43 PM</text:p>
          </table:table-cell>
          <table:table-cell table:formula="of:=WEEKDAY([.B9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0]+[.C90]" office:value-type="date" office:date-value="2022-03-30T06:42:02" calcext:value-type="date">
            <text:p>2022-03-30T06:42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[.B90]+1" office:value-type="date" office:date-value="2022-03-31" calcext:value-type="date">
            <text:p>2022-03-31</text:p>
          </table:table-cell>
          <table:table-cell office:value-type="string" calcext:value-type="string">
            <text:p>06:40:23 AM</text:p>
          </table:table-cell>
          <table:table-cell office:value-type="string" calcext:value-type="string">
            <text:p>07:19:46 PM</text:p>
          </table:table-cell>
          <table:table-cell table:formula="of:=WEEKDAY([.B9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1]+[.C91]" office:value-type="date" office:date-value="2022-03-31T06:40:23" calcext:value-type="date">
            <text:p>2022-03-31T06:40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[.B91]+1" office:value-type="date" office:date-value="2022-04-01" calcext:value-type="date">
            <text:p>2022-04-01</text:p>
          </table:table-cell>
          <table:table-cell office:value-type="string" calcext:value-type="string">
            <text:p>06:38:45 AM</text:p>
          </table:table-cell>
          <table:table-cell office:value-type="string" calcext:value-type="string">
            <text:p>07:20:49 PM</text:p>
          </table:table-cell>
          <table:table-cell table:formula="of:=WEEKDAY([.B9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2]+[.C92]" office:value-type="date" office:date-value="2022-04-01T06:38:45" calcext:value-type="date">
            <text:p>2022-04-01T06:38:4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[.B92]+1" office:value-type="date" office:date-value="2022-04-02" calcext:value-type="date">
            <text:p>2022-04-02</text:p>
          </table:table-cell>
          <table:table-cell office:value-type="string" calcext:value-type="string">
            <text:p>06:37:07 AM</text:p>
          </table:table-cell>
          <table:table-cell office:value-type="string" calcext:value-type="string">
            <text:p>07:21:51 PM</text:p>
          </table:table-cell>
          <table:table-cell table:formula="of:=WEEKDAY([.B9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3]+[.C93]" office:value-type="date" office:date-value="2022-04-02T06:37:07" calcext:value-type="date">
            <text:p>2022-04-02T06:37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3]+1" office:value-type="date" office:date-value="2022-04-03" calcext:value-type="date">
            <text:p>2022-04-03</text:p>
          </table:table-cell>
          <table:table-cell office:value-type="string" calcext:value-type="string">
            <text:p>06:35:29 AM</text:p>
          </table:table-cell>
          <table:table-cell office:value-type="string" calcext:value-type="string">
            <text:p>07:22:54 PM</text:p>
          </table:table-cell>
          <table:table-cell table:formula="of:=WEEKDAY([.B9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4]+[.C94]" office:value-type="date" office:date-value="2022-04-03T06:35:29" calcext:value-type="date">
            <text:p>2022-04-03T06:35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[.B94]+1" office:value-type="date" office:date-value="2022-04-04" calcext:value-type="date">
            <text:p>2022-04-04</text:p>
          </table:table-cell>
          <table:table-cell office:value-type="string" calcext:value-type="string">
            <text:p>06:33:51 AM</text:p>
          </table:table-cell>
          <table:table-cell office:value-type="string" calcext:value-type="string">
            <text:p>07:23:57 PM</text:p>
          </table:table-cell>
          <table:table-cell table:formula="of:=WEEKDAY([.B9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5]+[.C95]" office:value-type="date" office:date-value="2022-04-04T06:33:51" calcext:value-type="date">
            <text:p>2022-04-04T06:33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[.B95]+1" office:value-type="date" office:date-value="2022-04-05" calcext:value-type="date">
            <text:p>2022-04-05</text:p>
          </table:table-cell>
          <table:table-cell office:value-type="string" calcext:value-type="string">
            <text:p>06:32:14 AM</text:p>
          </table:table-cell>
          <table:table-cell office:value-type="string" calcext:value-type="string">
            <text:p>07:25:00 PM</text:p>
          </table:table-cell>
          <table:table-cell table:formula="of:=WEEKDAY([.B9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6]+[.C96]" office:value-type="date" office:date-value="2022-04-05T06:32:14" calcext:value-type="date">
            <text:p>2022-04-05T06:32: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[.B96]+1" office:value-type="date" office:date-value="2022-04-06" calcext:value-type="date">
            <text:p>2022-04-06</text:p>
          </table:table-cell>
          <table:table-cell office:value-type="string" calcext:value-type="string">
            <text:p>06:30:37 AM</text:p>
          </table:table-cell>
          <table:table-cell office:value-type="string" calcext:value-type="string">
            <text:p>07:26:02 PM</text:p>
          </table:table-cell>
          <table:table-cell table:formula="of:=WEEKDAY([.B9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7]+[.C97]" office:value-type="date" office:date-value="2022-04-06T06:30:37" calcext:value-type="date">
            <text:p>2022-04-06T06:30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[.B97]+1" office:value-type="date" office:date-value="2022-04-07" calcext:value-type="date">
            <text:p>2022-04-07</text:p>
          </table:table-cell>
          <table:table-cell office:value-type="string" calcext:value-type="string">
            <text:p>06:29:01 AM</text:p>
          </table:table-cell>
          <table:table-cell office:value-type="string" calcext:value-type="string">
            <text:p>07:27:05 PM</text:p>
          </table:table-cell>
          <table:table-cell table:formula="of:=WEEKDAY([.B9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8]+[.C98]" office:value-type="date" office:date-value="2022-04-07T06:29:01" calcext:value-type="date">
            <text:p>2022-04-07T06:29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[.B98]+1" office:value-type="date" office:date-value="2022-04-08" calcext:value-type="date">
            <text:p>2022-04-08</text:p>
          </table:table-cell>
          <table:table-cell office:value-type="string" calcext:value-type="string">
            <text:p>06:27:25 AM</text:p>
          </table:table-cell>
          <table:table-cell office:value-type="string" calcext:value-type="string">
            <text:p>07:28:08 PM</text:p>
          </table:table-cell>
          <table:table-cell table:formula="of:=WEEKDAY([.B9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99]+[.C99]" office:value-type="date" office:date-value="2022-04-08T06:27:25" calcext:value-type="date">
            <text:p>2022-04-08T06:27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[.B99]+1" office:value-type="date" office:date-value="2022-04-09" calcext:value-type="date">
            <text:p>2022-04-09</text:p>
          </table:table-cell>
          <table:table-cell office:value-type="string" calcext:value-type="string">
            <text:p>06:25:50 AM</text:p>
          </table:table-cell>
          <table:table-cell office:value-type="string" calcext:value-type="string">
            <text:p>07:29:11 PM</text:p>
          </table:table-cell>
          <table:table-cell table:formula="of:=WEEKDAY([.B10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0]+[.C100]" office:value-type="date" office:date-value="2022-04-09T06:25:50" calcext:value-type="date">
            <text:p>2022-04-09T06:25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0]+1" office:value-type="date" office:date-value="2022-04-10" calcext:value-type="date">
            <text:p>2022-04-10</text:p>
          </table:table-cell>
          <table:table-cell office:value-type="string" calcext:value-type="string">
            <text:p>06:24:15 AM</text:p>
          </table:table-cell>
          <table:table-cell office:value-type="string" calcext:value-type="string">
            <text:p>07:30:13 PM</text:p>
          </table:table-cell>
          <table:table-cell table:formula="of:=WEEKDAY([.B10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1]+[.C101]" office:value-type="date" office:date-value="2022-04-10T06:24:15" calcext:value-type="date">
            <text:p>2022-04-10T06:24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table:formula="of:=[.B101]+1" office:value-type="date" office:date-value="2022-04-11" calcext:value-type="date">
            <text:p>2022-04-11</text:p>
          </table:table-cell>
          <table:table-cell office:value-type="string" calcext:value-type="string">
            <text:p>06:22:40 AM</text:p>
          </table:table-cell>
          <table:table-cell office:value-type="string" calcext:value-type="string">
            <text:p>07:31:16 PM</text:p>
          </table:table-cell>
          <table:table-cell table:formula="of:=WEEKDAY([.B10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2]+[.C102]" office:value-type="date" office:date-value="2022-04-11T06:22:40" calcext:value-type="date">
            <text:p>2022-04-11T06:22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formula="of:=[.B102]+1" office:value-type="date" office:date-value="2022-04-12" calcext:value-type="date">
            <text:p>2022-04-12</text:p>
          </table:table-cell>
          <table:table-cell office:value-type="string" calcext:value-type="string">
            <text:p>06:21:07 AM</text:p>
          </table:table-cell>
          <table:table-cell office:value-type="string" calcext:value-type="string">
            <text:p>07:32:19 PM</text:p>
          </table:table-cell>
          <table:table-cell table:formula="of:=WEEKDAY([.B10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3]+[.C103]" office:value-type="date" office:date-value="2022-04-12T06:21:07" calcext:value-type="date">
            <text:p>2022-04-12T06:21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formula="of:=[.B103]+1" office:value-type="date" office:date-value="2022-04-13" calcext:value-type="date">
            <text:p>2022-04-13</text:p>
          </table:table-cell>
          <table:table-cell office:value-type="string" calcext:value-type="string">
            <text:p>06:19:34 AM</text:p>
          </table:table-cell>
          <table:table-cell office:value-type="string" calcext:value-type="string">
            <text:p>07:33:22 PM</text:p>
          </table:table-cell>
          <table:table-cell table:formula="of:=WEEKDAY([.B10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4]+[.C104]" office:value-type="date" office:date-value="2022-04-13T06:19:34" calcext:value-type="date">
            <text:p>2022-04-13T06:19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table:formula="of:=[.B104]+1" office:value-type="date" office:date-value="2022-04-14" calcext:value-type="date">
            <text:p>2022-04-14</text:p>
          </table:table-cell>
          <table:table-cell office:value-type="string" calcext:value-type="string">
            <text:p>06:18:01 AM</text:p>
          </table:table-cell>
          <table:table-cell office:value-type="string" calcext:value-type="string">
            <text:p>07:34:24 PM</text:p>
          </table:table-cell>
          <table:table-cell table:formula="of:=WEEKDAY([.B10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5]+[.C105]" office:value-type="date" office:date-value="2022-04-14T06:18:01" calcext:value-type="date">
            <text:p>2022-04-14T06:18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formula="of:=[.B105]+1" office:value-type="date" office:date-value="2022-04-15" calcext:value-type="date">
            <text:p>2022-04-15</text:p>
          </table:table-cell>
          <table:table-cell office:value-type="string" calcext:value-type="string">
            <text:p>06:16:29 AM</text:p>
          </table:table-cell>
          <table:table-cell office:value-type="string" calcext:value-type="string">
            <text:p>07:35:27 PM</text:p>
          </table:table-cell>
          <table:table-cell table:formula="of:=WEEKDAY([.B10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6]+[.C106]" office:value-type="date" office:date-value="2022-04-15T06:16:29" calcext:value-type="date">
            <text:p>2022-04-15T06:16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formula="of:=[.B106]+1" office:value-type="date" office:date-value="2022-04-16" calcext:value-type="date">
            <text:p>2022-04-16</text:p>
          </table:table-cell>
          <table:table-cell office:value-type="string" calcext:value-type="string">
            <text:p>06:14:58 AM</text:p>
          </table:table-cell>
          <table:table-cell office:value-type="string" calcext:value-type="string">
            <text:p>07:36:30 PM</text:p>
          </table:table-cell>
          <table:table-cell table:formula="of:=WEEKDAY([.B10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7]+[.C107]" office:value-type="date" office:date-value="2022-04-16T06:14:58" calcext:value-type="date">
            <text:p>2022-04-16T06:14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7]+1" office:value-type="date" office:date-value="2022-04-17" calcext:value-type="date">
            <text:p>2022-04-17</text:p>
          </table:table-cell>
          <table:table-cell office:value-type="string" calcext:value-type="string">
            <text:p>06:13:28 AM</text:p>
          </table:table-cell>
          <table:table-cell office:value-type="string" calcext:value-type="string">
            <text:p>07:37:33 PM</text:p>
          </table:table-cell>
          <table:table-cell table:formula="of:=WEEKDAY([.B10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8]+[.C108]" office:value-type="date" office:date-value="2022-04-17T06:13:28" calcext:value-type="date">
            <text:p>2022-04-17T06:13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formula="of:=[.B108]+1" office:value-type="date" office:date-value="2022-04-18" calcext:value-type="date">
            <text:p>2022-04-18</text:p>
          </table:table-cell>
          <table:table-cell office:value-type="string" calcext:value-type="string">
            <text:p>06:11:58 AM</text:p>
          </table:table-cell>
          <table:table-cell office:value-type="string" calcext:value-type="string">
            <text:p>07:38:36 PM</text:p>
          </table:table-cell>
          <table:table-cell table:formula="of:=WEEKDAY([.B10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09]+[.C109]" office:value-type="date" office:date-value="2022-04-18T06:11:58" calcext:value-type="date">
            <text:p>2022-04-18T06:11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formula="of:=[.B109]+1" office:value-type="date" office:date-value="2022-04-19" calcext:value-type="date">
            <text:p>2022-04-19</text:p>
          </table:table-cell>
          <table:table-cell office:value-type="string" calcext:value-type="string">
            <text:p>06:10:29 AM</text:p>
          </table:table-cell>
          <table:table-cell office:value-type="string" calcext:value-type="string">
            <text:p>07:39:39 PM</text:p>
          </table:table-cell>
          <table:table-cell table:formula="of:=WEEKDAY([.B11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0]+[.C110]" office:value-type="date" office:date-value="2022-04-19T06:10:29" calcext:value-type="date">
            <text:p>2022-04-19T06:10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formula="of:=[.B110]+1" office:value-type="date" office:date-value="2022-04-20" calcext:value-type="date">
            <text:p>2022-04-20</text:p>
          </table:table-cell>
          <table:table-cell office:value-type="string" calcext:value-type="string">
            <text:p>06:09:01 AM</text:p>
          </table:table-cell>
          <table:table-cell office:value-type="string" calcext:value-type="string">
            <text:p>07:40:42 PM</text:p>
          </table:table-cell>
          <table:table-cell table:formula="of:=WEEKDAY([.B11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1]+[.C111]" office:value-type="date" office:date-value="2022-04-20T06:09:01" calcext:value-type="date">
            <text:p>2022-04-20T06:09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formula="of:=[.B111]+1" office:value-type="date" office:date-value="2022-04-21" calcext:value-type="date">
            <text:p>2022-04-21</text:p>
          </table:table-cell>
          <table:table-cell office:value-type="string" calcext:value-type="string">
            <text:p>06:07:34 AM</text:p>
          </table:table-cell>
          <table:table-cell office:value-type="string" calcext:value-type="string">
            <text:p>07:41:45 PM</text:p>
          </table:table-cell>
          <table:table-cell table:formula="of:=WEEKDAY([.B11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2]+[.C112]" office:value-type="date" office:date-value="2022-04-21T06:07:34" calcext:value-type="date">
            <text:p>2022-04-21T06:07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table:formula="of:=[.B112]+1" office:value-type="date" office:date-value="2022-04-22" calcext:value-type="date">
            <text:p>2022-04-22</text:p>
          </table:table-cell>
          <table:table-cell office:value-type="string" calcext:value-type="string">
            <text:p>06:06:08 AM</text:p>
          </table:table-cell>
          <table:table-cell office:value-type="string" calcext:value-type="string">
            <text:p>07:42:48 PM</text:p>
          </table:table-cell>
          <table:table-cell table:formula="of:=WEEKDAY([.B11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3]+[.C113]" office:value-type="date" office:date-value="2022-04-22T06:06:08" calcext:value-type="date">
            <text:p>2022-04-22T06:06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table:formula="of:=[.B113]+1" office:value-type="date" office:date-value="2022-04-23" calcext:value-type="date">
            <text:p>2022-04-23</text:p>
          </table:table-cell>
          <table:table-cell office:value-type="string" calcext:value-type="string">
            <text:p>06:04:43 AM</text:p>
          </table:table-cell>
          <table:table-cell office:value-type="string" calcext:value-type="string">
            <text:p>07:43:50 PM</text:p>
          </table:table-cell>
          <table:table-cell table:formula="of:=WEEKDAY([.B11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4]+[.C114]" office:value-type="date" office:date-value="2022-04-23T06:04:43" calcext:value-type="date">
            <text:p>2022-04-23T06:04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4]+1" office:value-type="date" office:date-value="2022-04-24" calcext:value-type="date">
            <text:p>2022-04-24</text:p>
          </table:table-cell>
          <table:table-cell office:value-type="string" calcext:value-type="string">
            <text:p>06:03:18 AM</text:p>
          </table:table-cell>
          <table:table-cell office:value-type="string" calcext:value-type="string">
            <text:p>07:44:53 PM</text:p>
          </table:table-cell>
          <table:table-cell table:formula="of:=WEEKDAY([.B11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5]+[.C115]" office:value-type="date" office:date-value="2022-04-24T06:03:18" calcext:value-type="date">
            <text:p>2022-04-24T06:03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table:formula="of:=[.B115]+1" office:value-type="date" office:date-value="2022-04-25" calcext:value-type="date">
            <text:p>2022-04-25</text:p>
          </table:table-cell>
          <table:table-cell office:value-type="string" calcext:value-type="string">
            <text:p>06:01:55 AM</text:p>
          </table:table-cell>
          <table:table-cell office:value-type="string" calcext:value-type="string">
            <text:p>07:45:56 PM</text:p>
          </table:table-cell>
          <table:table-cell table:formula="of:=WEEKDAY([.B11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6]+[.C116]" office:value-type="date" office:date-value="2022-04-25T06:01:55" calcext:value-type="date">
            <text:p>2022-04-25T06:01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formula="of:=[.B116]+1" office:value-type="date" office:date-value="2022-04-26" calcext:value-type="date">
            <text:p>2022-04-26</text:p>
          </table:table-cell>
          <table:table-cell office:value-type="string" calcext:value-type="string">
            <text:p>06:00:33 AM</text:p>
          </table:table-cell>
          <table:table-cell office:value-type="string" calcext:value-type="string">
            <text:p>07:46:59 PM</text:p>
          </table:table-cell>
          <table:table-cell table:formula="of:=WEEKDAY([.B11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7]+[.C117]" office:value-type="date" office:date-value="2022-04-26T06:00:33" calcext:value-type="date">
            <text:p>2022-04-26T06:00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table:formula="of:=[.B117]+1" office:value-type="date" office:date-value="2022-04-27" calcext:value-type="date">
            <text:p>2022-04-27</text:p>
          </table:table-cell>
          <table:table-cell office:value-type="string" calcext:value-type="string">
            <text:p>05:59:11 AM</text:p>
          </table:table-cell>
          <table:table-cell office:value-type="string" calcext:value-type="string">
            <text:p>07:48:02 PM</text:p>
          </table:table-cell>
          <table:table-cell table:formula="of:=WEEKDAY([.B11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8]+[.C118]" office:value-type="date" office:date-value="2022-04-27T05:59:11" calcext:value-type="date">
            <text:p>2022-04-27T05:59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formula="of:=[.B118]+1" office:value-type="date" office:date-value="2022-04-28" calcext:value-type="date">
            <text:p>2022-04-28</text:p>
          </table:table-cell>
          <table:table-cell office:value-type="string" calcext:value-type="string">
            <text:p>05:57:51 AM</text:p>
          </table:table-cell>
          <table:table-cell office:value-type="string" calcext:value-type="string">
            <text:p>07:49:04 PM</text:p>
          </table:table-cell>
          <table:table-cell table:formula="of:=WEEKDAY([.B11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19]+[.C119]" office:value-type="date" office:date-value="2022-04-28T05:57:51" calcext:value-type="date">
            <text:p>2022-04-28T05:57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formula="of:=[.B119]+1" office:value-type="date" office:date-value="2022-04-29" calcext:value-type="date">
            <text:p>2022-04-29</text:p>
          </table:table-cell>
          <table:table-cell office:value-type="string" calcext:value-type="string">
            <text:p>05:56:32 AM</text:p>
          </table:table-cell>
          <table:table-cell office:value-type="string" calcext:value-type="string">
            <text:p>07:50:07 PM</text:p>
          </table:table-cell>
          <table:table-cell table:formula="of:=WEEKDAY([.B12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0]+[.C120]" office:value-type="date" office:date-value="2022-04-29T05:56:32" calcext:value-type="date">
            <text:p>2022-04-29T05:56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formula="of:=[.B120]+1" office:value-type="date" office:date-value="2022-04-30" calcext:value-type="date">
            <text:p>2022-04-30</text:p>
          </table:table-cell>
          <table:table-cell office:value-type="string" calcext:value-type="string">
            <text:p>05:55:14 AM</text:p>
          </table:table-cell>
          <table:table-cell office:value-type="string" calcext:value-type="string">
            <text:p>07:51:09 PM</text:p>
          </table:table-cell>
          <table:table-cell table:formula="of:=WEEKDAY([.B12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1]+[.C121]" office:value-type="date" office:date-value="2022-04-30T05:55:14" calcext:value-type="date">
            <text:p>2022-04-30T05:55: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1]+1" office:value-type="date" office:date-value="2022-05-01" calcext:value-type="date">
            <text:p>2022-05-01</text:p>
          </table:table-cell>
          <table:table-cell office:value-type="string" calcext:value-type="string">
            <text:p>05:53:57 AM</text:p>
          </table:table-cell>
          <table:table-cell office:value-type="string" calcext:value-type="string">
            <text:p>07:52:12 PM</text:p>
          </table:table-cell>
          <table:table-cell table:formula="of:=WEEKDAY([.B12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2]+[.C122]" office:value-type="date" office:date-value="2022-05-01T05:53:57" calcext:value-type="date">
            <text:p>2022-05-01T05:53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formula="of:=[.B122]+1" office:value-type="date" office:date-value="2022-05-02" calcext:value-type="date">
            <text:p>2022-05-02</text:p>
          </table:table-cell>
          <table:table-cell office:value-type="string" calcext:value-type="string">
            <text:p>05:52:42 AM</text:p>
          </table:table-cell>
          <table:table-cell office:value-type="string" calcext:value-type="string">
            <text:p>07:53:14 PM</text:p>
          </table:table-cell>
          <table:table-cell table:formula="of:=WEEKDAY([.B12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3]+[.C123]" office:value-type="date" office:date-value="2022-05-02T05:52:42" calcext:value-type="date">
            <text:p>2022-05-02T05:52:4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formula="of:=[.B123]+1" office:value-type="date" office:date-value="2022-05-03" calcext:value-type="date">
            <text:p>2022-05-03</text:p>
          </table:table-cell>
          <table:table-cell office:value-type="string" calcext:value-type="string">
            <text:p>05:51:28 AM</text:p>
          </table:table-cell>
          <table:table-cell office:value-type="string" calcext:value-type="string">
            <text:p>07:54:16 PM</text:p>
          </table:table-cell>
          <table:table-cell table:formula="of:=WEEKDAY([.B12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4]+[.C124]" office:value-type="date" office:date-value="2022-05-03T05:51:28" calcext:value-type="date">
            <text:p>2022-05-03T05:51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table:formula="of:=[.B124]+1" office:value-type="date" office:date-value="2022-05-04" calcext:value-type="date">
            <text:p>2022-05-04</text:p>
          </table:table-cell>
          <table:table-cell office:value-type="string" calcext:value-type="string">
            <text:p>05:50:15 AM</text:p>
          </table:table-cell>
          <table:table-cell office:value-type="string" calcext:value-type="string">
            <text:p>07:55:18 PM</text:p>
          </table:table-cell>
          <table:table-cell table:formula="of:=WEEKDAY([.B12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5]+[.C125]" office:value-type="date" office:date-value="2022-05-04T05:50:15" calcext:value-type="date">
            <text:p>2022-05-04T05:50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table:formula="of:=[.B125]+1" office:value-type="date" office:date-value="2022-05-05" calcext:value-type="date">
            <text:p>2022-05-05</text:p>
          </table:table-cell>
          <table:table-cell office:value-type="string" calcext:value-type="string">
            <text:p>05:49:03 AM</text:p>
          </table:table-cell>
          <table:table-cell office:value-type="string" calcext:value-type="string">
            <text:p>07:56:20 PM</text:p>
          </table:table-cell>
          <table:table-cell table:formula="of:=WEEKDAY([.B12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6]+[.C126]" office:value-type="date" office:date-value="2022-05-05T05:49:03" calcext:value-type="date">
            <text:p>2022-05-05T05:49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formula="of:=[.B126]+1" office:value-type="date" office:date-value="2022-05-06" calcext:value-type="date">
            <text:p>2022-05-06</text:p>
          </table:table-cell>
          <table:table-cell office:value-type="string" calcext:value-type="string">
            <text:p>05:47:53 AM</text:p>
          </table:table-cell>
          <table:table-cell office:value-type="string" calcext:value-type="string">
            <text:p>07:57:21 PM</text:p>
          </table:table-cell>
          <table:table-cell table:formula="of:=WEEKDAY([.B12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7]+[.C127]" office:value-type="date" office:date-value="2022-05-06T05:47:53" calcext:value-type="date">
            <text:p>2022-05-06T05:47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formula="of:=[.B127]+1" office:value-type="date" office:date-value="2022-05-07" calcext:value-type="date">
            <text:p>2022-05-07</text:p>
          </table:table-cell>
          <table:table-cell office:value-type="string" calcext:value-type="string">
            <text:p>05:46:44 AM</text:p>
          </table:table-cell>
          <table:table-cell office:value-type="string" calcext:value-type="string">
            <text:p>07:58:23 PM</text:p>
          </table:table-cell>
          <table:table-cell table:formula="of:=WEEKDAY([.B12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8]+[.C128]" office:value-type="date" office:date-value="2022-05-07T05:46:44" calcext:value-type="date">
            <text:p>2022-05-07T05:46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8]+1" office:value-type="date" office:date-value="2022-05-08" calcext:value-type="date">
            <text:p>2022-05-08</text:p>
          </table:table-cell>
          <table:table-cell office:value-type="string" calcext:value-type="string">
            <text:p>05:45:36 AM</text:p>
          </table:table-cell>
          <table:table-cell office:value-type="string" calcext:value-type="string">
            <text:p>07:59:23 PM</text:p>
          </table:table-cell>
          <table:table-cell table:formula="of:=WEEKDAY([.B12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29]+[.C129]" office:value-type="date" office:date-value="2022-05-08T05:45:36" calcext:value-type="date">
            <text:p>2022-05-08T05:45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formula="of:=[.B129]+1" office:value-type="date" office:date-value="2022-05-09" calcext:value-type="date">
            <text:p>2022-05-09</text:p>
          </table:table-cell>
          <table:table-cell office:value-type="string" calcext:value-type="string">
            <text:p>05:44:30 AM</text:p>
          </table:table-cell>
          <table:table-cell office:value-type="string" calcext:value-type="string">
            <text:p>08:00:24 PM</text:p>
          </table:table-cell>
          <table:table-cell table:formula="of:=WEEKDAY([.B13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0]+[.C130]" office:value-type="date" office:date-value="2022-05-09T05:44:30" calcext:value-type="date">
            <text:p>2022-05-09T05:44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formula="of:=[.B130]+1" office:value-type="date" office:date-value="2022-05-10" calcext:value-type="date">
            <text:p>2022-05-10</text:p>
          </table:table-cell>
          <table:table-cell office:value-type="string" calcext:value-type="string">
            <text:p>05:43:25 AM</text:p>
          </table:table-cell>
          <table:table-cell office:value-type="string" calcext:value-type="string">
            <text:p>08:01:25 PM</text:p>
          </table:table-cell>
          <table:table-cell table:formula="of:=WEEKDAY([.B13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1]+[.C131]" office:value-type="date" office:date-value="2022-05-10T05:43:25" calcext:value-type="date">
            <text:p>2022-05-10T05:43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formula="of:=[.B131]+1" office:value-type="date" office:date-value="2022-05-11" calcext:value-type="date">
            <text:p>2022-05-11</text:p>
          </table:table-cell>
          <table:table-cell office:value-type="string" calcext:value-type="string">
            <text:p>05:42:22 AM</text:p>
          </table:table-cell>
          <table:table-cell office:value-type="string" calcext:value-type="string">
            <text:p>08:02:25 PM</text:p>
          </table:table-cell>
          <table:table-cell table:formula="of:=WEEKDAY([.B13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2]+[.C132]" office:value-type="date" office:date-value="2022-05-11T05:42:22" calcext:value-type="date">
            <text:p>2022-05-11T05:42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table:formula="of:=[.B132]+1" office:value-type="date" office:date-value="2022-05-12" calcext:value-type="date">
            <text:p>2022-05-12</text:p>
          </table:table-cell>
          <table:table-cell office:value-type="string" calcext:value-type="string">
            <text:p>05:41:20 AM</text:p>
          </table:table-cell>
          <table:table-cell office:value-type="string" calcext:value-type="string">
            <text:p>08:03:24 PM</text:p>
          </table:table-cell>
          <table:table-cell table:formula="of:=WEEKDAY([.B13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3]+[.C133]" office:value-type="date" office:date-value="2022-05-12T05:41:20" calcext:value-type="date">
            <text:p>2022-05-12T05:41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table:formula="of:=[.B133]+1" office:value-type="date" office:date-value="2022-05-13" calcext:value-type="date">
            <text:p>2022-05-13</text:p>
          </table:table-cell>
          <table:table-cell office:value-type="string" calcext:value-type="string">
            <text:p>05:40:20 AM</text:p>
          </table:table-cell>
          <table:table-cell office:value-type="string" calcext:value-type="string">
            <text:p>08:04:23 PM</text:p>
          </table:table-cell>
          <table:table-cell table:formula="of:=WEEKDAY([.B13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4]+[.C134]" office:value-type="date" office:date-value="2022-05-13T05:40:20" calcext:value-type="date">
            <text:p>2022-05-13T05:40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formula="of:=[.B134]+1" office:value-type="date" office:date-value="2022-05-14" calcext:value-type="date">
            <text:p>2022-05-14</text:p>
          </table:table-cell>
          <table:table-cell office:value-type="string" calcext:value-type="string">
            <text:p>05:39:22 AM</text:p>
          </table:table-cell>
          <table:table-cell office:value-type="string" calcext:value-type="string">
            <text:p>08:05:22 PM</text:p>
          </table:table-cell>
          <table:table-cell table:formula="of:=WEEKDAY([.B13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5]+[.C135]" office:value-type="date" office:date-value="2022-05-14T05:39:22" calcext:value-type="date">
            <text:p>2022-05-14T05:39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5]+1" office:value-type="date" office:date-value="2022-05-15" calcext:value-type="date">
            <text:p>2022-05-15</text:p>
          </table:table-cell>
          <table:table-cell office:value-type="string" calcext:value-type="string">
            <text:p>05:38:25 AM</text:p>
          </table:table-cell>
          <table:table-cell office:value-type="string" calcext:value-type="string">
            <text:p>08:06:21 PM</text:p>
          </table:table-cell>
          <table:table-cell table:formula="of:=WEEKDAY([.B13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6]+[.C136]" office:value-type="date" office:date-value="2022-05-15T05:38:25" calcext:value-type="date">
            <text:p>2022-05-15T05:38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formula="of:=[.B136]+1" office:value-type="date" office:date-value="2022-05-16" calcext:value-type="date">
            <text:p>2022-05-16</text:p>
          </table:table-cell>
          <table:table-cell office:value-type="string" calcext:value-type="string">
            <text:p>05:37:30 AM</text:p>
          </table:table-cell>
          <table:table-cell office:value-type="string" calcext:value-type="string">
            <text:p>08:07:18 PM</text:p>
          </table:table-cell>
          <table:table-cell table:formula="of:=WEEKDAY([.B13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7]+[.C137]" office:value-type="date" office:date-value="2022-05-16T05:37:30" calcext:value-type="date">
            <text:p>2022-05-16T05:37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formula="of:=[.B137]+1" office:value-type="date" office:date-value="2022-05-17" calcext:value-type="date">
            <text:p>2022-05-17</text:p>
          </table:table-cell>
          <table:table-cell office:value-type="string" calcext:value-type="string">
            <text:p>05:36:36 AM</text:p>
          </table:table-cell>
          <table:table-cell office:value-type="string" calcext:value-type="string">
            <text:p>08:08:16 PM</text:p>
          </table:table-cell>
          <table:table-cell table:formula="of:=WEEKDAY([.B13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8]+[.C138]" office:value-type="date" office:date-value="2022-05-17T05:36:36" calcext:value-type="date">
            <text:p>2022-05-17T05:36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table:formula="of:=[.B138]+1" office:value-type="date" office:date-value="2022-05-18" calcext:value-type="date">
            <text:p>2022-05-18</text:p>
          </table:table-cell>
          <table:table-cell office:value-type="string" calcext:value-type="string">
            <text:p>05:35:44 AM</text:p>
          </table:table-cell>
          <table:table-cell office:value-type="string" calcext:value-type="string">
            <text:p>08:09:12 PM</text:p>
          </table:table-cell>
          <table:table-cell table:formula="of:=WEEKDAY([.B13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39]+[.C139]" office:value-type="date" office:date-value="2022-05-18T05:35:44" calcext:value-type="date">
            <text:p>2022-05-18T05:35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table:formula="of:=[.B139]+1" office:value-type="date" office:date-value="2022-05-19" calcext:value-type="date">
            <text:p>2022-05-19</text:p>
          </table:table-cell>
          <table:table-cell office:value-type="string" calcext:value-type="string">
            <text:p>05:34:54 AM</text:p>
          </table:table-cell>
          <table:table-cell office:value-type="string" calcext:value-type="string">
            <text:p>08:10:08 PM</text:p>
          </table:table-cell>
          <table:table-cell table:formula="of:=WEEKDAY([.B14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0]+[.C140]" office:value-type="date" office:date-value="2022-05-19T05:34:54" calcext:value-type="date">
            <text:p>2022-05-19T05:34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formula="of:=[.B140]+1" office:value-type="date" office:date-value="2022-05-20" calcext:value-type="date">
            <text:p>2022-05-20</text:p>
          </table:table-cell>
          <table:table-cell office:value-type="string" calcext:value-type="string">
            <text:p>05:34:05 AM</text:p>
          </table:table-cell>
          <table:table-cell office:value-type="string" calcext:value-type="string">
            <text:p>08:11:04 PM</text:p>
          </table:table-cell>
          <table:table-cell table:formula="of:=WEEKDAY([.B14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1]+[.C141]" office:value-type="date" office:date-value="2022-05-20T05:34:05" calcext:value-type="date">
            <text:p>2022-05-20T05:34: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formula="of:=[.B141]+1" office:value-type="date" office:date-value="2022-05-21" calcext:value-type="date">
            <text:p>2022-05-21</text:p>
          </table:table-cell>
          <table:table-cell office:value-type="string" calcext:value-type="string">
            <text:p>05:33:19 AM</text:p>
          </table:table-cell>
          <table:table-cell office:value-type="string" calcext:value-type="string">
            <text:p>08:11:59 PM</text:p>
          </table:table-cell>
          <table:table-cell table:formula="of:=WEEKDAY([.B14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2]+[.C142]" office:value-type="date" office:date-value="2022-05-21T05:33:19" calcext:value-type="date">
            <text:p>2022-05-21T05:33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2]+1" office:value-type="date" office:date-value="2022-05-22" calcext:value-type="date">
            <text:p>2022-05-22</text:p>
          </table:table-cell>
          <table:table-cell office:value-type="string" calcext:value-type="string">
            <text:p>05:32:34 AM</text:p>
          </table:table-cell>
          <table:table-cell office:value-type="string" calcext:value-type="string">
            <text:p>08:12:53 PM</text:p>
          </table:table-cell>
          <table:table-cell table:formula="of:=WEEKDAY([.B14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3]+[.C143]" office:value-type="date" office:date-value="2022-05-22T05:32:34" calcext:value-type="date">
            <text:p>2022-05-22T05:32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table:formula="of:=[.B143]+1" office:value-type="date" office:date-value="2022-05-23" calcext:value-type="date">
            <text:p>2022-05-23</text:p>
          </table:table-cell>
          <table:table-cell office:value-type="string" calcext:value-type="string">
            <text:p>05:31:51 AM</text:p>
          </table:table-cell>
          <table:table-cell office:value-type="string" calcext:value-type="string">
            <text:p>08:13:46 PM</text:p>
          </table:table-cell>
          <table:table-cell table:formula="of:=WEEKDAY([.B14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4]+[.C144]" office:value-type="date" office:date-value="2022-05-23T05:31:51" calcext:value-type="date">
            <text:p>2022-05-23T05:31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formula="of:=[.B144]+1" office:value-type="date" office:date-value="2022-05-24" calcext:value-type="date">
            <text:p>2022-05-24</text:p>
          </table:table-cell>
          <table:table-cell office:value-type="string" calcext:value-type="string">
            <text:p>05:31:09 AM</text:p>
          </table:table-cell>
          <table:table-cell office:value-type="string" calcext:value-type="string">
            <text:p>08:14:38 PM</text:p>
          </table:table-cell>
          <table:table-cell table:formula="of:=WEEKDAY([.B14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5]+[.C145]" office:value-type="date" office:date-value="2022-05-24T05:31:09" calcext:value-type="date">
            <text:p>2022-05-24T05:31: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formula="of:=[.B145]+1" office:value-type="date" office:date-value="2022-05-25" calcext:value-type="date">
            <text:p>2022-05-25</text:p>
          </table:table-cell>
          <table:table-cell office:value-type="string" calcext:value-type="string">
            <text:p>05:30:30 AM</text:p>
          </table:table-cell>
          <table:table-cell office:value-type="string" calcext:value-type="string">
            <text:p>08:15:30 PM</text:p>
          </table:table-cell>
          <table:table-cell table:formula="of:=WEEKDAY([.B14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6]+[.C146]" office:value-type="date" office:date-value="2022-05-25T05:30:30" calcext:value-type="date">
            <text:p>2022-05-25T05:30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formula="of:=[.B146]+1" office:value-type="date" office:date-value="2022-05-26" calcext:value-type="date">
            <text:p>2022-05-26</text:p>
          </table:table-cell>
          <table:table-cell office:value-type="string" calcext:value-type="string">
            <text:p>05:29:52 AM</text:p>
          </table:table-cell>
          <table:table-cell office:value-type="string" calcext:value-type="string">
            <text:p>08:16:21 PM</text:p>
          </table:table-cell>
          <table:table-cell table:formula="of:=WEEKDAY([.B14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7]+[.C147]" office:value-type="date" office:date-value="2022-05-26T05:29:52" calcext:value-type="date">
            <text:p>2022-05-26T05:29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formula="of:=[.B147]+1" office:value-type="date" office:date-value="2022-05-27" calcext:value-type="date">
            <text:p>2022-05-27</text:p>
          </table:table-cell>
          <table:table-cell office:value-type="string" calcext:value-type="string">
            <text:p>05:29:17 AM</text:p>
          </table:table-cell>
          <table:table-cell office:value-type="string" calcext:value-type="string">
            <text:p>08:17:10 PM</text:p>
          </table:table-cell>
          <table:table-cell table:formula="of:=WEEKDAY([.B14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8]+[.C148]" office:value-type="date" office:date-value="2022-05-27T05:29:17" calcext:value-type="date">
            <text:p>2022-05-27T05:29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table:formula="of:=[.B148]+1" office:value-type="date" office:date-value="2022-05-28" calcext:value-type="date">
            <text:p>2022-05-28</text:p>
          </table:table-cell>
          <table:table-cell office:value-type="string" calcext:value-type="string">
            <text:p>05:28:43 AM</text:p>
          </table:table-cell>
          <table:table-cell office:value-type="string" calcext:value-type="string">
            <text:p>08:17:59 PM</text:p>
          </table:table-cell>
          <table:table-cell table:formula="of:=WEEKDAY([.B14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49]+[.C149]" office:value-type="date" office:date-value="2022-05-28T05:28:43" calcext:value-type="date">
            <text:p>2022-05-28T05:28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9]+1" office:value-type="date" office:date-value="2022-05-29" calcext:value-type="date">
            <text:p>2022-05-29</text:p>
          </table:table-cell>
          <table:table-cell office:value-type="string" calcext:value-type="string">
            <text:p>05:28:11 AM</text:p>
          </table:table-cell>
          <table:table-cell office:value-type="string" calcext:value-type="string">
            <text:p>08:18:47 PM</text:p>
          </table:table-cell>
          <table:table-cell table:formula="of:=WEEKDAY([.B15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0]+[.C150]" office:value-type="date" office:date-value="2022-05-29T05:28:11" calcext:value-type="date">
            <text:p>2022-05-29T05:28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formula="of:=[.B150]+1" office:value-type="date" office:date-value="2022-05-30" calcext:value-type="date">
            <text:p>2022-05-30</text:p>
          </table:table-cell>
          <table:table-cell office:value-type="string" calcext:value-type="string">
            <text:p>05:27:41 AM</text:p>
          </table:table-cell>
          <table:table-cell office:value-type="string" calcext:value-type="string">
            <text:p>08:19:33 PM</text:p>
          </table:table-cell>
          <table:table-cell table:formula="of:=WEEKDAY([.B15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1]+[.C151]" office:value-type="date" office:date-value="2022-05-30T05:27:41" calcext:value-type="date">
            <text:p>2022-05-30T05:27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formula="of:=[.B151]+1" office:value-type="date" office:date-value="2022-05-31" calcext:value-type="date">
            <text:p>2022-05-31</text:p>
          </table:table-cell>
          <table:table-cell office:value-type="string" calcext:value-type="string">
            <text:p>05:27:13 AM</text:p>
          </table:table-cell>
          <table:table-cell office:value-type="string" calcext:value-type="string">
            <text:p>08:20:19 PM</text:p>
          </table:table-cell>
          <table:table-cell table:formula="of:=WEEKDAY([.B15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2]+[.C152]" office:value-type="date" office:date-value="2022-05-31T05:27:13" calcext:value-type="date">
            <text:p>2022-05-31T05:27: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formula="of:=[.B152]+1" office:value-type="date" office:date-value="2022-06-01" calcext:value-type="date">
            <text:p>2022-06-01</text:p>
          </table:table-cell>
          <table:table-cell office:value-type="string" calcext:value-type="string">
            <text:p>05:26:47 AM</text:p>
          </table:table-cell>
          <table:table-cell office:value-type="string" calcext:value-type="string">
            <text:p>08:21:03 PM</text:p>
          </table:table-cell>
          <table:table-cell table:formula="of:=WEEKDAY([.B15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3]+[.C153]" office:value-type="date" office:date-value="2022-06-01T05:26:47" calcext:value-type="date">
            <text:p>2022-06-01T05:26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table:formula="of:=[.B153]+1" office:value-type="date" office:date-value="2022-06-02" calcext:value-type="date">
            <text:p>2022-06-02</text:p>
          </table:table-cell>
          <table:table-cell office:value-type="string" calcext:value-type="string">
            <text:p>05:26:23 AM</text:p>
          </table:table-cell>
          <table:table-cell office:value-type="string" calcext:value-type="string">
            <text:p>08:21:46 PM</text:p>
          </table:table-cell>
          <table:table-cell table:formula="of:=WEEKDAY([.B15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4]+[.C154]" office:value-type="date" office:date-value="2022-06-02T05:26:23" calcext:value-type="date">
            <text:p>2022-06-02T05:26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table:formula="of:=[.B154]+1" office:value-type="date" office:date-value="2022-06-03" calcext:value-type="date">
            <text:p>2022-06-03</text:p>
          </table:table-cell>
          <table:table-cell office:value-type="string" calcext:value-type="string">
            <text:p>05:26:01 AM</text:p>
          </table:table-cell>
          <table:table-cell office:value-type="string" calcext:value-type="string">
            <text:p>08:22:28 PM</text:p>
          </table:table-cell>
          <table:table-cell table:formula="of:=WEEKDAY([.B15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5]+[.C155]" office:value-type="date" office:date-value="2022-06-03T05:26:01" calcext:value-type="date">
            <text:p>2022-06-03T05:26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table:formula="of:=[.B155]+1" office:value-type="date" office:date-value="2022-06-04" calcext:value-type="date">
            <text:p>2022-06-04</text:p>
          </table:table-cell>
          <table:table-cell office:value-type="string" calcext:value-type="string">
            <text:p>05:25:41 AM</text:p>
          </table:table-cell>
          <table:table-cell office:value-type="string" calcext:value-type="string">
            <text:p>08:23:09 PM</text:p>
          </table:table-cell>
          <table:table-cell table:formula="of:=WEEKDAY([.B15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6]+[.C156]" office:value-type="date" office:date-value="2022-06-04T05:25:41" calcext:value-type="date">
            <text:p>2022-06-04T05:25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6]+1" office:value-type="date" office:date-value="2022-06-05" calcext:value-type="date">
            <text:p>2022-06-05</text:p>
          </table:table-cell>
          <table:table-cell office:value-type="string" calcext:value-type="string">
            <text:p>05:25:23 AM</text:p>
          </table:table-cell>
          <table:table-cell office:value-type="string" calcext:value-type="string">
            <text:p>08:23:48 PM</text:p>
          </table:table-cell>
          <table:table-cell table:formula="of:=WEEKDAY([.B15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7]+[.C157]" office:value-type="date" office:date-value="2022-06-05T05:25:23" calcext:value-type="date">
            <text:p>2022-06-05T05:25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table:formula="of:=[.B157]+1" office:value-type="date" office:date-value="2022-06-06" calcext:value-type="date">
            <text:p>2022-06-06</text:p>
          </table:table-cell>
          <table:table-cell office:value-type="string" calcext:value-type="string">
            <text:p>05:25:07 AM</text:p>
          </table:table-cell>
          <table:table-cell office:value-type="string" calcext:value-type="string">
            <text:p>08:24:26 PM</text:p>
          </table:table-cell>
          <table:table-cell table:formula="of:=WEEKDAY([.B15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8]+[.C158]" office:value-type="date" office:date-value="2022-06-06T05:25:07" calcext:value-type="date">
            <text:p>2022-06-06T05:25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table:formula="of:=[.B158]+1" office:value-type="date" office:date-value="2022-06-07" calcext:value-type="date">
            <text:p>2022-06-07</text:p>
          </table:table-cell>
          <table:table-cell office:value-type="string" calcext:value-type="string">
            <text:p>05:24:53 AM</text:p>
          </table:table-cell>
          <table:table-cell office:value-type="string" calcext:value-type="string">
            <text:p>08:25:03 PM</text:p>
          </table:table-cell>
          <table:table-cell table:formula="of:=WEEKDAY([.B15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59]+[.C159]" office:value-type="date" office:date-value="2022-06-07T05:24:53" calcext:value-type="date">
            <text:p>2022-06-07T05:24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table:formula="of:=[.B159]+1" office:value-type="date" office:date-value="2022-06-08" calcext:value-type="date">
            <text:p>2022-06-08</text:p>
          </table:table-cell>
          <table:table-cell office:value-type="string" calcext:value-type="string">
            <text:p>05:24:41 AM</text:p>
          </table:table-cell>
          <table:table-cell office:value-type="string" calcext:value-type="string">
            <text:p>08:25:38 PM</text:p>
          </table:table-cell>
          <table:table-cell table:formula="of:=WEEKDAY([.B16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0]+[.C160]" office:value-type="date" office:date-value="2022-06-08T05:24:41" calcext:value-type="date">
            <text:p>2022-06-08T05:24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formula="of:=[.B160]+1" office:value-type="date" office:date-value="2022-06-09" calcext:value-type="date">
            <text:p>2022-06-09</text:p>
          </table:table-cell>
          <table:table-cell office:value-type="string" calcext:value-type="string">
            <text:p>05:24:30 AM</text:p>
          </table:table-cell>
          <table:table-cell office:value-type="string" calcext:value-type="string">
            <text:p>08:26:12 PM</text:p>
          </table:table-cell>
          <table:table-cell table:formula="of:=WEEKDAY([.B16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1]+[.C161]" office:value-type="date" office:date-value="2022-06-09T05:24:30" calcext:value-type="date">
            <text:p>2022-06-09T05:24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table:formula="of:=[.B161]+1" office:value-type="date" office:date-value="2022-06-10" calcext:value-type="date">
            <text:p>2022-06-10</text:p>
          </table:table-cell>
          <table:table-cell office:value-type="string" calcext:value-type="string">
            <text:p>05:24:22 AM</text:p>
          </table:table-cell>
          <table:table-cell office:value-type="string" calcext:value-type="string">
            <text:p>08:26:44 PM</text:p>
          </table:table-cell>
          <table:table-cell table:formula="of:=WEEKDAY([.B16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2]+[.C162]" office:value-type="date" office:date-value="2022-06-10T05:24:22" calcext:value-type="date">
            <text:p>2022-06-10T05:24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formula="of:=[.B162]+1" office:value-type="date" office:date-value="2022-06-11" calcext:value-type="date">
            <text:p>2022-06-11</text:p>
          </table:table-cell>
          <table:table-cell office:value-type="string" calcext:value-type="string">
            <text:p>05:24:16 AM</text:p>
          </table:table-cell>
          <table:table-cell office:value-type="string" calcext:value-type="string">
            <text:p>08:27:14 PM</text:p>
          </table:table-cell>
          <table:table-cell table:formula="of:=WEEKDAY([.B16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3]+[.C163]" office:value-type="date" office:date-value="2022-06-11T05:24:16" calcext:value-type="date">
            <text:p>2022-06-11T05:24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3]+1" office:value-type="date" office:date-value="2022-06-12" calcext:value-type="date">
            <text:p>2022-06-12</text:p>
          </table:table-cell>
          <table:table-cell office:value-type="string" calcext:value-type="string">
            <text:p>05:24:12 AM</text:p>
          </table:table-cell>
          <table:table-cell office:value-type="string" calcext:value-type="string">
            <text:p>08:27:43 PM</text:p>
          </table:table-cell>
          <table:table-cell table:formula="of:=WEEKDAY([.B16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4]+[.C164]" office:value-type="date" office:date-value="2022-06-12T05:24:12" calcext:value-type="date">
            <text:p>2022-06-12T05:24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table:formula="of:=[.B164]+1" office:value-type="date" office:date-value="2022-06-13" calcext:value-type="date">
            <text:p>2022-06-13</text:p>
          </table:table-cell>
          <table:table-cell office:value-type="string" calcext:value-type="string">
            <text:p>05:24:10 AM</text:p>
          </table:table-cell>
          <table:table-cell office:value-type="string" calcext:value-type="string">
            <text:p>08:28:11 PM</text:p>
          </table:table-cell>
          <table:table-cell table:formula="of:=WEEKDAY([.B16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5]+[.C165]" office:value-type="date" office:date-value="2022-06-13T05:24:10" calcext:value-type="date">
            <text:p>2022-06-13T05:24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formula="of:=[.B165]+1" office:value-type="date" office:date-value="2022-06-14" calcext:value-type="date">
            <text:p>2022-06-14</text:p>
          </table:table-cell>
          <table:table-cell office:value-type="string" calcext:value-type="string">
            <text:p>05:24:10 AM</text:p>
          </table:table-cell>
          <table:table-cell office:value-type="string" calcext:value-type="string">
            <text:p>08:28:36 PM</text:p>
          </table:table-cell>
          <table:table-cell table:formula="of:=WEEKDAY([.B16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6]+[.C166]" office:value-type="date" office:date-value="2022-06-14T05:24:10" calcext:value-type="date">
            <text:p>2022-06-14T05:24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formula="of:=[.B166]+1" office:value-type="date" office:date-value="2022-06-15" calcext:value-type="date">
            <text:p>2022-06-15</text:p>
          </table:table-cell>
          <table:table-cell office:value-type="string" calcext:value-type="string">
            <text:p>05:24:11 AM</text:p>
          </table:table-cell>
          <table:table-cell office:value-type="string" calcext:value-type="string">
            <text:p>08:29:00 PM</text:p>
          </table:table-cell>
          <table:table-cell table:formula="of:=WEEKDAY([.B16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7]+[.C167]" office:value-type="date" office:date-value="2022-06-15T05:24:11" calcext:value-type="date">
            <text:p>2022-06-15T05:24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table:formula="of:=[.B167]+1" office:value-type="date" office:date-value="2022-06-16" calcext:value-type="date">
            <text:p>2022-06-16</text:p>
          </table:table-cell>
          <table:table-cell office:value-type="string" calcext:value-type="string">
            <text:p>05:24:15 AM</text:p>
          </table:table-cell>
          <table:table-cell office:value-type="string" calcext:value-type="string">
            <text:p>08:29:23 PM</text:p>
          </table:table-cell>
          <table:table-cell table:formula="of:=WEEKDAY([.B16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8]+[.C168]" office:value-type="date" office:date-value="2022-06-16T05:24:15" calcext:value-type="date">
            <text:p>2022-06-16T05:24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table:formula="of:=[.B168]+1" office:value-type="date" office:date-value="2022-06-17" calcext:value-type="date">
            <text:p>2022-06-17</text:p>
          </table:table-cell>
          <table:table-cell office:value-type="string" calcext:value-type="string">
            <text:p>05:24:21 AM</text:p>
          </table:table-cell>
          <table:table-cell office:value-type="string" calcext:value-type="string">
            <text:p>08:29:43 PM</text:p>
          </table:table-cell>
          <table:table-cell table:formula="of:=WEEKDAY([.B16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69]+[.C169]" office:value-type="date" office:date-value="2022-06-17T05:24:21" calcext:value-type="date">
            <text:p>2022-06-17T05:24: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table:formula="of:=[.B169]+1" office:value-type="date" office:date-value="2022-06-18" calcext:value-type="date">
            <text:p>2022-06-18</text:p>
          </table:table-cell>
          <table:table-cell office:value-type="string" calcext:value-type="string">
            <text:p>05:24:28 AM</text:p>
          </table:table-cell>
          <table:table-cell office:value-type="string" calcext:value-type="string">
            <text:p>08:30:02 PM</text:p>
          </table:table-cell>
          <table:table-cell table:formula="of:=WEEKDAY([.B17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0]+[.C170]" office:value-type="date" office:date-value="2022-06-18T05:24:28" calcext:value-type="date">
            <text:p>2022-06-18T05:24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0]+1" office:value-type="date" office:date-value="2022-06-19" calcext:value-type="date">
            <text:p>2022-06-19</text:p>
          </table:table-cell>
          <table:table-cell office:value-type="string" calcext:value-type="string">
            <text:p>05:24:37 AM</text:p>
          </table:table-cell>
          <table:table-cell office:value-type="string" calcext:value-type="string">
            <text:p>08:30:18 PM</text:p>
          </table:table-cell>
          <table:table-cell table:formula="of:=WEEKDAY([.B17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1]+[.C171]" office:value-type="date" office:date-value="2022-06-19T05:24:37" calcext:value-type="date">
            <text:p>2022-06-19T05:24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table:formula="of:=[.B171]+1" office:value-type="date" office:date-value="2022-06-20" calcext:value-type="date">
            <text:p>2022-06-20</text:p>
          </table:table-cell>
          <table:table-cell office:value-type="string" calcext:value-type="string">
            <text:p>05:24:49 AM</text:p>
          </table:table-cell>
          <table:table-cell office:value-type="string" calcext:value-type="string">
            <text:p>08:30:33 PM</text:p>
          </table:table-cell>
          <table:table-cell table:formula="of:=WEEKDAY([.B17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2]+[.C172]" office:value-type="date" office:date-value="2022-06-20T05:24:49" calcext:value-type="date">
            <text:p>2022-06-20T05:24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table:formula="of:=[.B172]+1" office:value-type="date" office:date-value="2022-06-21" calcext:value-type="date">
            <text:p>2022-06-21</text:p>
          </table:table-cell>
          <table:table-cell office:value-type="string" calcext:value-type="string">
            <text:p>05:25:02 AM</text:p>
          </table:table-cell>
          <table:table-cell office:value-type="string" calcext:value-type="string">
            <text:p>08:30:47 PM</text:p>
          </table:table-cell>
          <table:table-cell table:formula="of:=WEEKDAY([.B17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3]+[.C173]" office:value-type="date" office:date-value="2022-06-21T05:25:02" calcext:value-type="date">
            <text:p>2022-06-21T05:25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table:formula="of:=[.B173]+1" office:value-type="date" office:date-value="2022-06-22" calcext:value-type="date">
            <text:p>2022-06-22</text:p>
          </table:table-cell>
          <table:table-cell office:value-type="string" calcext:value-type="string">
            <text:p>05:25:16 AM</text:p>
          </table:table-cell>
          <table:table-cell office:value-type="string" calcext:value-type="string">
            <text:p>08:30:58 PM</text:p>
          </table:table-cell>
          <table:table-cell table:formula="of:=WEEKDAY([.B17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4]+[.C174]" office:value-type="date" office:date-value="2022-06-22T05:25:16" calcext:value-type="date">
            <text:p>2022-06-22T05:25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formula="of:=[.B174]+1" office:value-type="date" office:date-value="2022-06-23" calcext:value-type="date">
            <text:p>2022-06-23</text:p>
          </table:table-cell>
          <table:table-cell office:value-type="string" calcext:value-type="string">
            <text:p>05:25:33 AM</text:p>
          </table:table-cell>
          <table:table-cell office:value-type="string" calcext:value-type="string">
            <text:p>08:31:07 PM</text:p>
          </table:table-cell>
          <table:table-cell table:formula="of:=WEEKDAY([.B17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5]+[.C175]" office:value-type="date" office:date-value="2022-06-23T05:25:33" calcext:value-type="date">
            <text:p>2022-06-23T05:25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table:formula="of:=[.B175]+1" office:value-type="date" office:date-value="2022-06-24" calcext:value-type="date">
            <text:p>2022-06-24</text:p>
          </table:table-cell>
          <table:table-cell office:value-type="string" calcext:value-type="string">
            <text:p>05:25:51 AM</text:p>
          </table:table-cell>
          <table:table-cell office:value-type="string" calcext:value-type="string">
            <text:p>08:31:14 PM</text:p>
          </table:table-cell>
          <table:table-cell table:formula="of:=WEEKDAY([.B17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6]+[.C176]" office:value-type="date" office:date-value="2022-06-24T05:25:51" calcext:value-type="date">
            <text:p>2022-06-24T05:25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table:formula="of:=[.B176]+1" office:value-type="date" office:date-value="2022-06-25" calcext:value-type="date">
            <text:p>2022-06-25</text:p>
          </table:table-cell>
          <table:table-cell office:value-type="string" calcext:value-type="string">
            <text:p>05:26:11 AM</text:p>
          </table:table-cell>
          <table:table-cell office:value-type="string" calcext:value-type="string">
            <text:p>08:31:20 PM</text:p>
          </table:table-cell>
          <table:table-cell table:formula="of:=WEEKDAY([.B17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7]+[.C177]" office:value-type="date" office:date-value="2022-06-25T05:26:11" calcext:value-type="date">
            <text:p>2022-06-25T05:26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7]+1" office:value-type="date" office:date-value="2022-06-26" calcext:value-type="date">
            <text:p>2022-06-26</text:p>
          </table:table-cell>
          <table:table-cell office:value-type="string" calcext:value-type="string">
            <text:p>05:26:33 AM</text:p>
          </table:table-cell>
          <table:table-cell office:value-type="string" calcext:value-type="string">
            <text:p>08:31:23 PM</text:p>
          </table:table-cell>
          <table:table-cell table:formula="of:=WEEKDAY([.B17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8]+[.C178]" office:value-type="date" office:date-value="2022-06-26T05:26:33" calcext:value-type="date">
            <text:p>2022-06-26T05:26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formula="of:=[.B178]+1" office:value-type="date" office:date-value="2022-06-27" calcext:value-type="date">
            <text:p>2022-06-27</text:p>
          </table:table-cell>
          <table:table-cell office:value-type="string" calcext:value-type="string">
            <text:p>05:26:57 AM</text:p>
          </table:table-cell>
          <table:table-cell office:value-type="string" calcext:value-type="string">
            <text:p>08:31:25 PM</text:p>
          </table:table-cell>
          <table:table-cell table:formula="of:=WEEKDAY([.B17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79]+[.C179]" office:value-type="date" office:date-value="2022-06-27T05:26:57" calcext:value-type="date">
            <text:p>2022-06-27T05:26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table:formula="of:=[.B179]+1" office:value-type="date" office:date-value="2022-06-28" calcext:value-type="date">
            <text:p>2022-06-28</text:p>
          </table:table-cell>
          <table:table-cell office:value-type="string" calcext:value-type="string">
            <text:p>05:27:22 AM</text:p>
          </table:table-cell>
          <table:table-cell office:value-type="string" calcext:value-type="string">
            <text:p>08:31:24 PM</text:p>
          </table:table-cell>
          <table:table-cell table:formula="of:=WEEKDAY([.B18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0]+[.C180]" office:value-type="date" office:date-value="2022-06-28T05:27:22" calcext:value-type="date">
            <text:p>2022-06-28T05:27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formula="of:=[.B180]+1" office:value-type="date" office:date-value="2022-06-29" calcext:value-type="date">
            <text:p>2022-06-29</text:p>
          </table:table-cell>
          <table:table-cell office:value-type="string" calcext:value-type="string">
            <text:p>05:27:49 AM</text:p>
          </table:table-cell>
          <table:table-cell office:value-type="string" calcext:value-type="string">
            <text:p>08:31:21 PM</text:p>
          </table:table-cell>
          <table:table-cell table:formula="of:=WEEKDAY([.B18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1]+[.C181]" office:value-type="date" office:date-value="2022-06-29T05:27:49" calcext:value-type="date">
            <text:p>2022-06-29T05:27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table:formula="of:=[.B181]+1" office:value-type="date" office:date-value="2022-06-30" calcext:value-type="date">
            <text:p>2022-06-30</text:p>
          </table:table-cell>
          <table:table-cell office:value-type="string" calcext:value-type="string">
            <text:p>05:28:17 AM</text:p>
          </table:table-cell>
          <table:table-cell office:value-type="string" calcext:value-type="string">
            <text:p>08:31:17 PM</text:p>
          </table:table-cell>
          <table:table-cell table:formula="of:=WEEKDAY([.B18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2]+[.C182]" office:value-type="date" office:date-value="2022-06-30T05:28:17" calcext:value-type="date">
            <text:p>2022-06-30T05:28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formula="of:=[.B182]+1" office:value-type="date" office:date-value="2022-07-01" calcext:value-type="date">
            <text:p>2022-07-01</text:p>
          </table:table-cell>
          <table:table-cell office:value-type="string" calcext:value-type="string">
            <text:p>05:28:47 AM</text:p>
          </table:table-cell>
          <table:table-cell office:value-type="string" calcext:value-type="string">
            <text:p>08:31:10 PM</text:p>
          </table:table-cell>
          <table:table-cell table:formula="of:=WEEKDAY([.B18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3]+[.C183]" office:value-type="date" office:date-value="2022-07-01T05:28:47" calcext:value-type="date">
            <text:p>2022-07-01T05:28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table:formula="of:=[.B183]+1" office:value-type="date" office:date-value="2022-07-02" calcext:value-type="date">
            <text:p>2022-07-02</text:p>
          </table:table-cell>
          <table:table-cell office:value-type="string" calcext:value-type="string">
            <text:p>05:29:18 AM</text:p>
          </table:table-cell>
          <table:table-cell office:value-type="string" calcext:value-type="string">
            <text:p>08:31:02 PM</text:p>
          </table:table-cell>
          <table:table-cell table:formula="of:=WEEKDAY([.B18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4]+[.C184]" office:value-type="date" office:date-value="2022-07-02T05:29:18" calcext:value-type="date">
            <text:p>2022-07-02T05:29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4]+1" office:value-type="date" office:date-value="2022-07-03" calcext:value-type="date">
            <text:p>2022-07-03</text:p>
          </table:table-cell>
          <table:table-cell office:value-type="string" calcext:value-type="string">
            <text:p>05:29:51 AM</text:p>
          </table:table-cell>
          <table:table-cell office:value-type="string" calcext:value-type="string">
            <text:p>08:30:51 PM</text:p>
          </table:table-cell>
          <table:table-cell table:formula="of:=WEEKDAY([.B18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5]+[.C185]" office:value-type="date" office:date-value="2022-07-03T05:29:51" calcext:value-type="date">
            <text:p>2022-07-03T05:29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table:formula="of:=[.B185]+1" office:value-type="date" office:date-value="2022-07-04" calcext:value-type="date">
            <text:p>2022-07-04</text:p>
          </table:table-cell>
          <table:table-cell office:value-type="string" calcext:value-type="string">
            <text:p>05:30:25 AM</text:p>
          </table:table-cell>
          <table:table-cell office:value-type="string" calcext:value-type="string">
            <text:p>08:30:38 PM</text:p>
          </table:table-cell>
          <table:table-cell table:formula="of:=WEEKDAY([.B18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6]+[.C186]" office:value-type="date" office:date-value="2022-07-04T05:30:25" calcext:value-type="date">
            <text:p>2022-07-04T05:30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table:formula="of:=[.B186]+1" office:value-type="date" office:date-value="2022-07-05" calcext:value-type="date">
            <text:p>2022-07-05</text:p>
          </table:table-cell>
          <table:table-cell office:value-type="string" calcext:value-type="string">
            <text:p>05:31:00 AM</text:p>
          </table:table-cell>
          <table:table-cell office:value-type="string" calcext:value-type="string">
            <text:p>08:30:23 PM</text:p>
          </table:table-cell>
          <table:table-cell table:formula="of:=WEEKDAY([.B18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7]+[.C187]" office:value-type="date" office:date-value="2022-07-05T05:31:00" calcext:value-type="date">
            <text:p>2022-07-05T05:31:0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table:formula="of:=[.B187]+1" office:value-type="date" office:date-value="2022-07-06" calcext:value-type="date">
            <text:p>2022-07-06</text:p>
          </table:table-cell>
          <table:table-cell office:value-type="string" calcext:value-type="string">
            <text:p>05:31:37 AM</text:p>
          </table:table-cell>
          <table:table-cell office:value-type="string" calcext:value-type="string">
            <text:p>08:30:07 PM</text:p>
          </table:table-cell>
          <table:table-cell table:formula="of:=WEEKDAY([.B18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8]+[.C188]" office:value-type="date" office:date-value="2022-07-06T05:31:37" calcext:value-type="date">
            <text:p>2022-07-06T05:31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formula="of:=[.B188]+1" office:value-type="date" office:date-value="2022-07-07" calcext:value-type="date">
            <text:p>2022-07-07</text:p>
          </table:table-cell>
          <table:table-cell office:value-type="string" calcext:value-type="string">
            <text:p>05:32:15 AM</text:p>
          </table:table-cell>
          <table:table-cell office:value-type="string" calcext:value-type="string">
            <text:p>08:29:48 PM</text:p>
          </table:table-cell>
          <table:table-cell table:formula="of:=WEEKDAY([.B18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89]+[.C189]" office:value-type="date" office:date-value="2022-07-07T05:32:15" calcext:value-type="date">
            <text:p>2022-07-07T05:32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table:formula="of:=[.B189]+1" office:value-type="date" office:date-value="2022-07-08" calcext:value-type="date">
            <text:p>2022-07-08</text:p>
          </table:table-cell>
          <table:table-cell office:value-type="string" calcext:value-type="string">
            <text:p>05:32:55 AM</text:p>
          </table:table-cell>
          <table:table-cell office:value-type="string" calcext:value-type="string">
            <text:p>08:29:27 PM</text:p>
          </table:table-cell>
          <table:table-cell table:formula="of:=WEEKDAY([.B19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0]+[.C190]" office:value-type="date" office:date-value="2022-07-08T05:32:55" calcext:value-type="date">
            <text:p>2022-07-08T05:32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table:formula="of:=[.B190]+1" office:value-type="date" office:date-value="2022-07-09" calcext:value-type="date">
            <text:p>2022-07-09</text:p>
          </table:table-cell>
          <table:table-cell office:value-type="string" calcext:value-type="string">
            <text:p>05:33:35 AM</text:p>
          </table:table-cell>
          <table:table-cell office:value-type="string" calcext:value-type="string">
            <text:p>08:29:04 PM</text:p>
          </table:table-cell>
          <table:table-cell table:formula="of:=WEEKDAY([.B19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1]+[.C191]" office:value-type="date" office:date-value="2022-07-09T05:33:35" calcext:value-type="date">
            <text:p>2022-07-09T05:33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1]+1" office:value-type="date" office:date-value="2022-07-10" calcext:value-type="date">
            <text:p>2022-07-10</text:p>
          </table:table-cell>
          <table:table-cell office:value-type="string" calcext:value-type="string">
            <text:p>05:34:17 AM</text:p>
          </table:table-cell>
          <table:table-cell office:value-type="string" calcext:value-type="string">
            <text:p>08:28:39 PM</text:p>
          </table:table-cell>
          <table:table-cell table:formula="of:=WEEKDAY([.B19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2]+[.C192]" office:value-type="date" office:date-value="2022-07-10T05:34:17" calcext:value-type="date">
            <text:p>2022-07-10T05:34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table:formula="of:=[.B192]+1" office:value-type="date" office:date-value="2022-07-11" calcext:value-type="date">
            <text:p>2022-07-11</text:p>
          </table:table-cell>
          <table:table-cell office:value-type="string" calcext:value-type="string">
            <text:p>05:35:00 AM</text:p>
          </table:table-cell>
          <table:table-cell office:value-type="string" calcext:value-type="string">
            <text:p>08:28:12 PM</text:p>
          </table:table-cell>
          <table:table-cell table:formula="of:=WEEKDAY([.B19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3]+[.C193]" office:value-type="date" office:date-value="2022-07-11T05:35:00" calcext:value-type="date">
            <text:p>2022-07-11T05:35:0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table:formula="of:=[.B193]+1" office:value-type="date" office:date-value="2022-07-12" calcext:value-type="date">
            <text:p>2022-07-12</text:p>
          </table:table-cell>
          <table:table-cell office:value-type="string" calcext:value-type="string">
            <text:p>05:35:44 AM</text:p>
          </table:table-cell>
          <table:table-cell office:value-type="string" calcext:value-type="string">
            <text:p>08:27:43 PM</text:p>
          </table:table-cell>
          <table:table-cell table:formula="of:=WEEKDAY([.B19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4]+[.C194]" office:value-type="date" office:date-value="2022-07-12T05:35:44" calcext:value-type="date">
            <text:p>2022-07-12T05:35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table:formula="of:=[.B194]+1" office:value-type="date" office:date-value="2022-07-13" calcext:value-type="date">
            <text:p>2022-07-13</text:p>
          </table:table-cell>
          <table:table-cell office:value-type="string" calcext:value-type="string">
            <text:p>05:36:29 AM</text:p>
          </table:table-cell>
          <table:table-cell office:value-type="string" calcext:value-type="string">
            <text:p>08:27:12 PM</text:p>
          </table:table-cell>
          <table:table-cell table:formula="of:=WEEKDAY([.B19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5]+[.C195]" office:value-type="date" office:date-value="2022-07-13T05:36:29" calcext:value-type="date">
            <text:p>2022-07-13T05:36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formula="of:=[.B195]+1" office:value-type="date" office:date-value="2022-07-14" calcext:value-type="date">
            <text:p>2022-07-14</text:p>
          </table:table-cell>
          <table:table-cell office:value-type="string" calcext:value-type="string">
            <text:p>05:37:15 AM</text:p>
          </table:table-cell>
          <table:table-cell office:value-type="string" calcext:value-type="string">
            <text:p>08:26:40 PM</text:p>
          </table:table-cell>
          <table:table-cell table:formula="of:=WEEKDAY([.B19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6]+[.C196]" office:value-type="date" office:date-value="2022-07-14T05:37:15" calcext:value-type="date">
            <text:p>2022-07-14T05:37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formula="of:=[.B196]+1" office:value-type="date" office:date-value="2022-07-15" calcext:value-type="date">
            <text:p>2022-07-15</text:p>
          </table:table-cell>
          <table:table-cell office:value-type="string" calcext:value-type="string">
            <text:p>05:38:02 AM</text:p>
          </table:table-cell>
          <table:table-cell office:value-type="string" calcext:value-type="string">
            <text:p>08:26:05 PM</text:p>
          </table:table-cell>
          <table:table-cell table:formula="of:=WEEKDAY([.B19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7]+[.C197]" office:value-type="date" office:date-value="2022-07-15T05:38:02" calcext:value-type="date">
            <text:p>2022-07-15T05:38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table:formula="of:=[.B197]+1" office:value-type="date" office:date-value="2022-07-16" calcext:value-type="date">
            <text:p>2022-07-16</text:p>
          </table:table-cell>
          <table:table-cell office:value-type="string" calcext:value-type="string">
            <text:p>05:38:49 AM</text:p>
          </table:table-cell>
          <table:table-cell office:value-type="string" calcext:value-type="string">
            <text:p>08:25:28 PM</text:p>
          </table:table-cell>
          <table:table-cell table:formula="of:=WEEKDAY([.B19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8]+[.C198]" office:value-type="date" office:date-value="2022-07-16T05:38:49" calcext:value-type="date">
            <text:p>2022-07-16T05:38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8]+1" office:value-type="date" office:date-value="2022-07-17" calcext:value-type="date">
            <text:p>2022-07-17</text:p>
          </table:table-cell>
          <table:table-cell office:value-type="string" calcext:value-type="string">
            <text:p>05:39:38 AM</text:p>
          </table:table-cell>
          <table:table-cell office:value-type="string" calcext:value-type="string">
            <text:p>08:24:49 PM</text:p>
          </table:table-cell>
          <table:table-cell table:formula="of:=WEEKDAY([.B19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199]+[.C199]" office:value-type="date" office:date-value="2022-07-17T05:39:38" calcext:value-type="date">
            <text:p>2022-07-17T05:39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table:formula="of:=[.B199]+1" office:value-type="date" office:date-value="2022-07-18" calcext:value-type="date">
            <text:p>2022-07-18</text:p>
          </table:table-cell>
          <table:table-cell office:value-type="string" calcext:value-type="string">
            <text:p>05:40:28 AM</text:p>
          </table:table-cell>
          <table:table-cell office:value-type="string" calcext:value-type="string">
            <text:p>08:24:09 PM</text:p>
          </table:table-cell>
          <table:table-cell table:formula="of:=WEEKDAY([.B20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0]+[.C200]" office:value-type="date" office:date-value="2022-07-18T05:40:28" calcext:value-type="date">
            <text:p>2022-07-18T05:40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formula="of:=[.B200]+1" office:value-type="date" office:date-value="2022-07-19" calcext:value-type="date">
            <text:p>2022-07-19</text:p>
          </table:table-cell>
          <table:table-cell office:value-type="string" calcext:value-type="string">
            <text:p>05:41:18 AM</text:p>
          </table:table-cell>
          <table:table-cell office:value-type="string" calcext:value-type="string">
            <text:p>08:23:27 PM</text:p>
          </table:table-cell>
          <table:table-cell table:formula="of:=WEEKDAY([.B20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1]+[.C201]" office:value-type="date" office:date-value="2022-07-19T05:41:18" calcext:value-type="date">
            <text:p>2022-07-19T05:41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table:formula="of:=[.B201]+1" office:value-type="date" office:date-value="2022-07-20" calcext:value-type="date">
            <text:p>2022-07-20</text:p>
          </table:table-cell>
          <table:table-cell office:value-type="string" calcext:value-type="string">
            <text:p>05:42:09 AM</text:p>
          </table:table-cell>
          <table:table-cell office:value-type="string" calcext:value-type="string">
            <text:p>08:22:42 PM</text:p>
          </table:table-cell>
          <table:table-cell table:formula="of:=WEEKDAY([.B20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2]+[.C202]" office:value-type="date" office:date-value="2022-07-20T05:42:09" calcext:value-type="date">
            <text:p>2022-07-20T05:42: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table:formula="of:=[.B202]+1" office:value-type="date" office:date-value="2022-07-21" calcext:value-type="date">
            <text:p>2022-07-21</text:p>
          </table:table-cell>
          <table:table-cell office:value-type="string" calcext:value-type="string">
            <text:p>05:43:01 AM</text:p>
          </table:table-cell>
          <table:table-cell office:value-type="string" calcext:value-type="string">
            <text:p>08:21:56 PM</text:p>
          </table:table-cell>
          <table:table-cell table:formula="of:=WEEKDAY([.B20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3]+[.C203]" office:value-type="date" office:date-value="2022-07-21T05:43:01" calcext:value-type="date">
            <text:p>2022-07-21T05:43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table:formula="of:=[.B203]+1" office:value-type="date" office:date-value="2022-07-22" calcext:value-type="date">
            <text:p>2022-07-22</text:p>
          </table:table-cell>
          <table:table-cell office:value-type="string" calcext:value-type="string">
            <text:p>05:43:53 AM</text:p>
          </table:table-cell>
          <table:table-cell office:value-type="string" calcext:value-type="string">
            <text:p>08:21:08 PM</text:p>
          </table:table-cell>
          <table:table-cell table:formula="of:=WEEKDAY([.B20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4]+[.C204]" office:value-type="date" office:date-value="2022-07-22T05:43:53" calcext:value-type="date">
            <text:p>2022-07-22T05:43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table:formula="of:=[.B204]+1" office:value-type="date" office:date-value="2022-07-23" calcext:value-type="date">
            <text:p>2022-07-23</text:p>
          </table:table-cell>
          <table:table-cell office:value-type="string" calcext:value-type="string">
            <text:p>05:44:46 AM</text:p>
          </table:table-cell>
          <table:table-cell office:value-type="string" calcext:value-type="string">
            <text:p>08:20:19 PM</text:p>
          </table:table-cell>
          <table:table-cell table:formula="of:=WEEKDAY([.B20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5]+[.C205]" office:value-type="date" office:date-value="2022-07-23T05:44:46" calcext:value-type="date">
            <text:p>2022-07-23T05:44:4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5]+1" office:value-type="date" office:date-value="2022-07-24" calcext:value-type="date">
            <text:p>2022-07-24</text:p>
          </table:table-cell>
          <table:table-cell office:value-type="string" calcext:value-type="string">
            <text:p>05:45:40 AM</text:p>
          </table:table-cell>
          <table:table-cell office:value-type="string" calcext:value-type="string">
            <text:p>08:19:27 PM</text:p>
          </table:table-cell>
          <table:table-cell table:formula="of:=WEEKDAY([.B20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6]+[.C206]" office:value-type="date" office:date-value="2022-07-24T05:45:40" calcext:value-type="date">
            <text:p>2022-07-24T05:45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table:formula="of:=[.B206]+1" office:value-type="date" office:date-value="2022-07-25" calcext:value-type="date">
            <text:p>2022-07-25</text:p>
          </table:table-cell>
          <table:table-cell office:value-type="string" calcext:value-type="string">
            <text:p>05:46:34 AM</text:p>
          </table:table-cell>
          <table:table-cell office:value-type="string" calcext:value-type="string">
            <text:p>08:18:34 PM</text:p>
          </table:table-cell>
          <table:table-cell table:formula="of:=WEEKDAY([.B20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7]+[.C207]" office:value-type="date" office:date-value="2022-07-25T05:46:34" calcext:value-type="date">
            <text:p>2022-07-25T05:46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table:formula="of:=[.B207]+1" office:value-type="date" office:date-value="2022-07-26" calcext:value-type="date">
            <text:p>2022-07-26</text:p>
          </table:table-cell>
          <table:table-cell office:value-type="string" calcext:value-type="string">
            <text:p>05:47:29 AM</text:p>
          </table:table-cell>
          <table:table-cell office:value-type="string" calcext:value-type="string">
            <text:p>08:17:39 PM</text:p>
          </table:table-cell>
          <table:table-cell table:formula="of:=WEEKDAY([.B20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8]+[.C208]" office:value-type="date" office:date-value="2022-07-26T05:47:29" calcext:value-type="date">
            <text:p>2022-07-26T05:47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table:formula="of:=[.B208]+1" office:value-type="date" office:date-value="2022-07-27" calcext:value-type="date">
            <text:p>2022-07-27</text:p>
          </table:table-cell>
          <table:table-cell office:value-type="string" calcext:value-type="string">
            <text:p>05:48:24 AM</text:p>
          </table:table-cell>
          <table:table-cell office:value-type="string" calcext:value-type="string">
            <text:p>08:16:43 PM</text:p>
          </table:table-cell>
          <table:table-cell table:formula="of:=WEEKDAY([.B20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09]+[.C209]" office:value-type="date" office:date-value="2022-07-27T05:48:24" calcext:value-type="date">
            <text:p>2022-07-27T05:48: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table:formula="of:=[.B209]+1" office:value-type="date" office:date-value="2022-07-28" calcext:value-type="date">
            <text:p>2022-07-28</text:p>
          </table:table-cell>
          <table:table-cell office:value-type="string" calcext:value-type="string">
            <text:p>05:49:19 AM</text:p>
          </table:table-cell>
          <table:table-cell office:value-type="string" calcext:value-type="string">
            <text:p>08:15:45 PM</text:p>
          </table:table-cell>
          <table:table-cell table:formula="of:=WEEKDAY([.B21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0]+[.C210]" office:value-type="date" office:date-value="2022-07-28T05:49:19" calcext:value-type="date">
            <text:p>2022-07-28T05:49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formula="of:=[.B210]+1" office:value-type="date" office:date-value="2022-07-29" calcext:value-type="date">
            <text:p>2022-07-29</text:p>
          </table:table-cell>
          <table:table-cell office:value-type="string" calcext:value-type="string">
            <text:p>05:50:15 AM</text:p>
          </table:table-cell>
          <table:table-cell office:value-type="string" calcext:value-type="string">
            <text:p>08:14:45 PM</text:p>
          </table:table-cell>
          <table:table-cell table:formula="of:=WEEKDAY([.B21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1]+[.C211]" office:value-type="date" office:date-value="2022-07-29T05:50:15" calcext:value-type="date">
            <text:p>2022-07-29T05:50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table:formula="of:=[.B211]+1" office:value-type="date" office:date-value="2022-07-30" calcext:value-type="date">
            <text:p>2022-07-30</text:p>
          </table:table-cell>
          <table:table-cell office:value-type="string" calcext:value-type="string">
            <text:p>05:51:12 AM</text:p>
          </table:table-cell>
          <table:table-cell office:value-type="string" calcext:value-type="string">
            <text:p>08:13:43 PM</text:p>
          </table:table-cell>
          <table:table-cell table:formula="of:=WEEKDAY([.B21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2]+[.C212]" office:value-type="date" office:date-value="2022-07-30T05:51:12" calcext:value-type="date">
            <text:p>2022-07-30T05:51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2]+1" office:value-type="date" office:date-value="2022-07-31" calcext:value-type="date">
            <text:p>2022-07-31</text:p>
          </table:table-cell>
          <table:table-cell office:value-type="string" calcext:value-type="string">
            <text:p>05:52:08 AM</text:p>
          </table:table-cell>
          <table:table-cell office:value-type="string" calcext:value-type="string">
            <text:p>08:12:40 PM</text:p>
          </table:table-cell>
          <table:table-cell table:formula="of:=WEEKDAY([.B21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3]+[.C213]" office:value-type="date" office:date-value="2022-07-31T05:52:08" calcext:value-type="date">
            <text:p>2022-07-31T05:52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table:formula="of:=[.B213]+1" office:value-type="date" office:date-value="2022-08-01" calcext:value-type="date">
            <text:p>2022-08-01</text:p>
          </table:table-cell>
          <table:table-cell office:value-type="string" calcext:value-type="string">
            <text:p>05:53:05 AM</text:p>
          </table:table-cell>
          <table:table-cell office:value-type="string" calcext:value-type="string">
            <text:p>08:11:36 PM</text:p>
          </table:table-cell>
          <table:table-cell table:formula="of:=WEEKDAY([.B21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4]+[.C214]" office:value-type="date" office:date-value="2022-08-01T05:53:05" calcext:value-type="date">
            <text:p>2022-08-01T05:53: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table:formula="of:=[.B214]+1" office:value-type="date" office:date-value="2022-08-02" calcext:value-type="date">
            <text:p>2022-08-02</text:p>
          </table:table-cell>
          <table:table-cell office:value-type="string" calcext:value-type="string">
            <text:p>05:54:03 AM</text:p>
          </table:table-cell>
          <table:table-cell office:value-type="string" calcext:value-type="string">
            <text:p>08:10:30 PM</text:p>
          </table:table-cell>
          <table:table-cell table:formula="of:=WEEKDAY([.B21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5]+[.C215]" office:value-type="date" office:date-value="2022-08-02T05:54:03" calcext:value-type="date">
            <text:p>2022-08-02T05:54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table:formula="of:=[.B215]+1" office:value-type="date" office:date-value="2022-08-03" calcext:value-type="date">
            <text:p>2022-08-03</text:p>
          </table:table-cell>
          <table:table-cell office:value-type="string" calcext:value-type="string">
            <text:p>05:55:00 AM</text:p>
          </table:table-cell>
          <table:table-cell office:value-type="string" calcext:value-type="string">
            <text:p>08:09:22 PM</text:p>
          </table:table-cell>
          <table:table-cell table:formula="of:=WEEKDAY([.B21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6]+[.C216]" office:value-type="date" office:date-value="2022-08-03T05:55:00" calcext:value-type="date">
            <text:p>2022-08-03T05:55:0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formula="of:=[.B216]+1" office:value-type="date" office:date-value="2022-08-04" calcext:value-type="date">
            <text:p>2022-08-04</text:p>
          </table:table-cell>
          <table:table-cell office:value-type="string" calcext:value-type="string">
            <text:p>05:55:58 AM</text:p>
          </table:table-cell>
          <table:table-cell office:value-type="string" calcext:value-type="string">
            <text:p>08:08:14 PM</text:p>
          </table:table-cell>
          <table:table-cell table:formula="of:=WEEKDAY([.B21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7]+[.C217]" office:value-type="date" office:date-value="2022-08-04T05:55:58" calcext:value-type="date">
            <text:p>2022-08-04T05:55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table:formula="of:=[.B217]+1" office:value-type="date" office:date-value="2022-08-05" calcext:value-type="date">
            <text:p>2022-08-05</text:p>
          </table:table-cell>
          <table:table-cell office:value-type="string" calcext:value-type="string">
            <text:p>05:56:56 AM</text:p>
          </table:table-cell>
          <table:table-cell office:value-type="string" calcext:value-type="string">
            <text:p>08:07:03 PM</text:p>
          </table:table-cell>
          <table:table-cell table:formula="of:=WEEKDAY([.B21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8]+[.C218]" office:value-type="date" office:date-value="2022-08-05T05:56:56" calcext:value-type="date">
            <text:p>2022-08-05T05:56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formula="of:=[.B218]+1" office:value-type="date" office:date-value="2022-08-06" calcext:value-type="date">
            <text:p>2022-08-06</text:p>
          </table:table-cell>
          <table:table-cell office:value-type="string" calcext:value-type="string">
            <text:p>05:57:55 AM</text:p>
          </table:table-cell>
          <table:table-cell office:value-type="string" calcext:value-type="string">
            <text:p>08:05:51 PM</text:p>
          </table:table-cell>
          <table:table-cell table:formula="of:=WEEKDAY([.B21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19]+[.C219]" office:value-type="date" office:date-value="2022-08-06T05:57:55" calcext:value-type="date">
            <text:p>2022-08-06T05:57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9]+1" office:value-type="date" office:date-value="2022-08-07" calcext:value-type="date">
            <text:p>2022-08-07</text:p>
          </table:table-cell>
          <table:table-cell office:value-type="string" calcext:value-type="string">
            <text:p>05:58:53 AM</text:p>
          </table:table-cell>
          <table:table-cell office:value-type="string" calcext:value-type="string">
            <text:p>08:04:38 PM</text:p>
          </table:table-cell>
          <table:table-cell table:formula="of:=WEEKDAY([.B22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0]+[.C220]" office:value-type="date" office:date-value="2022-08-07T05:58:53" calcext:value-type="date">
            <text:p>2022-08-07T05:58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table:formula="of:=[.B220]+1" office:value-type="date" office:date-value="2022-08-08" calcext:value-type="date">
            <text:p>2022-08-08</text:p>
          </table:table-cell>
          <table:table-cell office:value-type="string" calcext:value-type="string">
            <text:p>05:59:52 AM</text:p>
          </table:table-cell>
          <table:table-cell office:value-type="string" calcext:value-type="string">
            <text:p>08:03:24 PM</text:p>
          </table:table-cell>
          <table:table-cell table:formula="of:=WEEKDAY([.B22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1]+[.C221]" office:value-type="date" office:date-value="2022-08-08T05:59:52" calcext:value-type="date">
            <text:p>2022-08-08T05:59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table:formula="of:=[.B221]+1" office:value-type="date" office:date-value="2022-08-09" calcext:value-type="date">
            <text:p>2022-08-09</text:p>
          </table:table-cell>
          <table:table-cell office:value-type="string" calcext:value-type="string">
            <text:p>06:00:50 AM</text:p>
          </table:table-cell>
          <table:table-cell office:value-type="string" calcext:value-type="string">
            <text:p>08:02:08 PM</text:p>
          </table:table-cell>
          <table:table-cell table:formula="of:=WEEKDAY([.B22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2]+[.C222]" office:value-type="date" office:date-value="2022-08-09T06:00:50" calcext:value-type="date">
            <text:p>2022-08-09T06:00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table:formula="of:=[.B222]+1" office:value-type="date" office:date-value="2022-08-10" calcext:value-type="date">
            <text:p>2022-08-10</text:p>
          </table:table-cell>
          <table:table-cell office:value-type="string" calcext:value-type="string">
            <text:p>06:01:49 AM</text:p>
          </table:table-cell>
          <table:table-cell office:value-type="string" calcext:value-type="string">
            <text:p>08:00:51 PM</text:p>
          </table:table-cell>
          <table:table-cell table:formula="of:=WEEKDAY([.B22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3]+[.C223]" office:value-type="date" office:date-value="2022-08-10T06:01:49" calcext:value-type="date">
            <text:p>2022-08-10T06:01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table:formula="of:=[.B223]+1" office:value-type="date" office:date-value="2022-08-11" calcext:value-type="date">
            <text:p>2022-08-11</text:p>
          </table:table-cell>
          <table:table-cell office:value-type="string" calcext:value-type="string">
            <text:p>06:02:48 AM</text:p>
          </table:table-cell>
          <table:table-cell office:value-type="string" calcext:value-type="string">
            <text:p>07:59:33 PM</text:p>
          </table:table-cell>
          <table:table-cell table:formula="of:=WEEKDAY([.B22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4]+[.C224]" office:value-type="date" office:date-value="2022-08-11T06:02:48" calcext:value-type="date">
            <text:p>2022-08-11T06:02:4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table:formula="of:=[.B224]+1" office:value-type="date" office:date-value="2022-08-12" calcext:value-type="date">
            <text:p>2022-08-12</text:p>
          </table:table-cell>
          <table:table-cell office:value-type="string" calcext:value-type="string">
            <text:p>06:03:47 AM</text:p>
          </table:table-cell>
          <table:table-cell office:value-type="string" calcext:value-type="string">
            <text:p>07:58:14 PM</text:p>
          </table:table-cell>
          <table:table-cell table:formula="of:=WEEKDAY([.B22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5]+[.C225]" office:value-type="date" office:date-value="2022-08-12T06:03:47" calcext:value-type="date">
            <text:p>2022-08-12T06:03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formula="of:=[.B225]+1" office:value-type="date" office:date-value="2022-08-13" calcext:value-type="date">
            <text:p>2022-08-13</text:p>
          </table:table-cell>
          <table:table-cell office:value-type="string" calcext:value-type="string">
            <text:p>06:04:46 AM</text:p>
          </table:table-cell>
          <table:table-cell office:value-type="string" calcext:value-type="string">
            <text:p>07:56:53 PM</text:p>
          </table:table-cell>
          <table:table-cell table:formula="of:=WEEKDAY([.B22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6]+[.C226]" office:value-type="date" office:date-value="2022-08-13T06:04:46" calcext:value-type="date">
            <text:p>2022-08-13T06:04:4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6]+1" office:value-type="date" office:date-value="2022-08-14" calcext:value-type="date">
            <text:p>2022-08-14</text:p>
          </table:table-cell>
          <table:table-cell office:value-type="string" calcext:value-type="string">
            <text:p>06:05:45 AM</text:p>
          </table:table-cell>
          <table:table-cell office:value-type="string" calcext:value-type="string">
            <text:p>07:55:32 PM</text:p>
          </table:table-cell>
          <table:table-cell table:formula="of:=WEEKDAY([.B22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7]+[.C227]" office:value-type="date" office:date-value="2022-08-14T06:05:45" calcext:value-type="date">
            <text:p>2022-08-14T06:05:4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table:formula="of:=[.B227]+1" office:value-type="date" office:date-value="2022-08-15" calcext:value-type="date">
            <text:p>2022-08-15</text:p>
          </table:table-cell>
          <table:table-cell office:value-type="string" calcext:value-type="string">
            <text:p>06:06:44 AM</text:p>
          </table:table-cell>
          <table:table-cell office:value-type="string" calcext:value-type="string">
            <text:p>07:54:09 PM</text:p>
          </table:table-cell>
          <table:table-cell table:formula="of:=WEEKDAY([.B22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8]+[.C228]" office:value-type="date" office:date-value="2022-08-15T06:06:44" calcext:value-type="date">
            <text:p>2022-08-15T06:06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table:formula="of:=[.B228]+1" office:value-type="date" office:date-value="2022-08-16" calcext:value-type="date">
            <text:p>2022-08-16</text:p>
          </table:table-cell>
          <table:table-cell office:value-type="string" calcext:value-type="string">
            <text:p>06:07:43 AM</text:p>
          </table:table-cell>
          <table:table-cell office:value-type="string" calcext:value-type="string">
            <text:p>07:52:45 PM</text:p>
          </table:table-cell>
          <table:table-cell table:formula="of:=WEEKDAY([.B22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29]+[.C229]" office:value-type="date" office:date-value="2022-08-16T06:07:43" calcext:value-type="date">
            <text:p>2022-08-16T06:07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table:formula="of:=[.B229]+1" office:value-type="date" office:date-value="2022-08-17" calcext:value-type="date">
            <text:p>2022-08-17</text:p>
          </table:table-cell>
          <table:table-cell office:value-type="string" calcext:value-type="string">
            <text:p>06:08:42 AM</text:p>
          </table:table-cell>
          <table:table-cell office:value-type="string" calcext:value-type="string">
            <text:p>07:51:20 PM</text:p>
          </table:table-cell>
          <table:table-cell table:formula="of:=WEEKDAY([.B23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0]+[.C230]" office:value-type="date" office:date-value="2022-08-17T06:08:42" calcext:value-type="date">
            <text:p>2022-08-17T06:08:4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table:formula="of:=[.B230]+1" office:value-type="date" office:date-value="2022-08-18" calcext:value-type="date">
            <text:p>2022-08-18</text:p>
          </table:table-cell>
          <table:table-cell office:value-type="string" calcext:value-type="string">
            <text:p>06:09:41 AM</text:p>
          </table:table-cell>
          <table:table-cell office:value-type="string" calcext:value-type="string">
            <text:p>07:49:54 PM</text:p>
          </table:table-cell>
          <table:table-cell table:formula="of:=WEEKDAY([.B23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1]+[.C231]" office:value-type="date" office:date-value="2022-08-18T06:09:41" calcext:value-type="date">
            <text:p>2022-08-18T06:09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table:formula="of:=[.B231]+1" office:value-type="date" office:date-value="2022-08-19" calcext:value-type="date">
            <text:p>2022-08-19</text:p>
          </table:table-cell>
          <table:table-cell office:value-type="string" calcext:value-type="string">
            <text:p>06:10:40 AM</text:p>
          </table:table-cell>
          <table:table-cell office:value-type="string" calcext:value-type="string">
            <text:p>07:48:28 PM</text:p>
          </table:table-cell>
          <table:table-cell table:formula="of:=WEEKDAY([.B23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2]+[.C232]" office:value-type="date" office:date-value="2022-08-19T06:10:40" calcext:value-type="date">
            <text:p>2022-08-19T06:10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table:formula="of:=[.B232]+1" office:value-type="date" office:date-value="2022-08-20" calcext:value-type="date">
            <text:p>2022-08-20</text:p>
          </table:table-cell>
          <table:table-cell office:value-type="string" calcext:value-type="string">
            <text:p>06:11:39 AM</text:p>
          </table:table-cell>
          <table:table-cell office:value-type="string" calcext:value-type="string">
            <text:p>07:47:00 PM</text:p>
          </table:table-cell>
          <table:table-cell table:formula="of:=WEEKDAY([.B23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3]+[.C233]" office:value-type="date" office:date-value="2022-08-20T06:11:39" calcext:value-type="date">
            <text:p>2022-08-20T06:11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3]+1" office:value-type="date" office:date-value="2022-08-21" calcext:value-type="date">
            <text:p>2022-08-21</text:p>
          </table:table-cell>
          <table:table-cell office:value-type="string" calcext:value-type="string">
            <text:p>06:12:38 AM</text:p>
          </table:table-cell>
          <table:table-cell office:value-type="string" calcext:value-type="string">
            <text:p>07:45:31 PM</text:p>
          </table:table-cell>
          <table:table-cell table:formula="of:=WEEKDAY([.B23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4]+[.C234]" office:value-type="date" office:date-value="2022-08-21T06:12:38" calcext:value-type="date">
            <text:p>2022-08-21T06:12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table:formula="of:=[.B234]+1" office:value-type="date" office:date-value="2022-08-22" calcext:value-type="date">
            <text:p>2022-08-22</text:p>
          </table:table-cell>
          <table:table-cell office:value-type="string" calcext:value-type="string">
            <text:p>06:13:37 AM</text:p>
          </table:table-cell>
          <table:table-cell office:value-type="string" calcext:value-type="string">
            <text:p>07:44:02 PM</text:p>
          </table:table-cell>
          <table:table-cell table:formula="of:=WEEKDAY([.B23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5]+[.C235]" office:value-type="date" office:date-value="2022-08-22T06:13:37" calcext:value-type="date">
            <text:p>2022-08-22T06:13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table:formula="of:=[.B235]+1" office:value-type="date" office:date-value="2022-08-23" calcext:value-type="date">
            <text:p>2022-08-23</text:p>
          </table:table-cell>
          <table:table-cell office:value-type="string" calcext:value-type="string">
            <text:p>06:14:36 AM</text:p>
          </table:table-cell>
          <table:table-cell office:value-type="string" calcext:value-type="string">
            <text:p>07:42:31 PM</text:p>
          </table:table-cell>
          <table:table-cell table:formula="of:=WEEKDAY([.B23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6]+[.C236]" office:value-type="date" office:date-value="2022-08-23T06:14:36" calcext:value-type="date">
            <text:p>2022-08-23T06:14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table:formula="of:=[.B236]+1" office:value-type="date" office:date-value="2022-08-24" calcext:value-type="date">
            <text:p>2022-08-24</text:p>
          </table:table-cell>
          <table:table-cell office:value-type="string" calcext:value-type="string">
            <text:p>06:15:35 AM</text:p>
          </table:table-cell>
          <table:table-cell office:value-type="string" calcext:value-type="string">
            <text:p>07:41:00 PM</text:p>
          </table:table-cell>
          <table:table-cell table:formula="of:=WEEKDAY([.B23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7]+[.C237]" office:value-type="date" office:date-value="2022-08-24T06:15:35" calcext:value-type="date">
            <text:p>2022-08-24T06:15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table:formula="of:=[.B237]+1" office:value-type="date" office:date-value="2022-08-25" calcext:value-type="date">
            <text:p>2022-08-25</text:p>
          </table:table-cell>
          <table:table-cell office:value-type="string" calcext:value-type="string">
            <text:p>06:16:34 AM</text:p>
          </table:table-cell>
          <table:table-cell office:value-type="string" calcext:value-type="string">
            <text:p>07:39:28 PM</text:p>
          </table:table-cell>
          <table:table-cell table:formula="of:=WEEKDAY([.B23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8]+[.C238]" office:value-type="date" office:date-value="2022-08-25T06:16:34" calcext:value-type="date">
            <text:p>2022-08-25T06:16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table:formula="of:=[.B238]+1" office:value-type="date" office:date-value="2022-08-26" calcext:value-type="date">
            <text:p>2022-08-26</text:p>
          </table:table-cell>
          <table:table-cell office:value-type="string" calcext:value-type="string">
            <text:p>06:17:32 AM</text:p>
          </table:table-cell>
          <table:table-cell office:value-type="string" calcext:value-type="string">
            <text:p>07:37:55 PM</text:p>
          </table:table-cell>
          <table:table-cell table:formula="of:=WEEKDAY([.B23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39]+[.C239]" office:value-type="date" office:date-value="2022-08-26T06:17:32" calcext:value-type="date">
            <text:p>2022-08-26T06:17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table:formula="of:=[.B239]+1" office:value-type="date" office:date-value="2022-08-27" calcext:value-type="date">
            <text:p>2022-08-27</text:p>
          </table:table-cell>
          <table:table-cell office:value-type="string" calcext:value-type="string">
            <text:p>06:18:31 AM</text:p>
          </table:table-cell>
          <table:table-cell office:value-type="string" calcext:value-type="string">
            <text:p>07:36:22 PM</text:p>
          </table:table-cell>
          <table:table-cell table:formula="of:=WEEKDAY([.B24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0]+[.C240]" office:value-type="date" office:date-value="2022-08-27T06:18:31" calcext:value-type="date">
            <text:p>2022-08-27T06:18: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0]+1" office:value-type="date" office:date-value="2022-08-28" calcext:value-type="date">
            <text:p>2022-08-28</text:p>
          </table:table-cell>
          <table:table-cell office:value-type="string" calcext:value-type="string">
            <text:p>06:19:30 AM</text:p>
          </table:table-cell>
          <table:table-cell office:value-type="string" calcext:value-type="string">
            <text:p>07:34:48 PM</text:p>
          </table:table-cell>
          <table:table-cell table:formula="of:=WEEKDAY([.B24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1]+[.C241]" office:value-type="date" office:date-value="2022-08-28T06:19:30" calcext:value-type="date">
            <text:p>2022-08-28T06:19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table:formula="of:=[.B241]+1" office:value-type="date" office:date-value="2022-08-29" calcext:value-type="date">
            <text:p>2022-08-29</text:p>
          </table:table-cell>
          <table:table-cell office:value-type="string" calcext:value-type="string">
            <text:p>06:20:28 AM</text:p>
          </table:table-cell>
          <table:table-cell office:value-type="string" calcext:value-type="string">
            <text:p>07:33:13 PM</text:p>
          </table:table-cell>
          <table:table-cell table:formula="of:=WEEKDAY([.B24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2]+[.C242]" office:value-type="date" office:date-value="2022-08-29T06:20:28" calcext:value-type="date">
            <text:p>2022-08-29T06:20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table:formula="of:=[.B242]+1" office:value-type="date" office:date-value="2022-08-30" calcext:value-type="date">
            <text:p>2022-08-30</text:p>
          </table:table-cell>
          <table:table-cell office:value-type="string" calcext:value-type="string">
            <text:p>06:21:27 AM</text:p>
          </table:table-cell>
          <table:table-cell office:value-type="string" calcext:value-type="string">
            <text:p>07:31:38 PM</text:p>
          </table:table-cell>
          <table:table-cell table:formula="of:=WEEKDAY([.B24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3]+[.C243]" office:value-type="date" office:date-value="2022-08-30T06:21:27" calcext:value-type="date">
            <text:p>2022-08-30T06:21: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table:formula="of:=[.B243]+1" office:value-type="date" office:date-value="2022-08-31" calcext:value-type="date">
            <text:p>2022-08-31</text:p>
          </table:table-cell>
          <table:table-cell office:value-type="string" calcext:value-type="string">
            <text:p>06:22:26 AM</text:p>
          </table:table-cell>
          <table:table-cell office:value-type="string" calcext:value-type="string">
            <text:p>07:30:02 PM</text:p>
          </table:table-cell>
          <table:table-cell table:formula="of:=WEEKDAY([.B24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4]+[.C244]" office:value-type="date" office:date-value="2022-08-31T06:22:26" calcext:value-type="date">
            <text:p>2022-08-31T06:22: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table:formula="of:=[.B244]+1" office:value-type="date" office:date-value="2022-09-01" calcext:value-type="date">
            <text:p>2022-09-01</text:p>
          </table:table-cell>
          <table:table-cell office:value-type="string" calcext:value-type="string">
            <text:p>06:23:24 AM</text:p>
          </table:table-cell>
          <table:table-cell office:value-type="string" calcext:value-type="string">
            <text:p>07:28:25 PM</text:p>
          </table:table-cell>
          <table:table-cell table:formula="of:=WEEKDAY([.B24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5]+[.C245]" office:value-type="date" office:date-value="2022-09-01T06:23:24" calcext:value-type="date">
            <text:p>2022-09-01T06:23: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table:formula="of:=[.B245]+1" office:value-type="date" office:date-value="2022-09-02" calcext:value-type="date">
            <text:p>2022-09-02</text:p>
          </table:table-cell>
          <table:table-cell office:value-type="string" calcext:value-type="string">
            <text:p>06:24:22 AM</text:p>
          </table:table-cell>
          <table:table-cell office:value-type="string" calcext:value-type="string">
            <text:p>07:26:48 PM</text:p>
          </table:table-cell>
          <table:table-cell table:formula="of:=WEEKDAY([.B24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6]+[.C246]" office:value-type="date" office:date-value="2022-09-02T06:24:22" calcext:value-type="date">
            <text:p>2022-09-02T06:24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table:formula="of:=[.B246]+1" office:value-type="date" office:date-value="2022-09-03" calcext:value-type="date">
            <text:p>2022-09-03</text:p>
          </table:table-cell>
          <table:table-cell office:value-type="string" calcext:value-type="string">
            <text:p>06:25:21 AM</text:p>
          </table:table-cell>
          <table:table-cell office:value-type="string" calcext:value-type="string">
            <text:p>07:25:10 PM</text:p>
          </table:table-cell>
          <table:table-cell table:formula="of:=WEEKDAY([.B24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7]+[.C247]" office:value-type="date" office:date-value="2022-09-03T06:25:21" calcext:value-type="date">
            <text:p>2022-09-03T06:25: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7]+1" office:value-type="date" office:date-value="2022-09-04" calcext:value-type="date">
            <text:p>2022-09-04</text:p>
          </table:table-cell>
          <table:table-cell office:value-type="string" calcext:value-type="string">
            <text:p>06:26:19 AM</text:p>
          </table:table-cell>
          <table:table-cell office:value-type="string" calcext:value-type="string">
            <text:p>07:23:32 PM</text:p>
          </table:table-cell>
          <table:table-cell table:formula="of:=WEEKDAY([.B24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8]+[.C248]" office:value-type="date" office:date-value="2022-09-04T06:26:19" calcext:value-type="date">
            <text:p>2022-09-04T06:26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table:formula="of:=[.B248]+1" office:value-type="date" office:date-value="2022-09-05" calcext:value-type="date">
            <text:p>2022-09-05</text:p>
          </table:table-cell>
          <table:table-cell office:value-type="string" calcext:value-type="string">
            <text:p>06:27:18 AM</text:p>
          </table:table-cell>
          <table:table-cell office:value-type="string" calcext:value-type="string">
            <text:p>07:21:54 PM</text:p>
          </table:table-cell>
          <table:table-cell table:formula="of:=WEEKDAY([.B24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49]+[.C249]" office:value-type="date" office:date-value="2022-09-05T06:27:18" calcext:value-type="date">
            <text:p>2022-09-05T06:27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table:formula="of:=[.B249]+1" office:value-type="date" office:date-value="2022-09-06" calcext:value-type="date">
            <text:p>2022-09-06</text:p>
          </table:table-cell>
          <table:table-cell office:value-type="string" calcext:value-type="string">
            <text:p>06:28:16 AM</text:p>
          </table:table-cell>
          <table:table-cell office:value-type="string" calcext:value-type="string">
            <text:p>07:20:15 PM</text:p>
          </table:table-cell>
          <table:table-cell table:formula="of:=WEEKDAY([.B25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0]+[.C250]" office:value-type="date" office:date-value="2022-09-06T06:28:16" calcext:value-type="date">
            <text:p>2022-09-06T06:28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formula="of:=[.B250]+1" office:value-type="date" office:date-value="2022-09-07" calcext:value-type="date">
            <text:p>2022-09-07</text:p>
          </table:table-cell>
          <table:table-cell office:value-type="string" calcext:value-type="string">
            <text:p>06:29:14 AM</text:p>
          </table:table-cell>
          <table:table-cell office:value-type="string" calcext:value-type="string">
            <text:p>07:18:35 PM</text:p>
          </table:table-cell>
          <table:table-cell table:formula="of:=WEEKDAY([.B25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1]+[.C251]" office:value-type="date" office:date-value="2022-09-07T06:29:14" calcext:value-type="date">
            <text:p>2022-09-07T06:29: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table:formula="of:=[.B251]+1" office:value-type="date" office:date-value="2022-09-08" calcext:value-type="date">
            <text:p>2022-09-08</text:p>
          </table:table-cell>
          <table:table-cell office:value-type="string" calcext:value-type="string">
            <text:p>06:30:13 AM</text:p>
          </table:table-cell>
          <table:table-cell office:value-type="string" calcext:value-type="string">
            <text:p>07:16:56 PM</text:p>
          </table:table-cell>
          <table:table-cell table:formula="of:=WEEKDAY([.B25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2]+[.C252]" office:value-type="date" office:date-value="2022-09-08T06:30:13" calcext:value-type="date">
            <text:p>2022-09-08T06:30: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table:formula="of:=[.B252]+1" office:value-type="date" office:date-value="2022-09-09" calcext:value-type="date">
            <text:p>2022-09-09</text:p>
          </table:table-cell>
          <table:table-cell office:value-type="string" calcext:value-type="string">
            <text:p>06:31:11 AM</text:p>
          </table:table-cell>
          <table:table-cell office:value-type="string" calcext:value-type="string">
            <text:p>07:15:16 PM</text:p>
          </table:table-cell>
          <table:table-cell table:formula="of:=WEEKDAY([.B25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3]+[.C253]" office:value-type="date" office:date-value="2022-09-09T06:31:11" calcext:value-type="date">
            <text:p>2022-09-09T06:31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table:formula="of:=[.B253]+1" office:value-type="date" office:date-value="2022-09-10" calcext:value-type="date">
            <text:p>2022-09-10</text:p>
          </table:table-cell>
          <table:table-cell office:value-type="string" calcext:value-type="string">
            <text:p>06:32:09 AM</text:p>
          </table:table-cell>
          <table:table-cell office:value-type="string" calcext:value-type="string">
            <text:p>07:13:35 PM</text:p>
          </table:table-cell>
          <table:table-cell table:formula="of:=WEEKDAY([.B25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4]+[.C254]" office:value-type="date" office:date-value="2022-09-10T06:32:09" calcext:value-type="date">
            <text:p>2022-09-10T06:32: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4]+1" office:value-type="date" office:date-value="2022-09-11" calcext:value-type="date">
            <text:p>2022-09-11</text:p>
          </table:table-cell>
          <table:table-cell office:value-type="string" calcext:value-type="string">
            <text:p>06:33:08 AM</text:p>
          </table:table-cell>
          <table:table-cell office:value-type="string" calcext:value-type="string">
            <text:p>07:11:55 PM</text:p>
          </table:table-cell>
          <table:table-cell table:formula="of:=WEEKDAY([.B25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5]+[.C255]" office:value-type="date" office:date-value="2022-09-11T06:33:08" calcext:value-type="date">
            <text:p>2022-09-11T06:33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formula="of:=[.B255]+1" office:value-type="date" office:date-value="2022-09-12" calcext:value-type="date">
            <text:p>2022-09-12</text:p>
          </table:table-cell>
          <table:table-cell office:value-type="string" calcext:value-type="string">
            <text:p>06:34:06 AM</text:p>
          </table:table-cell>
          <table:table-cell office:value-type="string" calcext:value-type="string">
            <text:p>07:10:14 PM</text:p>
          </table:table-cell>
          <table:table-cell table:formula="of:=WEEKDAY([.B25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6]+[.C256]" office:value-type="date" office:date-value="2022-09-12T06:34:06" calcext:value-type="date">
            <text:p>2022-09-12T06:34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table:formula="of:=[.B256]+1" office:value-type="date" office:date-value="2022-09-13" calcext:value-type="date">
            <text:p>2022-09-13</text:p>
          </table:table-cell>
          <table:table-cell office:value-type="string" calcext:value-type="string">
            <text:p>06:35:04 AM</text:p>
          </table:table-cell>
          <table:table-cell office:value-type="string" calcext:value-type="string">
            <text:p>07:08:33 PM</text:p>
          </table:table-cell>
          <table:table-cell table:formula="of:=WEEKDAY([.B25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7]+[.C257]" office:value-type="date" office:date-value="2022-09-13T06:35:04" calcext:value-type="date">
            <text:p>2022-09-13T06:35: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formula="of:=[.B257]+1" office:value-type="date" office:date-value="2022-09-14" calcext:value-type="date">
            <text:p>2022-09-14</text:p>
          </table:table-cell>
          <table:table-cell office:value-type="string" calcext:value-type="string">
            <text:p>06:36:03 AM</text:p>
          </table:table-cell>
          <table:table-cell office:value-type="string" calcext:value-type="string">
            <text:p>07:06:52 PM</text:p>
          </table:table-cell>
          <table:table-cell table:formula="of:=WEEKDAY([.B25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8]+[.C258]" office:value-type="date" office:date-value="2022-09-14T06:36:03" calcext:value-type="date">
            <text:p>2022-09-14T06:36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formula="of:=[.B258]+1" office:value-type="date" office:date-value="2022-09-15" calcext:value-type="date">
            <text:p>2022-09-15</text:p>
          </table:table-cell>
          <table:table-cell office:value-type="string" calcext:value-type="string">
            <text:p>06:37:01 AM</text:p>
          </table:table-cell>
          <table:table-cell office:value-type="string" calcext:value-type="string">
            <text:p>07:05:11 PM</text:p>
          </table:table-cell>
          <table:table-cell table:formula="of:=WEEKDAY([.B25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59]+[.C259]" office:value-type="date" office:date-value="2022-09-15T06:37:01" calcext:value-type="date">
            <text:p>2022-09-15T06:37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table:formula="of:=[.B259]+1" office:value-type="date" office:date-value="2022-09-16" calcext:value-type="date">
            <text:p>2022-09-16</text:p>
          </table:table-cell>
          <table:table-cell office:value-type="string" calcext:value-type="string">
            <text:p>06:38:00 AM</text:p>
          </table:table-cell>
          <table:table-cell office:value-type="string" calcext:value-type="string">
            <text:p>07:03:29 PM</text:p>
          </table:table-cell>
          <table:table-cell table:formula="of:=WEEKDAY([.B26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0]+[.C260]" office:value-type="date" office:date-value="2022-09-16T06:38:00" calcext:value-type="date">
            <text:p>2022-09-16T06:38:0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table:formula="of:=[.B260]+1" office:value-type="date" office:date-value="2022-09-17" calcext:value-type="date">
            <text:p>2022-09-17</text:p>
          </table:table-cell>
          <table:table-cell office:value-type="string" calcext:value-type="string">
            <text:p>06:38:58 AM</text:p>
          </table:table-cell>
          <table:table-cell office:value-type="string" calcext:value-type="string">
            <text:p>07:01:48 PM</text:p>
          </table:table-cell>
          <table:table-cell table:formula="of:=WEEKDAY([.B26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1]+[.C261]" office:value-type="date" office:date-value="2022-09-17T06:38:58" calcext:value-type="date">
            <text:p>2022-09-17T06:38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1]+1" office:value-type="date" office:date-value="2022-09-18" calcext:value-type="date">
            <text:p>2022-09-18</text:p>
          </table:table-cell>
          <table:table-cell office:value-type="string" calcext:value-type="string">
            <text:p>06:39:57 AM</text:p>
          </table:table-cell>
          <table:table-cell office:value-type="string" calcext:value-type="string">
            <text:p>07:00:06 PM</text:p>
          </table:table-cell>
          <table:table-cell table:formula="of:=WEEKDAY([.B26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2]+[.C262]" office:value-type="date" office:date-value="2022-09-18T06:39:57" calcext:value-type="date">
            <text:p>2022-09-18T06:39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table:formula="of:=[.B262]+1" office:value-type="date" office:date-value="2022-09-19" calcext:value-type="date">
            <text:p>2022-09-19</text:p>
          </table:table-cell>
          <table:table-cell office:value-type="string" calcext:value-type="string">
            <text:p>06:40:56 AM</text:p>
          </table:table-cell>
          <table:table-cell office:value-type="string" calcext:value-type="string">
            <text:p>06:58:24 PM</text:p>
          </table:table-cell>
          <table:table-cell table:formula="of:=WEEKDAY([.B26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3]+[.C263]" office:value-type="date" office:date-value="2022-09-19T06:40:56" calcext:value-type="date">
            <text:p>2022-09-19T06:40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table:formula="of:=[.B263]+1" office:value-type="date" office:date-value="2022-09-20" calcext:value-type="date">
            <text:p>2022-09-20</text:p>
          </table:table-cell>
          <table:table-cell office:value-type="string" calcext:value-type="string">
            <text:p>06:41:55 AM</text:p>
          </table:table-cell>
          <table:table-cell office:value-type="string" calcext:value-type="string">
            <text:p>06:56:43 PM</text:p>
          </table:table-cell>
          <table:table-cell table:formula="of:=WEEKDAY([.B26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4]+[.C264]" office:value-type="date" office:date-value="2022-09-20T06:41:55" calcext:value-type="date">
            <text:p>2022-09-20T06:41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table:formula="of:=[.B264]+1" office:value-type="date" office:date-value="2022-09-21" calcext:value-type="date">
            <text:p>2022-09-21</text:p>
          </table:table-cell>
          <table:table-cell office:value-type="string" calcext:value-type="string">
            <text:p>06:42:54 AM</text:p>
          </table:table-cell>
          <table:table-cell office:value-type="string" calcext:value-type="string">
            <text:p>06:55:01 PM</text:p>
          </table:table-cell>
          <table:table-cell table:formula="of:=WEEKDAY([.B26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5]+[.C265]" office:value-type="date" office:date-value="2022-09-21T06:42:54" calcext:value-type="date">
            <text:p>2022-09-21T06:42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table:formula="of:=[.B265]+1" office:value-type="date" office:date-value="2022-09-22" calcext:value-type="date">
            <text:p>2022-09-22</text:p>
          </table:table-cell>
          <table:table-cell office:value-type="string" calcext:value-type="string">
            <text:p>06:43:53 AM</text:p>
          </table:table-cell>
          <table:table-cell office:value-type="string" calcext:value-type="string">
            <text:p>06:53:20 PM</text:p>
          </table:table-cell>
          <table:table-cell table:formula="of:=WEEKDAY([.B26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6]+[.C266]" office:value-type="date" office:date-value="2022-09-22T06:43:53" calcext:value-type="date">
            <text:p>2022-09-22T06:43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table:formula="of:=[.B266]+1" office:value-type="date" office:date-value="2022-09-23" calcext:value-type="date">
            <text:p>2022-09-23</text:p>
          </table:table-cell>
          <table:table-cell office:value-type="string" calcext:value-type="string">
            <text:p>06:44:52 AM</text:p>
          </table:table-cell>
          <table:table-cell office:value-type="string" calcext:value-type="string">
            <text:p>06:51:38 PM</text:p>
          </table:table-cell>
          <table:table-cell table:formula="of:=WEEKDAY([.B26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7]+[.C267]" office:value-type="date" office:date-value="2022-09-23T06:44:52" calcext:value-type="date">
            <text:p>2022-09-23T06:44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table:formula="of:=[.B267]+1" office:value-type="date" office:date-value="2022-09-24" calcext:value-type="date">
            <text:p>2022-09-24</text:p>
          </table:table-cell>
          <table:table-cell office:value-type="string" calcext:value-type="string">
            <text:p>06:45:52 AM</text:p>
          </table:table-cell>
          <table:table-cell office:value-type="string" calcext:value-type="string">
            <text:p>06:49:57 PM</text:p>
          </table:table-cell>
          <table:table-cell table:formula="of:=WEEKDAY([.B26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8]+[.C268]" office:value-type="date" office:date-value="2022-09-24T06:45:52" calcext:value-type="date">
            <text:p>2022-09-24T06:45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8]+1" office:value-type="date" office:date-value="2022-09-25" calcext:value-type="date">
            <text:p>2022-09-25</text:p>
          </table:table-cell>
          <table:table-cell office:value-type="string" calcext:value-type="string">
            <text:p>06:46:52 AM</text:p>
          </table:table-cell>
          <table:table-cell office:value-type="string" calcext:value-type="string">
            <text:p>06:48:16 PM</text:p>
          </table:table-cell>
          <table:table-cell table:formula="of:=WEEKDAY([.B26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69]+[.C269]" office:value-type="date" office:date-value="2022-09-25T06:46:52" calcext:value-type="date">
            <text:p>2022-09-25T06:46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table:formula="of:=[.B269]+1" office:value-type="date" office:date-value="2022-09-26" calcext:value-type="date">
            <text:p>2022-09-26</text:p>
          </table:table-cell>
          <table:table-cell office:value-type="string" calcext:value-type="string">
            <text:p>06:47:51 AM</text:p>
          </table:table-cell>
          <table:table-cell office:value-type="string" calcext:value-type="string">
            <text:p>06:46:35 PM</text:p>
          </table:table-cell>
          <table:table-cell table:formula="of:=WEEKDAY([.B27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0]+[.C270]" office:value-type="date" office:date-value="2022-09-26T06:47:51" calcext:value-type="date">
            <text:p>2022-09-26T06:47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formula="of:=[.B270]+1" office:value-type="date" office:date-value="2022-09-27" calcext:value-type="date">
            <text:p>2022-09-27</text:p>
          </table:table-cell>
          <table:table-cell office:value-type="string" calcext:value-type="string">
            <text:p>06:48:51 AM</text:p>
          </table:table-cell>
          <table:table-cell office:value-type="string" calcext:value-type="string">
            <text:p>06:44:54 PM</text:p>
          </table:table-cell>
          <table:table-cell table:formula="of:=WEEKDAY([.B27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1]+[.C271]" office:value-type="date" office:date-value="2022-09-27T06:48:51" calcext:value-type="date">
            <text:p>2022-09-27T06:48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table:formula="of:=[.B271]+1" office:value-type="date" office:date-value="2022-09-28" calcext:value-type="date">
            <text:p>2022-09-28</text:p>
          </table:table-cell>
          <table:table-cell office:value-type="string" calcext:value-type="string">
            <text:p>06:49:52 AM</text:p>
          </table:table-cell>
          <table:table-cell office:value-type="string" calcext:value-type="string">
            <text:p>06:43:14 PM</text:p>
          </table:table-cell>
          <table:table-cell table:formula="of:=WEEKDAY([.B27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2]+[.C272]" office:value-type="date" office:date-value="2022-09-28T06:49:52" calcext:value-type="date">
            <text:p>2022-09-28T06:49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table:formula="of:=[.B272]+1" office:value-type="date" office:date-value="2022-09-29" calcext:value-type="date">
            <text:p>2022-09-29</text:p>
          </table:table-cell>
          <table:table-cell office:value-type="string" calcext:value-type="string">
            <text:p>06:50:52 AM</text:p>
          </table:table-cell>
          <table:table-cell office:value-type="string" calcext:value-type="string">
            <text:p>06:41:33 PM</text:p>
          </table:table-cell>
          <table:table-cell table:formula="of:=WEEKDAY([.B27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3]+[.C273]" office:value-type="date" office:date-value="2022-09-29T06:50:52" calcext:value-type="date">
            <text:p>2022-09-29T06:50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table:formula="of:=[.B273]+1" office:value-type="date" office:date-value="2022-09-30" calcext:value-type="date">
            <text:p>2022-09-30</text:p>
          </table:table-cell>
          <table:table-cell office:value-type="string" calcext:value-type="string">
            <text:p>06:51:53 AM</text:p>
          </table:table-cell>
          <table:table-cell office:value-type="string" calcext:value-type="string">
            <text:p>06:39:53 PM</text:p>
          </table:table-cell>
          <table:table-cell table:formula="of:=WEEKDAY([.B27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4]+[.C274]" office:value-type="date" office:date-value="2022-09-30T06:51:53" calcext:value-type="date">
            <text:p>2022-09-30T06:51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table:formula="of:=[.B274]+1" office:value-type="date" office:date-value="2022-10-01" calcext:value-type="date">
            <text:p>2022-10-01</text:p>
          </table:table-cell>
          <table:table-cell office:value-type="string" calcext:value-type="string">
            <text:p>06:52:53 AM</text:p>
          </table:table-cell>
          <table:table-cell office:value-type="string" calcext:value-type="string">
            <text:p>06:38:14 PM</text:p>
          </table:table-cell>
          <table:table-cell table:formula="of:=WEEKDAY([.B27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5]+[.C275]" office:value-type="date" office:date-value="2022-10-01T06:52:53" calcext:value-type="date">
            <text:p>2022-10-01T06:52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5]+1" office:value-type="date" office:date-value="2022-10-02" calcext:value-type="date">
            <text:p>2022-10-02</text:p>
          </table:table-cell>
          <table:table-cell office:value-type="string" calcext:value-type="string">
            <text:p>06:53:55 AM</text:p>
          </table:table-cell>
          <table:table-cell office:value-type="string" calcext:value-type="string">
            <text:p>06:36:35 PM</text:p>
          </table:table-cell>
          <table:table-cell table:formula="of:=WEEKDAY([.B27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6]+[.C276]" office:value-type="date" office:date-value="2022-10-02T06:53:55" calcext:value-type="date">
            <text:p>2022-10-02T06:53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table:formula="of:=[.B276]+1" office:value-type="date" office:date-value="2022-10-03" calcext:value-type="date">
            <text:p>2022-10-03</text:p>
          </table:table-cell>
          <table:table-cell office:value-type="string" calcext:value-type="string">
            <text:p>06:54:56 AM</text:p>
          </table:table-cell>
          <table:table-cell office:value-type="string" calcext:value-type="string">
            <text:p>06:34:56 PM</text:p>
          </table:table-cell>
          <table:table-cell table:formula="of:=WEEKDAY([.B27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7]+[.C277]" office:value-type="date" office:date-value="2022-10-03T06:54:56" calcext:value-type="date">
            <text:p>2022-10-03T06:54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table:formula="of:=[.B277]+1" office:value-type="date" office:date-value="2022-10-04" calcext:value-type="date">
            <text:p>2022-10-04</text:p>
          </table:table-cell>
          <table:table-cell office:value-type="string" calcext:value-type="string">
            <text:p>06:55:57 AM</text:p>
          </table:table-cell>
          <table:table-cell office:value-type="string" calcext:value-type="string">
            <text:p>06:33:17 PM</text:p>
          </table:table-cell>
          <table:table-cell table:formula="of:=WEEKDAY([.B27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8]+[.C278]" office:value-type="date" office:date-value="2022-10-04T06:55:57" calcext:value-type="date">
            <text:p>2022-10-04T06:55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table:formula="of:=[.B278]+1" office:value-type="date" office:date-value="2022-10-05" calcext:value-type="date">
            <text:p>2022-10-05</text:p>
          </table:table-cell>
          <table:table-cell office:value-type="string" calcext:value-type="string">
            <text:p>06:56:59 AM</text:p>
          </table:table-cell>
          <table:table-cell office:value-type="string" calcext:value-type="string">
            <text:p>06:31:39 PM</text:p>
          </table:table-cell>
          <table:table-cell table:formula="of:=WEEKDAY([.B27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79]+[.C279]" office:value-type="date" office:date-value="2022-10-05T06:56:59" calcext:value-type="date">
            <text:p>2022-10-05T06:56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table:formula="of:=[.B279]+1" office:value-type="date" office:date-value="2022-10-06" calcext:value-type="date">
            <text:p>2022-10-06</text:p>
          </table:table-cell>
          <table:table-cell office:value-type="string" calcext:value-type="string">
            <text:p>06:58:01 AM</text:p>
          </table:table-cell>
          <table:table-cell office:value-type="string" calcext:value-type="string">
            <text:p>06:30:02 PM</text:p>
          </table:table-cell>
          <table:table-cell table:formula="of:=WEEKDAY([.B28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0]+[.C280]" office:value-type="date" office:date-value="2022-10-06T06:58:01" calcext:value-type="date">
            <text:p>2022-10-06T06:58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table:formula="of:=[.B280]+1" office:value-type="date" office:date-value="2022-10-07" calcext:value-type="date">
            <text:p>2022-10-07</text:p>
          </table:table-cell>
          <table:table-cell office:value-type="string" calcext:value-type="string">
            <text:p>06:59:04 AM</text:p>
          </table:table-cell>
          <table:table-cell office:value-type="string" calcext:value-type="string">
            <text:p>06:28:25 PM</text:p>
          </table:table-cell>
          <table:table-cell table:formula="of:=WEEKDAY([.B28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1]+[.C281]" office:value-type="date" office:date-value="2022-10-07T06:59:04" calcext:value-type="date">
            <text:p>2022-10-07T06:59: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table:formula="of:=[.B281]+1" office:value-type="date" office:date-value="2022-10-08" calcext:value-type="date">
            <text:p>2022-10-08</text:p>
          </table:table-cell>
          <table:table-cell office:value-type="string" calcext:value-type="string">
            <text:p>07:00:07 AM</text:p>
          </table:table-cell>
          <table:table-cell office:value-type="string" calcext:value-type="string">
            <text:p>06:26:48 PM</text:p>
          </table:table-cell>
          <table:table-cell table:formula="of:=WEEKDAY([.B28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2]+[.C282]" office:value-type="date" office:date-value="2022-10-08T07:00:07" calcext:value-type="date">
            <text:p>2022-10-08T07:00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2]+1" office:value-type="date" office:date-value="2022-10-09" calcext:value-type="date">
            <text:p>2022-10-09</text:p>
          </table:table-cell>
          <table:table-cell office:value-type="string" calcext:value-type="string">
            <text:p>07:01:10 AM</text:p>
          </table:table-cell>
          <table:table-cell office:value-type="string" calcext:value-type="string">
            <text:p>06:25:13 PM</text:p>
          </table:table-cell>
          <table:table-cell table:formula="of:=WEEKDAY([.B28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3]+[.C283]" office:value-type="date" office:date-value="2022-10-09T07:01:10" calcext:value-type="date">
            <text:p>2022-10-09T07:01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table:formula="of:=[.B283]+1" office:value-type="date" office:date-value="2022-10-10" calcext:value-type="date">
            <text:p>2022-10-10</text:p>
          </table:table-cell>
          <table:table-cell office:value-type="string" calcext:value-type="string">
            <text:p>07:02:13 AM</text:p>
          </table:table-cell>
          <table:table-cell office:value-type="string" calcext:value-type="string">
            <text:p>06:23:37 PM</text:p>
          </table:table-cell>
          <table:table-cell table:formula="of:=WEEKDAY([.B28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4]+[.C284]" office:value-type="date" office:date-value="2022-10-10T07:02:13" calcext:value-type="date">
            <text:p>2022-10-10T07:02: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table:formula="of:=[.B284]+1" office:value-type="date" office:date-value="2022-10-11" calcext:value-type="date">
            <text:p>2022-10-11</text:p>
          </table:table-cell>
          <table:table-cell office:value-type="string" calcext:value-type="string">
            <text:p>07:03:16 AM</text:p>
          </table:table-cell>
          <table:table-cell office:value-type="string" calcext:value-type="string">
            <text:p>06:22:03 PM</text:p>
          </table:table-cell>
          <table:table-cell table:formula="of:=WEEKDAY([.B28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5]+[.C285]" office:value-type="date" office:date-value="2022-10-11T07:03:16" calcext:value-type="date">
            <text:p>2022-10-11T07:03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formula="of:=[.B285]+1" office:value-type="date" office:date-value="2022-10-12" calcext:value-type="date">
            <text:p>2022-10-12</text:p>
          </table:table-cell>
          <table:table-cell office:value-type="string" calcext:value-type="string">
            <text:p>07:04:20 AM</text:p>
          </table:table-cell>
          <table:table-cell office:value-type="string" calcext:value-type="string">
            <text:p>06:20:29 PM</text:p>
          </table:table-cell>
          <table:table-cell table:formula="of:=WEEKDAY([.B28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6]+[.C286]" office:value-type="date" office:date-value="2022-10-12T07:04:20" calcext:value-type="date">
            <text:p>2022-10-12T07:04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formula="of:=[.B286]+1" office:value-type="date" office:date-value="2022-10-13" calcext:value-type="date">
            <text:p>2022-10-13</text:p>
          </table:table-cell>
          <table:table-cell office:value-type="string" calcext:value-type="string">
            <text:p>07:05:25 AM</text:p>
          </table:table-cell>
          <table:table-cell office:value-type="string" calcext:value-type="string">
            <text:p>06:18:56 PM</text:p>
          </table:table-cell>
          <table:table-cell table:formula="of:=WEEKDAY([.B28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7]+[.C287]" office:value-type="date" office:date-value="2022-10-13T07:05:25" calcext:value-type="date">
            <text:p>2022-10-13T07:05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formula="of:=[.B287]+1" office:value-type="date" office:date-value="2022-10-14" calcext:value-type="date">
            <text:p>2022-10-14</text:p>
          </table:table-cell>
          <table:table-cell office:value-type="string" calcext:value-type="string">
            <text:p>07:06:29 AM</text:p>
          </table:table-cell>
          <table:table-cell office:value-type="string" calcext:value-type="string">
            <text:p>06:17:23 PM</text:p>
          </table:table-cell>
          <table:table-cell table:formula="of:=WEEKDAY([.B28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8]+[.C288]" office:value-type="date" office:date-value="2022-10-14T07:06:29" calcext:value-type="date">
            <text:p>2022-10-14T07:06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formula="of:=[.B288]+1" office:value-type="date" office:date-value="2022-10-15" calcext:value-type="date">
            <text:p>2022-10-15</text:p>
          </table:table-cell>
          <table:table-cell office:value-type="string" calcext:value-type="string">
            <text:p>07:07:34 AM</text:p>
          </table:table-cell>
          <table:table-cell office:value-type="string" calcext:value-type="string">
            <text:p>06:15:52 PM</text:p>
          </table:table-cell>
          <table:table-cell table:formula="of:=WEEKDAY([.B28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89]+[.C289]" office:value-type="date" office:date-value="2022-10-15T07:07:34" calcext:value-type="date">
            <text:p>2022-10-15T07:07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89]+1" office:value-type="date" office:date-value="2022-10-16" calcext:value-type="date">
            <text:p>2022-10-16</text:p>
          </table:table-cell>
          <table:table-cell office:value-type="string" calcext:value-type="string">
            <text:p>07:08:39 AM</text:p>
          </table:table-cell>
          <table:table-cell office:value-type="string" calcext:value-type="string">
            <text:p>06:14:21 PM</text:p>
          </table:table-cell>
          <table:table-cell table:formula="of:=WEEKDAY([.B29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0]+[.C290]" office:value-type="date" office:date-value="2022-10-16T07:08:39" calcext:value-type="date">
            <text:p>2022-10-16T07:08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table:formula="of:=[.B290]+1" office:value-type="date" office:date-value="2022-10-17" calcext:value-type="date">
            <text:p>2022-10-17</text:p>
          </table:table-cell>
          <table:table-cell office:value-type="string" calcext:value-type="string">
            <text:p>07:09:45 AM</text:p>
          </table:table-cell>
          <table:table-cell office:value-type="string" calcext:value-type="string">
            <text:p>06:12:51 PM</text:p>
          </table:table-cell>
          <table:table-cell table:formula="of:=WEEKDAY([.B29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1]+[.C291]" office:value-type="date" office:date-value="2022-10-17T07:09:45" calcext:value-type="date">
            <text:p>2022-10-17T07:09:4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table:formula="of:=[.B291]+1" office:value-type="date" office:date-value="2022-10-18" calcext:value-type="date">
            <text:p>2022-10-18</text:p>
          </table:table-cell>
          <table:table-cell office:value-type="string" calcext:value-type="string">
            <text:p>07:10:51 AM</text:p>
          </table:table-cell>
          <table:table-cell office:value-type="string" calcext:value-type="string">
            <text:p>06:11:22 PM</text:p>
          </table:table-cell>
          <table:table-cell table:formula="of:=WEEKDAY([.B29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2]+[.C292]" office:value-type="date" office:date-value="2022-10-18T07:10:51" calcext:value-type="date">
            <text:p>2022-10-18T07:10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table:formula="of:=[.B292]+1" office:value-type="date" office:date-value="2022-10-19" calcext:value-type="date">
            <text:p>2022-10-19</text:p>
          </table:table-cell>
          <table:table-cell office:value-type="string" calcext:value-type="string">
            <text:p>07:11:57 AM</text:p>
          </table:table-cell>
          <table:table-cell office:value-type="string" calcext:value-type="string">
            <text:p>06:09:54 PM</text:p>
          </table:table-cell>
          <table:table-cell table:formula="of:=WEEKDAY([.B29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3]+[.C293]" office:value-type="date" office:date-value="2022-10-19T07:11:57" calcext:value-type="date">
            <text:p>2022-10-19T07:11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table:formula="of:=[.B293]+1" office:value-type="date" office:date-value="2022-10-20" calcext:value-type="date">
            <text:p>2022-10-20</text:p>
          </table:table-cell>
          <table:table-cell office:value-type="string" calcext:value-type="string">
            <text:p>07:13:03 AM</text:p>
          </table:table-cell>
          <table:table-cell office:value-type="string" calcext:value-type="string">
            <text:p>06:08:27 PM</text:p>
          </table:table-cell>
          <table:table-cell table:formula="of:=WEEKDAY([.B29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4]+[.C294]" office:value-type="date" office:date-value="2022-10-20T07:13:03" calcext:value-type="date">
            <text:p>2022-10-20T07:13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table:formula="of:=[.B294]+1" office:value-type="date" office:date-value="2022-10-21" calcext:value-type="date">
            <text:p>2022-10-21</text:p>
          </table:table-cell>
          <table:table-cell office:value-type="string" calcext:value-type="string">
            <text:p>07:14:10 AM</text:p>
          </table:table-cell>
          <table:table-cell office:value-type="string" calcext:value-type="string">
            <text:p>06:07:00 PM</text:p>
          </table:table-cell>
          <table:table-cell table:formula="of:=WEEKDAY([.B29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5]+[.C295]" office:value-type="date" office:date-value="2022-10-21T07:14:10" calcext:value-type="date">
            <text:p>2022-10-21T07:14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table:formula="of:=[.B295]+1" office:value-type="date" office:date-value="2022-10-22" calcext:value-type="date">
            <text:p>2022-10-22</text:p>
          </table:table-cell>
          <table:table-cell office:value-type="string" calcext:value-type="string">
            <text:p>07:15:17 AM</text:p>
          </table:table-cell>
          <table:table-cell office:value-type="string" calcext:value-type="string">
            <text:p>06:05:35 PM</text:p>
          </table:table-cell>
          <table:table-cell table:formula="of:=WEEKDAY([.B29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6]+[.C296]" office:value-type="date" office:date-value="2022-10-22T07:15:17" calcext:value-type="date">
            <text:p>2022-10-22T07:15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6]+1" office:value-type="date" office:date-value="2022-10-23" calcext:value-type="date">
            <text:p>2022-10-23</text:p>
          </table:table-cell>
          <table:table-cell office:value-type="string" calcext:value-type="string">
            <text:p>07:16:25 AM</text:p>
          </table:table-cell>
          <table:table-cell office:value-type="string" calcext:value-type="string">
            <text:p>06:04:11 PM</text:p>
          </table:table-cell>
          <table:table-cell table:formula="of:=WEEKDAY([.B29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7]+[.C297]" office:value-type="date" office:date-value="2022-10-23T07:16:25" calcext:value-type="date">
            <text:p>2022-10-23T07:16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table:formula="of:=[.B297]+1" office:value-type="date" office:date-value="2022-10-24" calcext:value-type="date">
            <text:p>2022-10-24</text:p>
          </table:table-cell>
          <table:table-cell office:value-type="string" calcext:value-type="string">
            <text:p>07:17:32 AM</text:p>
          </table:table-cell>
          <table:table-cell office:value-type="string" calcext:value-type="string">
            <text:p>06:02:48 PM</text:p>
          </table:table-cell>
          <table:table-cell table:formula="of:=WEEKDAY([.B29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8]+[.C298]" office:value-type="date" office:date-value="2022-10-24T07:17:32" calcext:value-type="date">
            <text:p>2022-10-24T07:17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table:formula="of:=[.B298]+1" office:value-type="date" office:date-value="2022-10-25" calcext:value-type="date">
            <text:p>2022-10-25</text:p>
          </table:table-cell>
          <table:table-cell office:value-type="string" calcext:value-type="string">
            <text:p>07:18:40 AM</text:p>
          </table:table-cell>
          <table:table-cell office:value-type="string" calcext:value-type="string">
            <text:p>06:01:26 PM</text:p>
          </table:table-cell>
          <table:table-cell table:formula="of:=WEEKDAY([.B29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299]+[.C299]" office:value-type="date" office:date-value="2022-10-25T07:18:40" calcext:value-type="date">
            <text:p>2022-10-25T07:18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table:formula="of:=[.B299]+1" office:value-type="date" office:date-value="2022-10-26" calcext:value-type="date">
            <text:p>2022-10-26</text:p>
          </table:table-cell>
          <table:table-cell office:value-type="string" calcext:value-type="string">
            <text:p>07:19:49 AM</text:p>
          </table:table-cell>
          <table:table-cell office:value-type="string" calcext:value-type="string">
            <text:p>06:00:05 PM</text:p>
          </table:table-cell>
          <table:table-cell table:formula="of:=WEEKDAY([.B30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0]+[.C300]" office:value-type="date" office:date-value="2022-10-26T07:19:49" calcext:value-type="date">
            <text:p>2022-10-26T07:19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formula="of:=[.B300]+1" office:value-type="date" office:date-value="2022-10-27" calcext:value-type="date">
            <text:p>2022-10-27</text:p>
          </table:table-cell>
          <table:table-cell office:value-type="string" calcext:value-type="string">
            <text:p>07:20:57 AM</text:p>
          </table:table-cell>
          <table:table-cell office:value-type="string" calcext:value-type="string">
            <text:p>05:58:45 PM</text:p>
          </table:table-cell>
          <table:table-cell table:formula="of:=WEEKDAY([.B30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1]+[.C301]" office:value-type="date" office:date-value="2022-10-27T07:20:57" calcext:value-type="date">
            <text:p>2022-10-27T07:20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table:formula="of:=[.B301]+1" office:value-type="date" office:date-value="2022-10-28" calcext:value-type="date">
            <text:p>2022-10-28</text:p>
          </table:table-cell>
          <table:table-cell office:value-type="string" calcext:value-type="string">
            <text:p>07:22:06 AM</text:p>
          </table:table-cell>
          <table:table-cell office:value-type="string" calcext:value-type="string">
            <text:p>05:57:27 PM</text:p>
          </table:table-cell>
          <table:table-cell table:formula="of:=WEEKDAY([.B30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2]+[.C302]" office:value-type="date" office:date-value="2022-10-28T07:22:06" calcext:value-type="date">
            <text:p>2022-10-28T07:22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table:formula="of:=[.B302]+1" office:value-type="date" office:date-value="2022-10-29" calcext:value-type="date">
            <text:p>2022-10-29</text:p>
          </table:table-cell>
          <table:table-cell office:value-type="string" calcext:value-type="string">
            <text:p>07:23:16 AM</text:p>
          </table:table-cell>
          <table:table-cell office:value-type="string" calcext:value-type="string">
            <text:p>05:56:10 PM</text:p>
          </table:table-cell>
          <table:table-cell table:formula="of:=WEEKDAY([.B30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3]+[.C303]" office:value-type="date" office:date-value="2022-10-29T07:23:16" calcext:value-type="date">
            <text:p>2022-10-29T07:23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3]+1" office:value-type="date" office:date-value="2022-10-30" calcext:value-type="date">
            <text:p>2022-10-30</text:p>
          </table:table-cell>
          <table:table-cell office:value-type="string" calcext:value-type="string">
            <text:p>07:24:25 AM</text:p>
          </table:table-cell>
          <table:table-cell office:value-type="string" calcext:value-type="string">
            <text:p>05:54:54 PM</text:p>
          </table:table-cell>
          <table:table-cell table:formula="of:=WEEKDAY([.B30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4]+[.C304]" office:value-type="date" office:date-value="2022-10-30T07:24:25" calcext:value-type="date">
            <text:p>2022-10-30T07:24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table:formula="of:=[.B304]+1" office:value-type="date" office:date-value="2022-10-31" calcext:value-type="date">
            <text:p>2022-10-31</text:p>
          </table:table-cell>
          <table:table-cell office:value-type="string" calcext:value-type="string">
            <text:p>07:25:35 AM</text:p>
          </table:table-cell>
          <table:table-cell office:value-type="string" calcext:value-type="string">
            <text:p>05:53:40 PM</text:p>
          </table:table-cell>
          <table:table-cell table:formula="of:=WEEKDAY([.B30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5]+[.C305]" office:value-type="date" office:date-value="2022-10-31T07:25:35" calcext:value-type="date">
            <text:p>2022-10-31T07:25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table:formula="of:=[.B305]+1" office:value-type="date" office:date-value="2022-11-01" calcext:value-type="date">
            <text:p>2022-11-01</text:p>
          </table:table-cell>
          <table:table-cell office:value-type="string" calcext:value-type="string">
            <text:p>07:26:44 AM</text:p>
          </table:table-cell>
          <table:table-cell office:value-type="string" calcext:value-type="string">
            <text:p>05:52:27 PM</text:p>
          </table:table-cell>
          <table:table-cell table:formula="of:=WEEKDAY([.B30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6]+[.C306]" office:value-type="date" office:date-value="2022-11-01T07:26:44" calcext:value-type="date">
            <text:p>2022-11-01T07:26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table:formula="of:=[.B306]+1" office:value-type="date" office:date-value="2022-11-02" calcext:value-type="date">
            <text:p>2022-11-02</text:p>
          </table:table-cell>
          <table:table-cell office:value-type="string" calcext:value-type="string">
            <text:p>06:27:57 AM</text:p>
          </table:table-cell>
          <table:table-cell office:value-type="string" calcext:value-type="string">
            <text:p>04:51:12 PM</text:p>
          </table:table-cell>
          <table:table-cell table:formula="of:=WEEKDAY([.B30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7]+[.C307]" office:value-type="date" office:date-value="2022-11-02T06:27:57" calcext:value-type="date">
            <text:p>2022-11-02T06:27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table:formula="of:=[.B307]+1" office:value-type="date" office:date-value="2022-11-03" calcext:value-type="date">
            <text:p>2022-11-03</text:p>
          </table:table-cell>
          <table:table-cell office:value-type="string" calcext:value-type="string">
            <text:p>06:29:08 AM</text:p>
          </table:table-cell>
          <table:table-cell office:value-type="string" calcext:value-type="string">
            <text:p>04:50:02 PM</text:p>
          </table:table-cell>
          <table:table-cell table:formula="of:=WEEKDAY([.B30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8]+[.C308]" office:value-type="date" office:date-value="2022-11-03T06:29:08" calcext:value-type="date">
            <text:p>2022-11-03T06:29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table:formula="of:=[.B308]+1" office:value-type="date" office:date-value="2022-11-04" calcext:value-type="date">
            <text:p>2022-11-04</text:p>
          </table:table-cell>
          <table:table-cell office:value-type="string" calcext:value-type="string">
            <text:p>06:30:18 AM</text:p>
          </table:table-cell>
          <table:table-cell office:value-type="string" calcext:value-type="string">
            <text:p>04:48:53 PM</text:p>
          </table:table-cell>
          <table:table-cell table:formula="of:=WEEKDAY([.B30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09]+[.C309]" office:value-type="date" office:date-value="2022-11-04T06:30:18" calcext:value-type="date">
            <text:p>2022-11-04T06:30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table:formula="of:=[.B309]+1" office:value-type="date" office:date-value="2022-11-05" calcext:value-type="date">
            <text:p>2022-11-05</text:p>
          </table:table-cell>
          <table:table-cell office:value-type="string" calcext:value-type="string">
            <text:p>06:31:29 AM</text:p>
          </table:table-cell>
          <table:table-cell office:value-type="string" calcext:value-type="string">
            <text:p>04:47:46 PM</text:p>
          </table:table-cell>
          <table:table-cell table:formula="of:=WEEKDAY([.B31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0]+[.C310]" office:value-type="date" office:date-value="2022-11-05T06:31:29" calcext:value-type="date">
            <text:p>2022-11-05T06:31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0]+1" office:value-type="date" office:date-value="2022-11-06" calcext:value-type="date">
            <text:p>2022-11-06</text:p>
          </table:table-cell>
          <table:table-cell office:value-type="string" calcext:value-type="string">
            <text:p>06:32:39 AM</text:p>
          </table:table-cell>
          <table:table-cell office:value-type="string" calcext:value-type="string">
            <text:p>04:46:40 PM</text:p>
          </table:table-cell>
          <table:table-cell table:formula="of:=WEEKDAY([.B31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1]+[.C311]" office:value-type="date" office:date-value="2022-11-06T06:32:39" calcext:value-type="date">
            <text:p>2022-11-06T06:32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table:formula="of:=[.B311]+1" office:value-type="date" office:date-value="2022-11-07" calcext:value-type="date">
            <text:p>2022-11-07</text:p>
          </table:table-cell>
          <table:table-cell office:value-type="string" calcext:value-type="string">
            <text:p>06:33:50 AM</text:p>
          </table:table-cell>
          <table:table-cell office:value-type="string" calcext:value-type="string">
            <text:p>04:45:36 PM</text:p>
          </table:table-cell>
          <table:table-cell table:formula="of:=WEEKDAY([.B31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2]+[.C312]" office:value-type="date" office:date-value="2022-11-07T06:33:50" calcext:value-type="date">
            <text:p>2022-11-07T06:33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table:formula="of:=[.B312]+1" office:value-type="date" office:date-value="2022-11-08" calcext:value-type="date">
            <text:p>2022-11-08</text:p>
          </table:table-cell>
          <table:table-cell office:value-type="string" calcext:value-type="string">
            <text:p>06:35:01 AM</text:p>
          </table:table-cell>
          <table:table-cell office:value-type="string" calcext:value-type="string">
            <text:p>04:44:34 PM</text:p>
          </table:table-cell>
          <table:table-cell table:formula="of:=WEEKDAY([.B31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3]+[.C313]" office:value-type="date" office:date-value="2022-11-08T06:35:01" calcext:value-type="date">
            <text:p>2022-11-08T06:35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table:formula="of:=[.B313]+1" office:value-type="date" office:date-value="2022-11-09" calcext:value-type="date">
            <text:p>2022-11-09</text:p>
          </table:table-cell>
          <table:table-cell office:value-type="string" calcext:value-type="string">
            <text:p>06:36:12 AM</text:p>
          </table:table-cell>
          <table:table-cell office:value-type="string" calcext:value-type="string">
            <text:p>04:43:33 PM</text:p>
          </table:table-cell>
          <table:table-cell table:formula="of:=WEEKDAY([.B31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4]+[.C314]" office:value-type="date" office:date-value="2022-11-09T06:36:12" calcext:value-type="date">
            <text:p>2022-11-09T06:36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table:formula="of:=[.B314]+1" office:value-type="date" office:date-value="2022-11-10" calcext:value-type="date">
            <text:p>2022-11-10</text:p>
          </table:table-cell>
          <table:table-cell office:value-type="string" calcext:value-type="string">
            <text:p>06:37:22 AM</text:p>
          </table:table-cell>
          <table:table-cell office:value-type="string" calcext:value-type="string">
            <text:p>04:42:34 PM</text:p>
          </table:table-cell>
          <table:table-cell table:formula="of:=WEEKDAY([.B31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5]+[.C315]" office:value-type="date" office:date-value="2022-11-10T06:37:22" calcext:value-type="date">
            <text:p>2022-11-10T06:37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formula="of:=[.B315]+1" office:value-type="date" office:date-value="2022-11-11" calcext:value-type="date">
            <text:p>2022-11-11</text:p>
          </table:table-cell>
          <table:table-cell office:value-type="string" calcext:value-type="string">
            <text:p>06:38:33 AM</text:p>
          </table:table-cell>
          <table:table-cell office:value-type="string" calcext:value-type="string">
            <text:p>04:41:37 PM</text:p>
          </table:table-cell>
          <table:table-cell table:formula="of:=WEEKDAY([.B31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6]+[.C316]" office:value-type="date" office:date-value="2022-11-11T06:38:33" calcext:value-type="date">
            <text:p>2022-11-11T06:38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table:formula="of:=[.B316]+1" office:value-type="date" office:date-value="2022-11-12" calcext:value-type="date">
            <text:p>2022-11-12</text:p>
          </table:table-cell>
          <table:table-cell office:value-type="string" calcext:value-type="string">
            <text:p>06:39:44 AM</text:p>
          </table:table-cell>
          <table:table-cell office:value-type="string" calcext:value-type="string">
            <text:p>04:40:41 PM</text:p>
          </table:table-cell>
          <table:table-cell table:formula="of:=WEEKDAY([.B31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7]+[.C317]" office:value-type="date" office:date-value="2022-11-12T06:39:44" calcext:value-type="date">
            <text:p>2022-11-12T06:39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7]+1" office:value-type="date" office:date-value="2022-11-13" calcext:value-type="date">
            <text:p>2022-11-13</text:p>
          </table:table-cell>
          <table:table-cell office:value-type="string" calcext:value-type="string">
            <text:p>06:40:54 AM</text:p>
          </table:table-cell>
          <table:table-cell office:value-type="string" calcext:value-type="string">
            <text:p>04:39:48 PM</text:p>
          </table:table-cell>
          <table:table-cell table:formula="of:=WEEKDAY([.B31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8]+[.C318]" office:value-type="date" office:date-value="2022-11-13T06:40:54" calcext:value-type="date">
            <text:p>2022-11-13T06:40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table:formula="of:=[.B318]+1" office:value-type="date" office:date-value="2022-11-14" calcext:value-type="date">
            <text:p>2022-11-14</text:p>
          </table:table-cell>
          <table:table-cell office:value-type="string" calcext:value-type="string">
            <text:p>06:42:05 AM</text:p>
          </table:table-cell>
          <table:table-cell office:value-type="string" calcext:value-type="string">
            <text:p>04:38:56 PM</text:p>
          </table:table-cell>
          <table:table-cell table:formula="of:=WEEKDAY([.B31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19]+[.C319]" office:value-type="date" office:date-value="2022-11-14T06:42:05" calcext:value-type="date">
            <text:p>2022-11-14T06:42: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table:formula="of:=[.B319]+1" office:value-type="date" office:date-value="2022-11-15" calcext:value-type="date">
            <text:p>2022-11-15</text:p>
          </table:table-cell>
          <table:table-cell office:value-type="string" calcext:value-type="string">
            <text:p>06:43:15 AM</text:p>
          </table:table-cell>
          <table:table-cell office:value-type="string" calcext:value-type="string">
            <text:p>04:38:06 PM</text:p>
          </table:table-cell>
          <table:table-cell table:formula="of:=WEEKDAY([.B32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0]+[.C320]" office:value-type="date" office:date-value="2022-11-15T06:43:15" calcext:value-type="date">
            <text:p>2022-11-15T06:43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table:formula="of:=[.B320]+1" office:value-type="date" office:date-value="2022-11-16" calcext:value-type="date">
            <text:p>2022-11-16</text:p>
          </table:table-cell>
          <table:table-cell office:value-type="string" calcext:value-type="string">
            <text:p>06:44:25 AM</text:p>
          </table:table-cell>
          <table:table-cell office:value-type="string" calcext:value-type="string">
            <text:p>04:37:18 PM</text:p>
          </table:table-cell>
          <table:table-cell table:formula="of:=WEEKDAY([.B32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1]+[.C321]" office:value-type="date" office:date-value="2022-11-16T06:44:25" calcext:value-type="date">
            <text:p>2022-11-16T06:44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table:formula="of:=[.B321]+1" office:value-type="date" office:date-value="2022-11-17" calcext:value-type="date">
            <text:p>2022-11-17</text:p>
          </table:table-cell>
          <table:table-cell office:value-type="string" calcext:value-type="string">
            <text:p>06:45:35 AM</text:p>
          </table:table-cell>
          <table:table-cell office:value-type="string" calcext:value-type="string">
            <text:p>04:36:31 PM</text:p>
          </table:table-cell>
          <table:table-cell table:formula="of:=WEEKDAY([.B32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2]+[.C322]" office:value-type="date" office:date-value="2022-11-17T06:45:35" calcext:value-type="date">
            <text:p>2022-11-17T06:45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table:formula="of:=[.B322]+1" office:value-type="date" office:date-value="2022-11-18" calcext:value-type="date">
            <text:p>2022-11-18</text:p>
          </table:table-cell>
          <table:table-cell office:value-type="string" calcext:value-type="string">
            <text:p>06:46:44 AM</text:p>
          </table:table-cell>
          <table:table-cell office:value-type="string" calcext:value-type="string">
            <text:p>04:35:47 PM</text:p>
          </table:table-cell>
          <table:table-cell table:formula="of:=WEEKDAY([.B32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3]+[.C323]" office:value-type="date" office:date-value="2022-11-18T06:46:44" calcext:value-type="date">
            <text:p>2022-11-18T06:46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table:formula="of:=[.B323]+1" office:value-type="date" office:date-value="2022-11-19" calcext:value-type="date">
            <text:p>2022-11-19</text:p>
          </table:table-cell>
          <table:table-cell office:value-type="string" calcext:value-type="string">
            <text:p>06:47:54 AM</text:p>
          </table:table-cell>
          <table:table-cell office:value-type="string" calcext:value-type="string">
            <text:p>04:35:05 PM</text:p>
          </table:table-cell>
          <table:table-cell table:formula="of:=WEEKDAY([.B32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4]+[.C324]" office:value-type="date" office:date-value="2022-11-19T06:47:54" calcext:value-type="date">
            <text:p>2022-11-19T06:47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4]+1" office:value-type="date" office:date-value="2022-11-20" calcext:value-type="date">
            <text:p>2022-11-20</text:p>
          </table:table-cell>
          <table:table-cell office:value-type="string" calcext:value-type="string">
            <text:p>06:49:02 AM</text:p>
          </table:table-cell>
          <table:table-cell office:value-type="string" calcext:value-type="string">
            <text:p>04:34:25 PM</text:p>
          </table:table-cell>
          <table:table-cell table:formula="of:=WEEKDAY([.B32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5]+[.C325]" office:value-type="date" office:date-value="2022-11-20T06:49:02" calcext:value-type="date">
            <text:p>2022-11-20T06:49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table:formula="of:=[.B325]+1" office:value-type="date" office:date-value="2022-11-21" calcext:value-type="date">
            <text:p>2022-11-21</text:p>
          </table:table-cell>
          <table:table-cell office:value-type="string" calcext:value-type="string">
            <text:p>06:50:11 AM</text:p>
          </table:table-cell>
          <table:table-cell office:value-type="string" calcext:value-type="string">
            <text:p>04:33:47 PM</text:p>
          </table:table-cell>
          <table:table-cell table:formula="of:=WEEKDAY([.B32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6]+[.C326]" office:value-type="date" office:date-value="2022-11-21T06:50:11" calcext:value-type="date">
            <text:p>2022-11-21T06:50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table:formula="of:=[.B326]+1" office:value-type="date" office:date-value="2022-11-22" calcext:value-type="date">
            <text:p>2022-11-22</text:p>
          </table:table-cell>
          <table:table-cell office:value-type="string" calcext:value-type="string">
            <text:p>06:51:19 AM</text:p>
          </table:table-cell>
          <table:table-cell office:value-type="string" calcext:value-type="string">
            <text:p>04:33:10 PM</text:p>
          </table:table-cell>
          <table:table-cell table:formula="of:=WEEKDAY([.B32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7]+[.C327]" office:value-type="date" office:date-value="2022-11-22T06:51:19" calcext:value-type="date">
            <text:p>2022-11-22T06:51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table:formula="of:=[.B327]+1" office:value-type="date" office:date-value="2022-11-23" calcext:value-type="date">
            <text:p>2022-11-23</text:p>
          </table:table-cell>
          <table:table-cell office:value-type="string" calcext:value-type="string">
            <text:p>06:52:26 AM</text:p>
          </table:table-cell>
          <table:table-cell office:value-type="string" calcext:value-type="string">
            <text:p>04:32:36 PM</text:p>
          </table:table-cell>
          <table:table-cell table:formula="of:=WEEKDAY([.B32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8]+[.C328]" office:value-type="date" office:date-value="2022-11-23T06:52:26" calcext:value-type="date">
            <text:p>2022-11-23T06:52: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table:formula="of:=[.B328]+1" office:value-type="date" office:date-value="2022-11-24" calcext:value-type="date">
            <text:p>2022-11-24</text:p>
          </table:table-cell>
          <table:table-cell office:value-type="string" calcext:value-type="string">
            <text:p>06:53:33 AM</text:p>
          </table:table-cell>
          <table:table-cell office:value-type="string" calcext:value-type="string">
            <text:p>04:32:05 PM</text:p>
          </table:table-cell>
          <table:table-cell table:formula="of:=WEEKDAY([.B32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29]+[.C329]" office:value-type="date" office:date-value="2022-11-24T06:53:33" calcext:value-type="date">
            <text:p>2022-11-24T06:53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table:formula="of:=[.B329]+1" office:value-type="date" office:date-value="2022-11-25" calcext:value-type="date">
            <text:p>2022-11-25</text:p>
          </table:table-cell>
          <table:table-cell office:value-type="string" calcext:value-type="string">
            <text:p>06:54:39 AM</text:p>
          </table:table-cell>
          <table:table-cell office:value-type="string" calcext:value-type="string">
            <text:p>04:31:35 PM</text:p>
          </table:table-cell>
          <table:table-cell table:formula="of:=WEEKDAY([.B33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0]+[.C330]" office:value-type="date" office:date-value="2022-11-25T06:54:39" calcext:value-type="date">
            <text:p>2022-11-25T06:54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formula="of:=[.B330]+1" office:value-type="date" office:date-value="2022-11-26" calcext:value-type="date">
            <text:p>2022-11-26</text:p>
          </table:table-cell>
          <table:table-cell office:value-type="string" calcext:value-type="string">
            <text:p>06:55:44 AM</text:p>
          </table:table-cell>
          <table:table-cell office:value-type="string" calcext:value-type="string">
            <text:p>04:31:07 PM</text:p>
          </table:table-cell>
          <table:table-cell table:formula="of:=WEEKDAY([.B33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1]+[.C331]" office:value-type="date" office:date-value="2022-11-26T06:55:44" calcext:value-type="date">
            <text:p>2022-11-26T06:55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1]+1" office:value-type="date" office:date-value="2022-11-27" calcext:value-type="date">
            <text:p>2022-11-27</text:p>
          </table:table-cell>
          <table:table-cell office:value-type="string" calcext:value-type="string">
            <text:p>06:56:49 AM</text:p>
          </table:table-cell>
          <table:table-cell office:value-type="string" calcext:value-type="string">
            <text:p>04:30:42 PM</text:p>
          </table:table-cell>
          <table:table-cell table:formula="of:=WEEKDAY([.B33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2]+[.C332]" office:value-type="date" office:date-value="2022-11-27T06:56:49" calcext:value-type="date">
            <text:p>2022-11-27T06:56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table:formula="of:=[.B332]+1" office:value-type="date" office:date-value="2022-11-28" calcext:value-type="date">
            <text:p>2022-11-28</text:p>
          </table:table-cell>
          <table:table-cell office:value-type="string" calcext:value-type="string">
            <text:p>06:57:53 AM</text:p>
          </table:table-cell>
          <table:table-cell office:value-type="string" calcext:value-type="string">
            <text:p>04:30:19 PM</text:p>
          </table:table-cell>
          <table:table-cell table:formula="of:=WEEKDAY([.B33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3]+[.C333]" office:value-type="date" office:date-value="2022-11-28T06:57:53" calcext:value-type="date">
            <text:p>2022-11-28T06:57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table:formula="of:=[.B333]+1" office:value-type="date" office:date-value="2022-11-29" calcext:value-type="date">
            <text:p>2022-11-29</text:p>
          </table:table-cell>
          <table:table-cell office:value-type="string" calcext:value-type="string">
            <text:p>06:58:56 AM</text:p>
          </table:table-cell>
          <table:table-cell office:value-type="string" calcext:value-type="string">
            <text:p>04:29:58 PM</text:p>
          </table:table-cell>
          <table:table-cell table:formula="of:=WEEKDAY([.B33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4]+[.C334]" office:value-type="date" office:date-value="2022-11-29T06:58:56" calcext:value-type="date">
            <text:p>2022-11-29T06:58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table:formula="of:=[.B334]+1" office:value-type="date" office:date-value="2022-11-30" calcext:value-type="date">
            <text:p>2022-11-30</text:p>
          </table:table-cell>
          <table:table-cell office:value-type="string" calcext:value-type="string">
            <text:p>06:59:58 AM</text:p>
          </table:table-cell>
          <table:table-cell office:value-type="string" calcext:value-type="string">
            <text:p>04:29:40 PM</text:p>
          </table:table-cell>
          <table:table-cell table:formula="of:=WEEKDAY([.B33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5]+[.C335]" office:value-type="date" office:date-value="2022-11-30T06:59:58" calcext:value-type="date">
            <text:p>2022-11-30T06:59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table:formula="of:=[.B335]+1" office:value-type="date" office:date-value="2022-12-01" calcext:value-type="date">
            <text:p>2022-12-01</text:p>
          </table:table-cell>
          <table:table-cell office:value-type="string" calcext:value-type="string">
            <text:p>07:00:59 AM</text:p>
          </table:table-cell>
          <table:table-cell office:value-type="string" calcext:value-type="string">
            <text:p>04:29:23 PM</text:p>
          </table:table-cell>
          <table:table-cell table:formula="of:=WEEKDAY([.B33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6]+[.C336]" office:value-type="date" office:date-value="2022-12-01T07:00:59" calcext:value-type="date">
            <text:p>2022-12-01T07:00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table:formula="of:=[.B336]+1" office:value-type="date" office:date-value="2022-12-02" calcext:value-type="date">
            <text:p>2022-12-02</text:p>
          </table:table-cell>
          <table:table-cell office:value-type="string" calcext:value-type="string">
            <text:p>07:01:59 AM</text:p>
          </table:table-cell>
          <table:table-cell office:value-type="string" calcext:value-type="string">
            <text:p>04:29:09 PM</text:p>
          </table:table-cell>
          <table:table-cell table:formula="of:=WEEKDAY([.B33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7]+[.C337]" office:value-type="date" office:date-value="2022-12-02T07:01:59" calcext:value-type="date">
            <text:p>2022-12-02T07:01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table:formula="of:=[.B337]+1" office:value-type="date" office:date-value="2022-12-03" calcext:value-type="date">
            <text:p>2022-12-03</text:p>
          </table:table-cell>
          <table:table-cell office:value-type="string" calcext:value-type="string">
            <text:p>07:02:58 AM</text:p>
          </table:table-cell>
          <table:table-cell office:value-type="string" calcext:value-type="string">
            <text:p>04:28:57 PM</text:p>
          </table:table-cell>
          <table:table-cell table:formula="of:=WEEKDAY([.B33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8]+[.C338]" office:value-type="date" office:date-value="2022-12-03T07:02:58" calcext:value-type="date">
            <text:p>2022-12-03T07:02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8]+1" office:value-type="date" office:date-value="2022-12-04" calcext:value-type="date">
            <text:p>2022-12-04</text:p>
          </table:table-cell>
          <table:table-cell office:value-type="string" calcext:value-type="string">
            <text:p>07:03:56 AM</text:p>
          </table:table-cell>
          <table:table-cell office:value-type="string" calcext:value-type="string">
            <text:p>04:28:48 PM</text:p>
          </table:table-cell>
          <table:table-cell table:formula="of:=WEEKDAY([.B33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39]+[.C339]" office:value-type="date" office:date-value="2022-12-04T07:03:56" calcext:value-type="date">
            <text:p>2022-12-04T07:03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table:formula="of:=[.B339]+1" office:value-type="date" office:date-value="2022-12-05" calcext:value-type="date">
            <text:p>2022-12-05</text:p>
          </table:table-cell>
          <table:table-cell office:value-type="string" calcext:value-type="string">
            <text:p>07:04:53 AM</text:p>
          </table:table-cell>
          <table:table-cell office:value-type="string" calcext:value-type="string">
            <text:p>04:28:41 PM</text:p>
          </table:table-cell>
          <table:table-cell table:formula="of:=WEEKDAY([.B34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0]+[.C340]" office:value-type="date" office:date-value="2022-12-05T07:04:53" calcext:value-type="date">
            <text:p>2022-12-05T07:04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table:formula="of:=[.B340]+1" office:value-type="date" office:date-value="2022-12-06" calcext:value-type="date">
            <text:p>2022-12-06</text:p>
          </table:table-cell>
          <table:table-cell office:value-type="string" calcext:value-type="string">
            <text:p>07:05:48 AM</text:p>
          </table:table-cell>
          <table:table-cell office:value-type="string" calcext:value-type="string">
            <text:p>04:28:36 PM</text:p>
          </table:table-cell>
          <table:table-cell table:formula="of:=WEEKDAY([.B34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1]+[.C341]" office:value-type="date" office:date-value="2022-12-06T07:05:48" calcext:value-type="date">
            <text:p>2022-12-06T07:05:4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table:formula="of:=[.B341]+1" office:value-type="date" office:date-value="2022-12-07" calcext:value-type="date">
            <text:p>2022-12-07</text:p>
          </table:table-cell>
          <table:table-cell office:value-type="string" calcext:value-type="string">
            <text:p>07:06:43 AM</text:p>
          </table:table-cell>
          <table:table-cell office:value-type="string" calcext:value-type="string">
            <text:p>04:28:33 PM</text:p>
          </table:table-cell>
          <table:table-cell table:formula="of:=WEEKDAY([.B34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2]+[.C342]" office:value-type="date" office:date-value="2022-12-07T07:06:43" calcext:value-type="date">
            <text:p>2022-12-07T07:06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table:formula="of:=[.B342]+1" office:value-type="date" office:date-value="2022-12-08" calcext:value-type="date">
            <text:p>2022-12-08</text:p>
          </table:table-cell>
          <table:table-cell office:value-type="string" calcext:value-type="string">
            <text:p>07:07:35 AM</text:p>
          </table:table-cell>
          <table:table-cell office:value-type="string" calcext:value-type="string">
            <text:p>04:28:33 PM</text:p>
          </table:table-cell>
          <table:table-cell table:formula="of:=WEEKDAY([.B34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3]+[.C343]" office:value-type="date" office:date-value="2022-12-08T07:07:35" calcext:value-type="date">
            <text:p>2022-12-08T07:07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table:formula="of:=[.B343]+1" office:value-type="date" office:date-value="2022-12-09" calcext:value-type="date">
            <text:p>2022-12-09</text:p>
          </table:table-cell>
          <table:table-cell office:value-type="string" calcext:value-type="string">
            <text:p>07:08:27 AM</text:p>
          </table:table-cell>
          <table:table-cell office:value-type="string" calcext:value-type="string">
            <text:p>04:28:35 PM</text:p>
          </table:table-cell>
          <table:table-cell table:formula="of:=WEEKDAY([.B34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4]+[.C344]" office:value-type="date" office:date-value="2022-12-09T07:08:27" calcext:value-type="date">
            <text:p>2022-12-09T07:08: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table:formula="of:=[.B344]+1" office:value-type="date" office:date-value="2022-12-10" calcext:value-type="date">
            <text:p>2022-12-10</text:p>
          </table:table-cell>
          <table:table-cell office:value-type="string" calcext:value-type="string">
            <text:p>07:09:17 AM</text:p>
          </table:table-cell>
          <table:table-cell office:value-type="string" calcext:value-type="string">
            <text:p>04:28:39 PM</text:p>
          </table:table-cell>
          <table:table-cell table:formula="of:=WEEKDAY([.B34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5]+[.C345]" office:value-type="date" office:date-value="2022-12-10T07:09:17" calcext:value-type="date">
            <text:p>2022-12-10T07:09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5]+1" office:value-type="date" office:date-value="2022-12-11" calcext:value-type="date">
            <text:p>2022-12-11</text:p>
          </table:table-cell>
          <table:table-cell office:value-type="string" calcext:value-type="string">
            <text:p>07:10:06 AM</text:p>
          </table:table-cell>
          <table:table-cell office:value-type="string" calcext:value-type="string">
            <text:p>04:28:46 PM</text:p>
          </table:table-cell>
          <table:table-cell table:formula="of:=WEEKDAY([.B34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6]+[.C346]" office:value-type="date" office:date-value="2022-12-11T07:10:06" calcext:value-type="date">
            <text:p>2022-12-11T07:10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table:formula="of:=[.B346]+1" office:value-type="date" office:date-value="2022-12-12" calcext:value-type="date">
            <text:p>2022-12-12</text:p>
          </table:table-cell>
          <table:table-cell office:value-type="string" calcext:value-type="string">
            <text:p>07:10:52 AM</text:p>
          </table:table-cell>
          <table:table-cell office:value-type="string" calcext:value-type="string">
            <text:p>04:28:55 PM</text:p>
          </table:table-cell>
          <table:table-cell table:formula="of:=WEEKDAY([.B34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7]+[.C347]" office:value-type="date" office:date-value="2022-12-12T07:10:52" calcext:value-type="date">
            <text:p>2022-12-12T07:10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table:formula="of:=[.B347]+1" office:value-type="date" office:date-value="2022-12-13" calcext:value-type="date">
            <text:p>2022-12-13</text:p>
          </table:table-cell>
          <table:table-cell office:value-type="string" calcext:value-type="string">
            <text:p>07:11:38 AM</text:p>
          </table:table-cell>
          <table:table-cell office:value-type="string" calcext:value-type="string">
            <text:p>04:29:06 PM</text:p>
          </table:table-cell>
          <table:table-cell table:formula="of:=WEEKDAY([.B34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8]+[.C348]" office:value-type="date" office:date-value="2022-12-13T07:11:38" calcext:value-type="date">
            <text:p>2022-12-13T07:11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table:formula="of:=[.B348]+1" office:value-type="date" office:date-value="2022-12-14" calcext:value-type="date">
            <text:p>2022-12-14</text:p>
          </table:table-cell>
          <table:table-cell office:value-type="string" calcext:value-type="string">
            <text:p>07:12:22 AM</text:p>
          </table:table-cell>
          <table:table-cell office:value-type="string" calcext:value-type="string">
            <text:p>04:29:20 PM</text:p>
          </table:table-cell>
          <table:table-cell table:formula="of:=WEEKDAY([.B34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49]+[.C349]" office:value-type="date" office:date-value="2022-12-14T07:12:22" calcext:value-type="date">
            <text:p>2022-12-14T07:12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table:formula="of:=[.B349]+1" office:value-type="date" office:date-value="2022-12-15" calcext:value-type="date">
            <text:p>2022-12-15</text:p>
          </table:table-cell>
          <table:table-cell office:value-type="string" calcext:value-type="string">
            <text:p>07:13:04 AM</text:p>
          </table:table-cell>
          <table:table-cell office:value-type="string" calcext:value-type="string">
            <text:p>04:29:36 PM</text:p>
          </table:table-cell>
          <table:table-cell table:formula="of:=WEEKDAY([.B35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0]+[.C350]" office:value-type="date" office:date-value="2022-12-15T07:13:04" calcext:value-type="date">
            <text:p>2022-12-15T07:13: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table:formula="of:=[.B350]+1" office:value-type="date" office:date-value="2022-12-16" calcext:value-type="date">
            <text:p>2022-12-16</text:p>
          </table:table-cell>
          <table:table-cell office:value-type="string" calcext:value-type="string">
            <text:p>07:13:44 AM</text:p>
          </table:table-cell>
          <table:table-cell office:value-type="string" calcext:value-type="string">
            <text:p>04:29:54 PM</text:p>
          </table:table-cell>
          <table:table-cell table:formula="of:=WEEKDAY([.B35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1]+[.C351]" office:value-type="date" office:date-value="2022-12-16T07:13:44" calcext:value-type="date">
            <text:p>2022-12-16T07:13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table:formula="of:=[.B351]+1" office:value-type="date" office:date-value="2022-12-17" calcext:value-type="date">
            <text:p>2022-12-17</text:p>
          </table:table-cell>
          <table:table-cell office:value-type="string" calcext:value-type="string">
            <text:p>07:14:22 AM</text:p>
          </table:table-cell>
          <table:table-cell office:value-type="string" calcext:value-type="string">
            <text:p>04:30:14 PM</text:p>
          </table:table-cell>
          <table:table-cell table:formula="of:=WEEKDAY([.B35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2]+[.C352]" office:value-type="date" office:date-value="2022-12-17T07:14:22" calcext:value-type="date">
            <text:p>2022-12-17T07:14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2]+1" office:value-type="date" office:date-value="2022-12-18" calcext:value-type="date">
            <text:p>2022-12-18</text:p>
          </table:table-cell>
          <table:table-cell office:value-type="string" calcext:value-type="string">
            <text:p>07:14:59 AM</text:p>
          </table:table-cell>
          <table:table-cell office:value-type="string" calcext:value-type="string">
            <text:p>04:30:36 PM</text:p>
          </table:table-cell>
          <table:table-cell table:formula="of:=WEEKDAY([.B35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3]+[.C353]" office:value-type="date" office:date-value="2022-12-18T07:14:59" calcext:value-type="date">
            <text:p>2022-12-18T07:14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table:formula="of:=[.B353]+1" office:value-type="date" office:date-value="2022-12-19" calcext:value-type="date">
            <text:p>2022-12-19</text:p>
          </table:table-cell>
          <table:table-cell office:value-type="string" calcext:value-type="string">
            <text:p>07:15:33 AM</text:p>
          </table:table-cell>
          <table:table-cell office:value-type="string" calcext:value-type="string">
            <text:p>04:31:01 PM</text:p>
          </table:table-cell>
          <table:table-cell table:formula="of:=WEEKDAY([.B35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4]+[.C354]" office:value-type="date" office:date-value="2022-12-19T07:15:33" calcext:value-type="date">
            <text:p>2022-12-19T07:15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table:formula="of:=[.B354]+1" office:value-type="date" office:date-value="2022-12-20" calcext:value-type="date">
            <text:p>2022-12-20</text:p>
          </table:table-cell>
          <table:table-cell office:value-type="string" calcext:value-type="string">
            <text:p>07:16:06 AM</text:p>
          </table:table-cell>
          <table:table-cell office:value-type="string" calcext:value-type="string">
            <text:p>04:31:28 PM</text:p>
          </table:table-cell>
          <table:table-cell table:formula="of:=WEEKDAY([.B35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5]+[.C355]" office:value-type="date" office:date-value="2022-12-20T07:16:06" calcext:value-type="date">
            <text:p>2022-12-20T07:16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table:formula="of:=[.B355]+1" office:value-type="date" office:date-value="2022-12-21" calcext:value-type="date">
            <text:p>2022-12-21</text:p>
          </table:table-cell>
          <table:table-cell office:value-type="string" calcext:value-type="string">
            <text:p>07:16:37 AM</text:p>
          </table:table-cell>
          <table:table-cell office:value-type="string" calcext:value-type="string">
            <text:p>04:31:56 PM</text:p>
          </table:table-cell>
          <table:table-cell table:formula="of:=WEEKDAY([.B35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6]+[.C356]" office:value-type="date" office:date-value="2022-12-21T07:16:37" calcext:value-type="date">
            <text:p>2022-12-21T07:16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table:formula="of:=[.B356]+1" office:value-type="date" office:date-value="2022-12-22" calcext:value-type="date">
            <text:p>2022-12-22</text:p>
          </table:table-cell>
          <table:table-cell office:value-type="string" calcext:value-type="string">
            <text:p>07:17:06 AM</text:p>
          </table:table-cell>
          <table:table-cell office:value-type="string" calcext:value-type="string">
            <text:p>04:32:27 PM</text:p>
          </table:table-cell>
          <table:table-cell table:formula="of:=WEEKDAY([.B35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7]+[.C357]" office:value-type="date" office:date-value="2022-12-22T07:17:06" calcext:value-type="date">
            <text:p>2022-12-22T07:17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table:formula="of:=[.B357]+1" office:value-type="date" office:date-value="2022-12-23" calcext:value-type="date">
            <text:p>2022-12-23</text:p>
          </table:table-cell>
          <table:table-cell office:value-type="string" calcext:value-type="string">
            <text:p>07:17:33 AM</text:p>
          </table:table-cell>
          <table:table-cell office:value-type="string" calcext:value-type="string">
            <text:p>04:33:00 PM</text:p>
          </table:table-cell>
          <table:table-cell table:formula="of:=WEEKDAY([.B35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8]+[.C358]" office:value-type="date" office:date-value="2022-12-23T07:17:33" calcext:value-type="date">
            <text:p>2022-12-23T07:17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table:formula="of:=[.B358]+1" office:value-type="date" office:date-value="2022-12-24" calcext:value-type="date">
            <text:p>2022-12-24</text:p>
          </table:table-cell>
          <table:table-cell office:value-type="string" calcext:value-type="string">
            <text:p>07:17:57 AM</text:p>
          </table:table-cell>
          <table:table-cell office:value-type="string" calcext:value-type="string">
            <text:p>04:33:35 PM</text:p>
          </table:table-cell>
          <table:table-cell table:formula="of:=WEEKDAY([.B35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59]+[.C359]" office:value-type="date" office:date-value="2022-12-24T07:17:57" calcext:value-type="date">
            <text:p>2022-12-24T07:17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59]+1" office:value-type="date" office:date-value="2022-12-25" calcext:value-type="date">
            <text:p>2022-12-25</text:p>
          </table:table-cell>
          <table:table-cell office:value-type="string" calcext:value-type="string">
            <text:p>07:18:20 AM</text:p>
          </table:table-cell>
          <table:table-cell office:value-type="string" calcext:value-type="string">
            <text:p>04:34:12 PM</text:p>
          </table:table-cell>
          <table:table-cell table:formula="of:=WEEKDAY([.B36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60]+[.C360]" office:value-type="date" office:date-value="2022-12-25T07:18:20" calcext:value-type="date">
            <text:p>2022-12-25T07:18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table:formula="of:=[.B360]+1" office:value-type="date" office:date-value="2022-12-26" calcext:value-type="date">
            <text:p>2022-12-26</text:p>
          </table:table-cell>
          <table:table-cell office:value-type="string" calcext:value-type="string">
            <text:p>07:18:40 AM</text:p>
          </table:table-cell>
          <table:table-cell office:value-type="string" calcext:value-type="string">
            <text:p>04:34:51 PM</text:p>
          </table:table-cell>
          <table:table-cell table:formula="of:=WEEKDAY([.B36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61]+[.C361]" office:value-type="date" office:date-value="2022-12-26T07:18:40" calcext:value-type="date">
            <text:p>2022-12-26T07:18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table:formula="of:=[.B361]+1" office:value-type="date" office:date-value="2022-12-27" calcext:value-type="date">
            <text:p>2022-12-27</text:p>
          </table:table-cell>
          <table:table-cell office:value-type="string" calcext:value-type="string">
            <text:p>07:18:59 AM</text:p>
          </table:table-cell>
          <table:table-cell office:value-type="string" calcext:value-type="string">
            <text:p>04:35:31 PM</text:p>
          </table:table-cell>
          <table:table-cell table:formula="of:=WEEKDAY([.B36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62]+[.C362]" office:value-type="date" office:date-value="2022-12-27T07:18:59" calcext:value-type="date">
            <text:p>2022-12-27T07:18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table:formula="of:=[.B362]+1" office:value-type="date" office:date-value="2022-12-28" calcext:value-type="date">
            <text:p>2022-12-28</text:p>
          </table:table-cell>
          <table:table-cell office:value-type="string" calcext:value-type="string">
            <text:p>07:19:15 AM</text:p>
          </table:table-cell>
          <table:table-cell office:value-type="string" calcext:value-type="string">
            <text:p>04:36:14 PM</text:p>
          </table:table-cell>
          <table:table-cell table:formula="of:=WEEKDAY([.B36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63]+[.C363]" office:value-type="date" office:date-value="2022-12-28T07:19:15" calcext:value-type="date">
            <text:p>2022-12-28T07:19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table:formula="of:=[.B363]+1" office:value-type="date" office:date-value="2022-12-29" calcext:value-type="date">
            <text:p>2022-12-29</text:p>
          </table:table-cell>
          <table:table-cell office:value-type="string" calcext:value-type="string">
            <text:p>07:19:29 AM</text:p>
          </table:table-cell>
          <table:table-cell office:value-type="string" calcext:value-type="string">
            <text:p>04:36:58 PM</text:p>
          </table:table-cell>
          <table:table-cell table:formula="of:=WEEKDAY([.B36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64]+[.C364]" office:value-type="date" office:date-value="2022-12-29T07:19:29" calcext:value-type="date">
            <text:p>2022-12-29T07:19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table:formula="of:=[.B364]+1" office:value-type="date" office:date-value="2022-12-30" calcext:value-type="date">
            <text:p>2022-12-30</text:p>
          </table:table-cell>
          <table:table-cell office:value-type="string" calcext:value-type="string">
            <text:p>07:19:41 AM</text:p>
          </table:table-cell>
          <table:table-cell office:value-type="string" calcext:value-type="string">
            <text:p>04:37:44 PM</text:p>
          </table:table-cell>
          <table:table-cell table:formula="of:=WEEKDAY([.B36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65]+[.C365]" office:value-type="date" office:date-value="2022-12-30T07:19:41" calcext:value-type="date">
            <text:p>2022-12-30T07:19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table:formula="of:=[.B365]+1" office:value-type="date" office:date-value="2022-12-31" calcext:value-type="date">
            <text:p>2022-12-31</text:p>
          </table:table-cell>
          <table:table-cell office:value-type="string" calcext:value-type="string">
            <text:p>07:19:50 AM</text:p>
          </table:table-cell>
          <table:table-cell office:value-type="string" calcext:value-type="string">
            <text:p>04:38:32 PM</text:p>
          </table:table-cell>
          <table:table-cell table:formula="of:=WEEKDAY([.B36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66]+[.C366]" office:value-type="date" office:date-value="2022-12-31T07:19:50" calcext:value-type="date">
            <text:p>2022-12-31T07:19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6]+1" office:value-type="date" office:date-value="2023-01-01" calcext:value-type="date">
            <text:p>2023-01-01</text:p>
          </table:table-cell>
          <table:table-cell office:value-type="string" calcext:value-type="string">
            <text:p>07:19:50 AM</text:p>
          </table:table-cell>
          <table:table-cell office:value-type="string" calcext:value-type="string">
            <text:p>04:38:32 PM</text:p>
          </table:table-cell>
          <table:table-cell table:formula="of:=WEEKDAY([.B36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Long Walk" calcext:value-type="string">
            <text:p>Long Walk</text:p>
          </table:table-cell>
          <table:table-cell table:formula="of:=[.B367]+[.C367]" office:value-type="date" office:date-value="2023-01-01T07:19:50" calcext:value-type="date">
            <text:p>2023-01-01T07:19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number-rows-repeated="10482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Events.E1:Events.E367" table:display-filter-buttons="true">
          <table:filter>
            <table:filter-and>
              <table:filter-condition table:data-type="number" table:value="7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22P0" style:volatile="true">
      <number:hours/>
      <number:text>:</number:text>
      <number:minutes number:style="long"/>
      <number:text>:</number:text>
      <number:seconds number:style="long"/>
    </number:time-style>
    <number:text-style style:name="N122">
      <number:text-content/>
      <style:map style:condition="value()&lt;=1.7976931348623157E+308" style:apply-style-name="N122P0"/>
    </number:text-style>
    <number:number-style style:name="N13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8" number:min-decimal-places="8" number:min-integer-digits="1"/>
    </number:number-style>
    <number:time-style style:name="N127P0" style:volatile="true">
      <number:hours/>
      <number:text>:</number:text>
      <number:minutes number:style="long"/>
    </number:time-style>
    <number:text-style style:name="N127">
      <number:text-content/>
      <style:map style:condition="value()&lt;=1.7976931348623157E+308" style:apply-style-name="N127P0"/>
    </number:text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1"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23:47:20.444126054</meta:creation-date>
    <dc:date>2022-09-16T21:27:26.327652876</dc:date>
    <meta:editing-duration>PT1H39M18S</meta:editing-duration>
    <meta:editing-cycles>5</meta:editing-cycles>
    <meta:generator>LibreOffice/7.4.1.1$Linux_X86_64 LibreOffice_project/40$Build-1</meta:generator>
    <meta:document-statistic meta:table-count="2" meta:cell-count="2956" meta:object-count="0"/>
  </office:meta>
</office:document-meta>
</file>